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6646in"/>
    </style:style>
    <style:style style:name="co7" style:family="table-column">
      <style:table-column-properties fo:break-before="auto" style:column-width="0.7283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5252in"/>
    </style:style>
    <style:style style:name="co10" style:family="table-column">
      <style:table-column-properties fo:break-before="auto" style:column-width="0.4181in"/>
    </style:style>
    <style:style style:name="co11" style:family="table-column">
      <style:table-column-properties fo:break-before="auto" style:column-width="0.4071in"/>
    </style:style>
    <style:style style:name="co12" style:family="table-column">
      <style:table-column-properties fo:break-before="auto" style:column-width="0.4717in"/>
    </style:style>
    <style:style style:name="co13" style:family="table-column">
      <style:table-column-properties fo:break-before="auto" style:column-width="0.4602in"/>
    </style:style>
    <style:style style:name="co14" style:family="table-column">
      <style:table-column-properties fo:break-before="auto" style:column-width="0.5465in"/>
    </style:style>
    <style:style style:name="co15" style:family="table-column">
      <style:table-column-properties fo:break-before="auto" style:column-width="0.5681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4819in"/>
    </style:style>
    <style:style style:name="co19" style:family="table-column">
      <style:table-column-properties fo:break-before="auto" style:column-width="1.0181in"/>
    </style:style>
    <style:style style:name="co20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&lt;-CATOL" style:apply-style-name="CASHORT" style:base-cell-address="Traces.Q1"/>
      <style:map style:condition="cell-content()&lt;-DQTOL" style:apply-style-name="DQSHORT" style:base-cell-address="Traces.Q1"/>
      <style:map style:condition="cell-content-is-between(-DQTOL,DQTOL)" style:apply-style-name="Good" style:base-cell-address="Traces.Q1"/>
      <style:map style:condition="cell-content()&gt;DQTOL" style:apply-style-name="DQLONG" style:base-cell-address="Traces.Q1"/>
      <style:map style:condition="cell-content()&gt;CATOL" style:apply-style-name="CALONG" style:base-cell-address="Traces.Q1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end" fo:margin-left="0in"/>
      <style:map style:condition="cell-content()&lt;-CATOL" style:apply-style-name="CASHORT" style:base-cell-address="Traces.Q1"/>
      <style:map style:condition="cell-content()&lt;-DQTOL" style:apply-style-name="DQSHORT" style:base-cell-address="Traces.Q1"/>
      <style:map style:condition="cell-content-is-between(-DQTOL,DQTOL)" style:apply-style-name="Good" style:base-cell-address="Traces.Q1"/>
      <style:map style:condition="cell-content()&gt;DQTOL" style:apply-style-name="DQLONG" style:base-cell-address="Traces.Q1"/>
      <style:map style:condition="cell-content()&gt;CATOL" style:apply-style-name="CALONG" style:base-cell-address="Traces.Q1"/>
    </style:style>
    <style:style style:name="ce9" style:family="table-cell" style:parent-style-name="Default">
      <style:map style:condition="cell-content()&lt;-CATOL" style:apply-style-name="CASHORT" style:base-cell-address="Traces.Q1"/>
      <style:map style:condition="cell-content()&lt;-DQTOL" style:apply-style-name="DQSHORT" style:base-cell-address="Traces.Q1"/>
      <style:map style:condition="cell-content-is-between(-DQTOL,DQTOL)" style:apply-style-name="Good" style:base-cell-address="Traces.Q1"/>
      <style:map style:condition="cell-content()&gt;DQTOL" style:apply-style-name="DQLONG" style:base-cell-address="Traces.Q1"/>
      <style:map style:condition="cell-content()&gt;CATOL" style:apply-style-name="CALONG" style:base-cell-address="Traces.Q1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  <style:map style:condition="cell-content()=&quot;Y&quot;" style:apply-style-name="Good" style:base-cell-address="Traces.S1"/>
      <style:map style:condition="cell-content()=&quot;N&quot;" style:apply-style-name="Bad" style:base-cell-address="Traces.S1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map style:condition="cell-content()=&quot;Y&quot;" style:apply-style-name="Good" style:base-cell-address="Traces.S1"/>
      <style:map style:condition="cell-content()=&quot;N&quot;" style:apply-style-name="Bad" style:base-cell-address="Traces.S1"/>
    </style:style>
    <style:style style:name="ce12" style:family="table-cell" style:parent-style-name="Default">
      <style:map style:condition="cell-content()=&quot;Y&quot;" style:apply-style-name="Good" style:base-cell-address="Traces.S1"/>
      <style:map style:condition="cell-content()=&quot;N&quot;" style:apply-style-name="Bad" style:base-cell-address="Traces.S1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end" fo:margin-left="0in"/>
      <style:map style:condition="cell-content()=&quot;OK&quot;" style:apply-style-name="Good" style:base-cell-address="Traces.Y19"/>
      <style:map style:condition="cell-content()!=&quot;OK&quot;" style:apply-style-name="Bad" style:base-cell-address="Traces.Y19"/>
    </style:style>
  </office:automatic-styles>
  <office:body>
    <office:spreadsheet>
      <table:calculation-settings table:automatic-find-labels="false" table:use-regular-expressions="false" table:use-wildcards="true"/>
      <table:table table:name="Tra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ce4"/>
        <table:table-column table:style-name="co5" table:visibility="collapse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4"/>
        <table:table-column table:style-name="co13" table:default-cell-style-name="ce3"/>
        <table:table-column table:style-name="co14" table:default-cell-style-name="ce4"/>
        <table:table-column table:style-name="co1" table:visibility="collapse" table:default-cell-style-name="ce5"/>
        <table:table-column table:style-name="co15" table:default-cell-style-name="ce5"/>
        <table:table-column table:style-name="co16" table:default-cell-style-name="ce4"/>
        <table:table-column table:style-name="co17" table:default-cell-style-name="ce4"/>
        <table:table-column table:style-name="co18" table:default-cell-style-name="ce22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default-cell-style-name="ce4"/>
        <table:table-column table:style-name="co1" table:number-columns-repeated="16359" table:default-cell-style-name="Default"/>
        <table:table-row table:style-name="ro1">
          <table:table-cell table:style-name="ce1" office:value-type="string" calcext:value-type="string">
            <text:p>Signal</text:p>
          </table:table-cell>
          <table:table-cell table:style-name="ce1" office:value-type="string" calcext:value-type="string">
            <text:p>Loc</text:p>
          </table:table-cell>
          <table:table-cell table:style-name="ce1" office:value-type="string" calcext:value-type="string">
            <text:p>Grp</text:p>
          </table:table-cell>
          <table:table-cell table:style-name="ce2" office:value-type="string" calcext:value-type="string">
            <text:p>Pkg Min</text:p>
          </table:table-cell>
          <table:table-cell table:style-name="ce2" office:value-type="string" calcext:value-type="string">
            <text:p>Pkg Max</text:p>
          </table:table-cell>
          <table:table-cell table:style-name="ce2" office:value-type="string" calcext:value-type="string">
            <text:p>Pkg Avg</text:p>
          </table:table-cell>
          <table:table-cell table:style-name="ce2" office:value-type="string" calcext:value-type="string">
            <text:p>Len Inner</text:p>
          </table:table-cell>
          <table:table-cell table:style-name="ce2" office:value-type="string" calcext:value-type="string">
            <text:p>Len Outer</text:p>
          </table:table-cell>
          <table:table-cell table:style-name="ce6" office:value-type="string" calcext:value-type="string">
            <text:p>V1-3</text:p>
          </table:table-cell>
          <table:table-cell table:style-name="ce6" office:value-type="string" calcext:value-type="string">
            <text:p>V1-6</text:p>
          </table:table-cell>
          <table:table-cell table:style-name="ce6" office:value-type="string" calcext:value-type="string">
            <text:p>V1-8</text:p>
          </table:table-cell>
          <table:table-cell table:style-name="ce2" office:value-type="string" calcext:value-type="string">
            <text:p>Trace</text:p>
          </table:table-cell>
          <table:table-cell table:style-name="ce2" office:value-type="string" calcext:value-type="string">
            <text:p>Via</text:p>
          </table:table-cell>
          <table:table-cell table:style-name="ce2" office:value-type="string" calcext:value-type="string">
            <text:p>Total</text:p>
          </table:table-cell>
          <table:table-cell table:style-name="ce6" office:value-type="string" calcext:value-type="string">
            <text:p>Wclk</text:p>
          </table:table-cell>
          <table:table-cell table:style-name="ce6" office:value-type="string" calcext:value-type="string">
            <text:p>Target</text:p>
          </table:table-cell>
          <table:table-cell table:style-name="ce7" office:value-type="string" calcext:value-type="string">
            <text:p>Skew</text:p>
          </table:table-cell>
          <table:table-cell table:style-name="ce6" office:value-type="string" calcext:value-type="string">
            <text:p>Tolerance</text:p>
          </table:table-cell>
          <table:table-cell table:style-name="ce10" office:value-type="string" calcext:value-type="string">
            <text:p>OK?</text:p>
          </table:table-cell>
          <table:table-cell table:style-name="ce2" office:value-type="string" calcext:value-type="string">
            <text:p>Target Inner</text:p>
          </table:table-cell>
          <table:table-cell table:style-name="ce2" office:value-type="string" calcext:value-type="string">
            <text:p>Target Outer</text:p>
          </table:table-cell>
          <table:table-cell table:number-columns-repeated="2"/>
          <table:table-cell table:style-name="ce1"/>
          <table:table-cell table:style-name="ce2"/>
          <table:table-cell table:style-name="ce1" table:number-columns-repeated="16359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CA</text:p>
          </table:table-cell>
          <table:table-cell table:style-name="ce3" office:value-type="float" office:value="74.433" calcext:value-type="float">
            <text:p>74.43</text:p>
          </table:table-cell>
          <table:table-cell table:style-name="ce3" office:value-type="float" office:value="75.181" calcext:value-type="float">
            <text:p>75.18</text:p>
          </table:table-cell>
          <table:table-cell table:style-name="ce4" table:formula="of:=AVERAGE([.D2:.E2])" office:value-type="float" office:value="74.807" calcext:value-type="float">
            <text:p>74.81</text:p>
          </table:table-cell>
          <table:table-cell/>
          <table:table-cell office:value-type="float" office:value="47.18" calcext:value-type="float">
            <text:p>47.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2]+OUTER_VEL*[.H2]" office:value-type="float" office:value="290.157" calcext:value-type="float">
            <text:p>290.16</text:p>
          </table:table-cell>
          <table:table-cell table:formula="of:=[.I2]*V13_DELAY+[.J2]*V16_DELAY+[.K2]*V18_DELAY" office:value-type="float" office:value="23.4" calcext:value-type="float">
            <text:p>23.40</text:p>
          </table:table-cell>
          <table:table-cell table:formula="of:=[.F2]+[.L2]+[.M2]" office:value-type="float" office:value="388.364" calcext:value-type="float">
            <text:p>388.36</text:p>
          </table:table-cell>
          <table:table-cell table:formula="of:=IF([.C2]=&quot;Q&quot;;0;1)" office:value-type="float" office:value="1" calcext:value-type="float">
            <text:p>1</text:p>
          </table:table-cell>
          <table:table-cell table:style-name="ce4" table:formula="of:=IF(NOT([.C2] = &quot;Q&quot;);TARGETCA;TARGETQ)" office:value-type="float" office:value="388.38" calcext:value-type="float">
            <text:p>388.38</text:p>
          </table:table-cell>
          <table:table-cell table:style-name="ce19" table:formula="of:=[.N2]-[.P2]" office:value-type="float" office:value="-0.0159999999999627" calcext:value-type="float">
            <text:p>-0.02</text:p>
          </table:table-cell>
          <table:table-cell table:formula="of:=IF([.C2]=&quot;CA&quot;;CATOL;DQTOL)" office:value-type="float" office:value="50" calcext:value-type="float">
            <text:p>50.00</text:p>
          </table:table-cell>
          <table:table-cell table:formula="of:=IF(ABS([.Q2])&lt;[.R2];&quot;Y&quot;;&quot;N&quot;)" office:value-type="string" office:string-value="Y" calcext:value-type="string">
            <text:p>Y</text:p>
          </table:table-cell>
          <table:table-cell table:formula="of:=([.G2]+[.H2])-[.Q2]/INNER_VEL" office:value-type="float" office:value="47.1824242424242" calcext:value-type="float">
            <text:p>47.18</text:p>
          </table:table-cell>
          <table:table-cell table:formula="of:=([.G2]+[.H2])-[.Q2]/OUTER_VEL" office:value-type="float" office:value="47.1826016260163" calcext:value-type="float">
            <text:p>47.18</text:p>
          </table:table-cell>
          <table:table-cell table:number-columns-repeated="2"/>
          <table:table-cell table:style-name="ce1" office:value-type="string" calcext:value-type="string">
            <text:p>Max CA/D</text:p>
          </table:table-cell>
          <table:table-cell table:formula="of:=COM.MICROSOFT.MAXIFS([.N1:.N999];[.O1:.O999];1)" office:value-type="float" office:value="402.911" calcext:value-type="float">
            <text:p>402.9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CA</text:p>
          </table:table-cell>
          <table:table-cell table:style-name="ce3" office:value-type="float" office:value="75.653" calcext:value-type="float">
            <text:p>75.65</text:p>
          </table:table-cell>
          <table:table-cell table:style-name="ce3" office:value-type="float" office:value="76.413" calcext:value-type="float">
            <text:p>76.41</text:p>
          </table:table-cell>
          <table:table-cell table:style-name="ce4" table:formula="of:=AVERAGE([.D3:.E3])" office:value-type="float" office:value="76.033" calcext:value-type="float">
            <text:p>76.03</text:p>
          </table:table-cell>
          <table:table-cell/>
          <table:table-cell office:value-type="float" office:value="46.98" calcext:value-type="float">
            <text:p>46.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3]+OUTER_VEL*[.H3]" office:value-type="float" office:value="288.927" calcext:value-type="float">
            <text:p>288.93</text:p>
          </table:table-cell>
          <table:table-cell table:formula="of:=[.I3]*V13_DELAY+[.J3]*V16_DELAY+[.K3]*V18_DELAY" office:value-type="float" office:value="23.4" calcext:value-type="float">
            <text:p>23.40</text:p>
          </table:table-cell>
          <table:table-cell table:formula="of:=[.F3]+[.L3]+[.M3]" office:value-type="float" office:value="388.36" calcext:value-type="float">
            <text:p>388.36</text:p>
          </table:table-cell>
          <table:table-cell table:formula="of:=IF([.C3]=&quot;Q&quot;;0;1)" office:value-type="float" office:value="1" calcext:value-type="float">
            <text:p>1</text:p>
          </table:table-cell>
          <table:table-cell table:style-name="ce4" table:formula="of:=IF(NOT([.C3] = &quot;Q&quot;);TARGETCA;TARGETQ)" office:value-type="float" office:value="388.38" calcext:value-type="float">
            <text:p>388.38</text:p>
          </table:table-cell>
          <table:table-cell table:style-name="ce19" table:formula="of:=[.N3]-[.P3]" office:value-type="float" office:value="-0.0199999999999818" calcext:value-type="float">
            <text:p>-0.02</text:p>
          </table:table-cell>
          <table:table-cell table:formula="of:=IF([.C3]=&quot;CA&quot;;CATOL;DQTOL)" office:value-type="float" office:value="50" calcext:value-type="float">
            <text:p>50.00</text:p>
          </table:table-cell>
          <table:table-cell table:formula="of:=IF(ABS([.Q3])&lt;[.R3];&quot;Y&quot;;&quot;N&quot;)" office:value-type="string" office:string-value="Y" calcext:value-type="string">
            <text:p>Y</text:p>
          </table:table-cell>
          <table:table-cell table:formula="of:=([.G3]+[.H3])-[.Q3]/INNER_VEL" office:value-type="float" office:value="46.9830303030303" calcext:value-type="float">
            <text:p>46.98</text:p>
          </table:table-cell>
          <table:table-cell table:formula="of:=([.G3]+[.H3])-[.Q3]/OUTER_VEL" office:value-type="float" office:value="46.9832520325203" calcext:value-type="float">
            <text:p>46.98</text:p>
          </table:table-cell>
          <table:table-cell table:number-columns-repeated="2"/>
          <table:table-cell table:style-name="ce1" office:value-type="string" calcext:value-type="string">
            <text:p>Max Q</text:p>
          </table:table-cell>
          <table:table-cell table:formula="of:=COM.MICROSOFT.MAXIFS([.N1:.N999];[.O1:.O999];0)" office:value-type="float" office:value="435.4935" calcext:value-type="float">
            <text:p>435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CA</text:p>
          </table:table-cell>
          <table:table-cell table:style-name="ce3" office:value-type="float" office:value="92.166" calcext:value-type="float">
            <text:p>92.17</text:p>
          </table:table-cell>
          <table:table-cell table:style-name="ce3" office:value-type="float" office:value="93.092" calcext:value-type="float">
            <text:p>93.09</text:p>
          </table:table-cell>
          <table:table-cell table:style-name="ce4" table:formula="of:=AVERAGE([.D4:.E4])" office:value-type="float" office:value="92.629" calcext:value-type="float">
            <text:p>92.63</text:p>
          </table:table-cell>
          <table:table-cell/>
          <table:table-cell office:value-type="float" office:value="44.28" calcext:value-type="float">
            <text:p>44.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4]+OUTER_VEL*[.H4]" office:value-type="float" office:value="272.322" calcext:value-type="float">
            <text:p>272.32</text:p>
          </table:table-cell>
          <table:table-cell table:formula="of:=[.I4]*V13_DELAY+[.J4]*V16_DELAY+[.K4]*V18_DELAY" office:value-type="float" office:value="23.4" calcext:value-type="float">
            <text:p>23.40</text:p>
          </table:table-cell>
          <table:table-cell table:formula="of:=[.F4]+[.L4]+[.M4]" office:value-type="float" office:value="388.351" calcext:value-type="float">
            <text:p>388.35</text:p>
          </table:table-cell>
          <table:table-cell table:formula="of:=IF([.C4]=&quot;Q&quot;;0;1)" office:value-type="float" office:value="1" calcext:value-type="float">
            <text:p>1</text:p>
          </table:table-cell>
          <table:table-cell table:style-name="ce4" table:formula="of:=IF(NOT([.C4] = &quot;Q&quot;);TARGETCA;TARGETQ)" office:value-type="float" office:value="388.38" calcext:value-type="float">
            <text:p>388.38</text:p>
          </table:table-cell>
          <table:table-cell table:style-name="ce19" table:formula="of:=[.N4]-[.P4]" office:value-type="float" office:value="-0.0289999999999964" calcext:value-type="float">
            <text:p>-0.03</text:p>
          </table:table-cell>
          <table:table-cell table:formula="of:=IF([.C4]=&quot;CA&quot;;CATOL;DQTOL)" office:value-type="float" office:value="50" calcext:value-type="float">
            <text:p>50.00</text:p>
          </table:table-cell>
          <table:table-cell table:formula="of:=IF(ABS([.Q4])&lt;[.R4];&quot;Y&quot;;&quot;N&quot;)" office:value-type="string" office:string-value="Y" calcext:value-type="string">
            <text:p>Y</text:p>
          </table:table-cell>
          <table:table-cell table:formula="of:=([.G4]+[.H4])-[.Q4]/INNER_VEL" office:value-type="float" office:value="44.2843939393939" calcext:value-type="float">
            <text:p>44.28</text:p>
          </table:table-cell>
          <table:table-cell table:formula="of:=([.G4]+[.H4])-[.Q4]/OUTER_VEL" office:value-type="float" office:value="44.2847154471545" calcext:value-type="float">
            <text:p>44.2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H22</text:p>
          </table:table-cell>
          <table:table-cell office:value-type="string" calcext:value-type="string">
            <text:p>CA</text:p>
          </table:table-cell>
          <table:table-cell table:style-name="ce3" office:value-type="float" office:value="95.537" calcext:value-type="float">
            <text:p>95.54</text:p>
          </table:table-cell>
          <table:table-cell table:style-name="ce3" office:value-type="float" office:value="96.497" calcext:value-type="float">
            <text:p>96.50</text:p>
          </table:table-cell>
          <table:table-cell table:style-name="ce4" table:formula="of:=AVERAGE([.D5:.E5])" office:value-type="float" office:value="96.017" calcext:value-type="float">
            <text:p>96.02</text:p>
          </table:table-cell>
          <table:table-cell/>
          <table:table-cell office:value-type="float" office:value="47.54" calcext:value-type="float">
            <text:p>47.54</text:p>
          </table:table-cell>
          <table:table-cell table:number-columns-repeated="3"/>
          <table:table-cell table:formula="of:=INNER_VEL*[.G5]+OUTER_VEL*[.H5]" office:value-type="float" office:value="292.371" calcext:value-type="float">
            <text:p>292.37</text:p>
          </table:table-cell>
          <table:table-cell table:formula="of:=[.I5]*V13_DELAY+[.J5]*V16_DELAY+[.K5]*V18_DELAY" office:value-type="float" office:value="0" calcext:value-type="float">
            <text:p>0.00</text:p>
          </table:table-cell>
          <table:table-cell table:formula="of:=[.F5]+[.L5]+[.M5]" office:value-type="float" office:value="388.388" calcext:value-type="float">
            <text:p>388.39</text:p>
          </table:table-cell>
          <table:table-cell table:formula="of:=IF([.C5]=&quot;Q&quot;;0;1)" office:value-type="float" office:value="1" calcext:value-type="float">
            <text:p>1</text:p>
          </table:table-cell>
          <table:table-cell table:style-name="ce4" table:formula="of:=IF(NOT([.C5] = &quot;Q&quot;);TARGETCA;TARGETQ)" office:value-type="float" office:value="388.38" calcext:value-type="float">
            <text:p>388.38</text:p>
          </table:table-cell>
          <table:table-cell table:style-name="ce19" table:formula="of:=[.N5]-[.P5]" office:value-type="float" office:value="0.0080000000000382" calcext:value-type="float">
            <text:p>0.01</text:p>
          </table:table-cell>
          <table:table-cell table:formula="of:=IF([.C5]=&quot;CA&quot;;CATOL;DQTOL)" office:value-type="float" office:value="50" calcext:value-type="float">
            <text:p>50.00</text:p>
          </table:table-cell>
          <table:table-cell table:formula="of:=IF(ABS([.Q5])&lt;[.R5];&quot;Y&quot;;&quot;N&quot;)" office:value-type="string" office:string-value="Y" calcext:value-type="string">
            <text:p>Y</text:p>
          </table:table-cell>
          <table:table-cell table:formula="of:=([.G5]+[.H5])-[.Q5]/INNER_VEL" office:value-type="float" office:value="47.5387878787879" calcext:value-type="float">
            <text:p>47.54</text:p>
          </table:table-cell>
          <table:table-cell table:formula="of:=([.G5]+[.H5])-[.Q5]/OUTER_VEL" office:value-type="float" office:value="47.5386991869919" calcext:value-type="float">
            <text:p>47.54</text:p>
          </table:table-cell>
          <table:table-cell table:number-columns-repeated="2"/>
          <table:table-cell table:style-name="ce1" office:value-type="string" calcext:value-type="string">
            <text:p>Min CA/D</text:p>
          </table:table-cell>
          <table:table-cell table:formula="of:=COM.MICROSOFT.MINIFS([.N1:.N999];[.O1:.O999];1)" office:value-type="float" office:value="379.97" calcext:value-type="float">
            <text:p>379.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CA</text:p>
          </table:table-cell>
          <table:table-cell table:style-name="ce3" office:value-type="float" office:value="98.19" calcext:value-type="float">
            <text:p>98.19</text:p>
          </table:table-cell>
          <table:table-cell table:style-name="ce3" office:value-type="float" office:value="99.177" calcext:value-type="float">
            <text:p>99.18</text:p>
          </table:table-cell>
          <table:table-cell table:style-name="ce4" table:formula="of:=AVERAGE([.D6:.E6])" office:value-type="float" office:value="98.6835" calcext:value-type="float">
            <text:p>98.68</text:p>
          </table:table-cell>
          <table:table-cell/>
          <table:table-cell office:value-type="float" office:value="43.37" calcext:value-type="float">
            <text:p>43.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6]+OUTER_VEL*[.H6]" office:value-type="float" office:value="266.7255" calcext:value-type="float">
            <text:p>266.73</text:p>
          </table:table-cell>
          <table:table-cell table:formula="of:=[.I6]*V13_DELAY+[.J6]*V16_DELAY+[.K6]*V18_DELAY" office:value-type="float" office:value="23.4" calcext:value-type="float">
            <text:p>23.40</text:p>
          </table:table-cell>
          <table:table-cell table:formula="of:=[.F6]+[.L6]+[.M6]" office:value-type="float" office:value="388.809" calcext:value-type="float">
            <text:p>388.81</text:p>
          </table:table-cell>
          <table:table-cell table:formula="of:=IF([.C6]=&quot;Q&quot;;0;1)" office:value-type="float" office:value="1" calcext:value-type="float">
            <text:p>1</text:p>
          </table:table-cell>
          <table:table-cell table:style-name="ce4" table:formula="of:=IF(NOT([.C6] = &quot;Q&quot;);TARGETCA;TARGETQ)" office:value-type="float" office:value="388.38" calcext:value-type="float">
            <text:p>388.38</text:p>
          </table:table-cell>
          <table:table-cell table:style-name="ce19" table:formula="of:=[.N6]-[.P6]" office:value-type="float" office:value="0.428999999999974" calcext:value-type="float">
            <text:p>0.43</text:p>
          </table:table-cell>
          <table:table-cell table:formula="of:=IF([.C6]=&quot;CA&quot;;CATOL;DQTOL)" office:value-type="float" office:value="50" calcext:value-type="float">
            <text:p>50.00</text:p>
          </table:table-cell>
          <table:table-cell table:formula="of:=IF(ABS([.Q6])&lt;[.R6];&quot;Y&quot;;&quot;N&quot;)" office:value-type="string" office:string-value="Y" calcext:value-type="string">
            <text:p>Y</text:p>
          </table:table-cell>
          <table:table-cell table:formula="of:=([.G6]+[.H6])-[.Q6]/INNER_VEL" office:value-type="float" office:value="43.305" calcext:value-type="float">
            <text:p>43.31</text:p>
          </table:table-cell>
          <table:table-cell table:formula="of:=([.G6]+[.H6])-[.Q6]/OUTER_VEL" office:value-type="float" office:value="43.300243902439" calcext:value-type="float">
            <text:p>43.30</text:p>
          </table:table-cell>
          <table:table-cell table:number-columns-repeated="2"/>
          <table:table-cell table:style-name="ce1" office:value-type="string" calcext:value-type="string">
            <text:p>Min Q</text:p>
          </table:table-cell>
          <table:table-cell table:formula="of:=COM.MICROSOFT.MINIFS([.N1:.N999];[.O1:.O999];0)" office:value-type="float" office:value="411.635" calcext:value-type="float">
            <text:p>411.6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E21</text:p>
          </table:table-cell>
          <table:table-cell office:value-type="string" calcext:value-type="string">
            <text:p>CA</text:p>
          </table:table-cell>
          <table:table-cell table:style-name="ce3" office:value-type="float" office:value="102.881" calcext:value-type="float">
            <text:p>102.88</text:p>
          </table:table-cell>
          <table:table-cell table:style-name="ce3" office:value-type="float" office:value="103.915" calcext:value-type="float">
            <text:p>103.92</text:p>
          </table:table-cell>
          <table:table-cell table:style-name="ce4" table:formula="of:=AVERAGE([.D7:.E7])" office:value-type="float" office:value="103.398" calcext:value-type="float">
            <text:p>103.40</text:p>
          </table:table-cell>
          <table:table-cell/>
          <table:table-cell office:value-type="float" office:value="42.55" calcext:value-type="float">
            <text:p>42.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7]+OUTER_VEL*[.H7]" office:value-type="float" office:value="261.6825" calcext:value-type="float">
            <text:p>261.68</text:p>
          </table:table-cell>
          <table:table-cell table:formula="of:=[.I7]*V13_DELAY+[.J7]*V16_DELAY+[.K7]*V18_DELAY" office:value-type="float" office:value="23.4" calcext:value-type="float">
            <text:p>23.40</text:p>
          </table:table-cell>
          <table:table-cell table:formula="of:=[.F7]+[.L7]+[.M7]" office:value-type="float" office:value="388.4805" calcext:value-type="float">
            <text:p>388.48</text:p>
          </table:table-cell>
          <table:table-cell table:formula="of:=IF([.C7]=&quot;Q&quot;;0;1)" office:value-type="float" office:value="1" calcext:value-type="float">
            <text:p>1</text:p>
          </table:table-cell>
          <table:table-cell table:style-name="ce4" table:formula="of:=IF(NOT([.C7] = &quot;Q&quot;);TARGETCA;TARGETQ)" office:value-type="float" office:value="388.38" calcext:value-type="float">
            <text:p>388.38</text:p>
          </table:table-cell>
          <table:table-cell table:style-name="ce19" table:formula="of:=[.N7]-[.P7]" office:value-type="float" office:value="0.100500000000011" calcext:value-type="float">
            <text:p>0.10</text:p>
          </table:table-cell>
          <table:table-cell table:formula="of:=IF([.C7]=&quot;CA&quot;;CATOL;DQTOL)" office:value-type="float" office:value="50" calcext:value-type="float">
            <text:p>50.00</text:p>
          </table:table-cell>
          <table:table-cell table:formula="of:=IF(ABS([.Q7])&lt;[.R7];&quot;Y&quot;;&quot;N&quot;)" office:value-type="string" office:string-value="Y" calcext:value-type="string">
            <text:p>Y</text:p>
          </table:table-cell>
          <table:table-cell table:formula="of:=([.G7]+[.H7])-[.Q7]/INNER_VEL" office:value-type="float" office:value="42.5347727272727" calcext:value-type="float">
            <text:p>42.53</text:p>
          </table:table-cell>
          <table:table-cell table:formula="of:=([.G7]+[.H7])-[.Q7]/OUTER_VEL" office:value-type="float" office:value="42.5336585365854" calcext:value-type="float">
            <text:p>42.5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F20</text:p>
          </table:table-cell>
          <table:table-cell office:value-type="string" calcext:value-type="string">
            <text:p>CA</text:p>
          </table:table-cell>
          <table:table-cell table:style-name="ce3" office:value-type="float" office:value="103.823" calcext:value-type="float">
            <text:p>103.82</text:p>
          </table:table-cell>
          <table:table-cell table:style-name="ce3" office:value-type="float" office:value="104.867" calcext:value-type="float">
            <text:p>104.87</text:p>
          </table:table-cell>
          <table:table-cell table:style-name="ce4" table:formula="of:=AVERAGE([.D8:.E8])" office:value-type="float" office:value="104.345" calcext:value-type="float">
            <text:p>104.35</text:p>
          </table:table-cell>
          <table:table-cell/>
          <table:table-cell office:value-type="float" office:value="41.66" calcext:value-type="float">
            <text:p>41.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8]+OUTER_VEL*[.H8]" office:value-type="float" office:value="256.209" calcext:value-type="float">
            <text:p>256.21</text:p>
          </table:table-cell>
          <table:table-cell table:formula="of:=[.I8]*V13_DELAY+[.J8]*V16_DELAY+[.K8]*V18_DELAY" office:value-type="float" office:value="23.4" calcext:value-type="float">
            <text:p>23.40</text:p>
          </table:table-cell>
          <table:table-cell table:formula="of:=[.F8]+[.L8]+[.M8]" office:value-type="float" office:value="383.954" calcext:value-type="float">
            <text:p>383.95</text:p>
          </table:table-cell>
          <table:table-cell table:formula="of:=IF([.C8]=&quot;Q&quot;;0;1)" office:value-type="float" office:value="1" calcext:value-type="float">
            <text:p>1</text:p>
          </table:table-cell>
          <table:table-cell table:style-name="ce4" table:formula="of:=IF(NOT([.C8] = &quot;Q&quot;);TARGETCA;TARGETQ)" office:value-type="float" office:value="388.38" calcext:value-type="float">
            <text:p>388.38</text:p>
          </table:table-cell>
          <table:table-cell table:style-name="ce19" table:formula="of:=[.N8]-[.P8]" office:value-type="float" office:value="-4.42600000000005" calcext:value-type="float">
            <text:p>-4.43</text:p>
          </table:table-cell>
          <table:table-cell table:formula="of:=IF([.C8]=&quot;CA&quot;;CATOL;DQTOL)" office:value-type="float" office:value="50" calcext:value-type="float">
            <text:p>50.00</text:p>
          </table:table-cell>
          <table:table-cell table:formula="of:=IF(ABS([.Q8])&lt;[.R8];&quot;Y&quot;;&quot;N&quot;)" office:value-type="string" office:string-value="Y" calcext:value-type="string">
            <text:p>Y</text:p>
          </table:table-cell>
          <table:table-cell table:formula="of:=([.G8]+[.H8])-[.Q8]/INNER_VEL" office:value-type="float" office:value="42.3306060606061" calcext:value-type="float">
            <text:p>42.33</text:p>
          </table:table-cell>
          <table:table-cell table:formula="of:=([.G8]+[.H8])-[.Q8]/OUTER_VEL" office:value-type="float" office:value="42.379674796748" calcext:value-type="float">
            <text:p>42.38</text:p>
          </table:table-cell>
          <table:table-cell table:number-columns-repeated="2"/>
          <table:table-cell table:style-name="ce1" office:value-type="string" calcext:value-type="string">
            <text:p>Mid CA/D</text:p>
          </table:table-cell>
          <table:table-cell table:formula="of:=AVERAGE([.Y2];[.Y5])" office:value-type="float" office:value="391.4405" calcext:value-type="float">
            <text:p>391.4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CA</text:p>
          </table:table-cell>
          <table:table-cell table:style-name="ce3" office:value-type="float" office:value="109.344" calcext:value-type="float">
            <text:p>109.34</text:p>
          </table:table-cell>
          <table:table-cell table:style-name="ce3" office:value-type="float" office:value="110.442" calcext:value-type="float">
            <text:p>110.44</text:p>
          </table:table-cell>
          <table:table-cell table:style-name="ce4" table:formula="of:=AVERAGE([.D9:.E9])" office:value-type="float" office:value="109.893" calcext:value-type="float">
            <text:p>109.89</text:p>
          </table:table-cell>
          <table:table-cell/>
          <table:table-cell office:value-type="float" office:value="41.36" calcext:value-type="float">
            <text:p>41.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9]+OUTER_VEL*[.H9]" office:value-type="float" office:value="254.364" calcext:value-type="float">
            <text:p>254.36</text:p>
          </table:table-cell>
          <table:table-cell table:formula="of:=[.I9]*V13_DELAY+[.J9]*V16_DELAY+[.K9]*V18_DELAY" office:value-type="float" office:value="23.4" calcext:value-type="float">
            <text:p>23.40</text:p>
          </table:table-cell>
          <table:table-cell table:formula="of:=[.F9]+[.L9]+[.M9]" office:value-type="float" office:value="387.657" calcext:value-type="float">
            <text:p>387.66</text:p>
          </table:table-cell>
          <table:table-cell table:formula="of:=IF([.C9]=&quot;Q&quot;;0;1)" office:value-type="float" office:value="1" calcext:value-type="float">
            <text:p>1</text:p>
          </table:table-cell>
          <table:table-cell table:style-name="ce4" table:formula="of:=IF(NOT([.C9] = &quot;Q&quot;);TARGETCA;TARGETQ)" office:value-type="float" office:value="388.38" calcext:value-type="float">
            <text:p>388.38</text:p>
          </table:table-cell>
          <table:table-cell table:style-name="ce19" table:formula="of:=[.N9]-[.P9]" office:value-type="float" office:value="-0.723000000000013" calcext:value-type="float">
            <text:p>-0.72</text:p>
          </table:table-cell>
          <table:table-cell table:formula="of:=IF([.C9]=&quot;CA&quot;;CATOL;DQTOL)" office:value-type="float" office:value="50" calcext:value-type="float">
            <text:p>50.00</text:p>
          </table:table-cell>
          <table:table-cell table:formula="of:=IF(ABS([.Q9])&lt;[.R9];&quot;Y&quot;;&quot;N&quot;)" office:value-type="string" office:string-value="Y" calcext:value-type="string">
            <text:p>Y</text:p>
          </table:table-cell>
          <table:table-cell table:formula="of:=([.G9]+[.H9])-[.Q9]/INNER_VEL" office:value-type="float" office:value="41.4695454545455" calcext:value-type="float">
            <text:p>41.47</text:p>
          </table:table-cell>
          <table:table-cell table:formula="of:=([.G9]+[.H9])-[.Q9]/OUTER_VEL" office:value-type="float" office:value="41.4775609756098" calcext:value-type="float">
            <text:p>41.48</text:p>
          </table:table-cell>
          <table:table-cell table:number-columns-repeated="2"/>
          <table:table-cell table:style-name="ce1" office:value-type="string" calcext:value-type="string">
            <text:p>Mid Q</text:p>
          </table:table-cell>
          <table:table-cell table:formula="of:=AVERAGE([.Y3:.Y6])" office:value-type="float" office:value="409.032833333333" calcext:value-type="float">
            <text:p>40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CA</text:p>
          </table:table-cell>
          <table:table-cell table:style-name="ce3" office:value-type="float" office:value="97.908" calcext:value-type="float">
            <text:p>97.91</text:p>
          </table:table-cell>
          <table:table-cell table:style-name="ce3" office:value-type="float" office:value="98.892" calcext:value-type="float">
            <text:p>98.89</text:p>
          </table:table-cell>
          <table:table-cell table:style-name="ce4" table:formula="of:=AVERAGE([.D10:.E10])" office:value-type="float" office:value="98.4" calcext:value-type="float">
            <text:p>98.40</text:p>
          </table:table-cell>
          <table:table-cell/>
          <table:table-cell office:value-type="float" office:value="43.38" calcext:value-type="float">
            <text:p>43.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0]+OUTER_VEL*[.H10]" office:value-type="float" office:value="266.787" calcext:value-type="float">
            <text:p>266.79</text:p>
          </table:table-cell>
          <table:table-cell table:formula="of:=[.I10]*V13_DELAY+[.J10]*V16_DELAY+[.K10]*V18_DELAY" office:value-type="float" office:value="23.4" calcext:value-type="float">
            <text:p>23.40</text:p>
          </table:table-cell>
          <table:table-cell table:formula="of:=[.F10]+[.L10]+[.M10]" office:value-type="float" office:value="388.587" calcext:value-type="float">
            <text:p>388.59</text:p>
          </table:table-cell>
          <table:table-cell table:formula="of:=IF([.C10]=&quot;Q&quot;;0;1)" office:value-type="float" office:value="1" calcext:value-type="float">
            <text:p>1</text:p>
          </table:table-cell>
          <table:table-cell table:style-name="ce4" table:formula="of:=IF(NOT([.C10] = &quot;Q&quot;);TARGETCA;TARGETQ)" office:value-type="float" office:value="388.38" calcext:value-type="float">
            <text:p>388.38</text:p>
          </table:table-cell>
          <table:table-cell table:style-name="ce19" table:formula="of:=[.N10]-[.P10]" office:value-type="float" office:value="0.206999999999994" calcext:value-type="float">
            <text:p>0.21</text:p>
          </table:table-cell>
          <table:table-cell table:formula="of:=IF([.C10]=&quot;CA&quot;;CATOL;DQTOL)" office:value-type="float" office:value="50" calcext:value-type="float">
            <text:p>50.00</text:p>
          </table:table-cell>
          <table:table-cell table:formula="of:=IF(ABS([.Q10])&lt;[.R10];&quot;Y&quot;;&quot;N&quot;)" office:value-type="string" office:string-value="Y" calcext:value-type="string">
            <text:p>Y</text:p>
          </table:table-cell>
          <table:table-cell table:formula="of:=([.G10]+[.H10])-[.Q10]/INNER_VEL" office:value-type="float" office:value="43.3486363636364" calcext:value-type="float">
            <text:p>43.35</text:p>
          </table:table-cell>
          <table:table-cell table:formula="of:=([.G10]+[.H10])-[.Q10]/OUTER_VEL" office:value-type="float" office:value="43.3463414634146" calcext:value-type="float">
            <text:p>43.3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G22</text:p>
          </table:table-cell>
          <table:table-cell office:value-type="string" calcext:value-type="string">
            <text:p>CA</text:p>
          </table:table-cell>
          <table:table-cell table:style-name="ce3" office:value-type="float" office:value="101.533" calcext:value-type="float">
            <text:p>101.53</text:p>
          </table:table-cell>
          <table:table-cell table:style-name="ce3" office:value-type="float" office:value="102.553" calcext:value-type="float">
            <text:p>102.55</text:p>
          </table:table-cell>
          <table:table-cell table:style-name="ce4" table:formula="of:=AVERAGE([.D11:.E11])" office:value-type="float" office:value="102.043" calcext:value-type="float">
            <text:p>102.04</text:p>
          </table:table-cell>
          <table:table-cell/>
          <table:table-cell office:value-type="float" office:value="46.56" calcext:value-type="float">
            <text:p>46.56</text:p>
          </table:table-cell>
          <table:table-cell table:number-columns-repeated="3"/>
          <table:table-cell table:formula="of:=INNER_VEL*[.G11]+OUTER_VEL*[.H11]" office:value-type="float" office:value="286.344" calcext:value-type="float">
            <text:p>286.34</text:p>
          </table:table-cell>
          <table:table-cell table:formula="of:=[.I11]*V13_DELAY+[.J11]*V16_DELAY+[.K11]*V18_DELAY" office:value-type="float" office:value="0" calcext:value-type="float">
            <text:p>0.00</text:p>
          </table:table-cell>
          <table:table-cell table:formula="of:=[.F11]+[.L11]+[.M11]" office:value-type="float" office:value="388.387" calcext:value-type="float">
            <text:p>388.39</text:p>
          </table:table-cell>
          <table:table-cell table:formula="of:=IF([.C11]=&quot;Q&quot;;0;1)" office:value-type="float" office:value="1" calcext:value-type="float">
            <text:p>1</text:p>
          </table:table-cell>
          <table:table-cell table:style-name="ce4" table:formula="of:=IF(NOT([.C11] = &quot;Q&quot;);TARGETCA;TARGETQ)" office:value-type="float" office:value="388.38" calcext:value-type="float">
            <text:p>388.38</text:p>
          </table:table-cell>
          <table:table-cell table:style-name="ce19" table:formula="of:=[.N11]-[.P11]" office:value-type="float" office:value="0.00700000000006185" calcext:value-type="float">
            <text:p>0.01</text:p>
          </table:table-cell>
          <table:table-cell table:formula="of:=IF([.C11]=&quot;CA&quot;;CATOL;DQTOL)" office:value-type="float" office:value="50" calcext:value-type="float">
            <text:p>50.00</text:p>
          </table:table-cell>
          <table:table-cell table:formula="of:=IF(ABS([.Q11])&lt;[.R11];&quot;Y&quot;;&quot;N&quot;)" office:value-type="string" office:string-value="Y" calcext:value-type="string">
            <text:p>Y</text:p>
          </table:table-cell>
          <table:table-cell table:formula="of:=([.G11]+[.H11])-[.Q11]/INNER_VEL" office:value-type="float" office:value="46.5589393939394" calcext:value-type="float">
            <text:p>46.56</text:p>
          </table:table-cell>
          <table:table-cell table:formula="of:=([.G11]+[.H11])-[.Q11]/OUTER_VEL" office:value-type="float" office:value="46.5588617886179" calcext:value-type="float">
            <text:p>46.56</text:p>
          </table:table-cell>
          <table:table-cell table:number-columns-repeated="2"/>
          <table:table-cell table:style-name="ce1" office:value-type="string" calcext:value-type="string">
            <text:p>Target CA</text:p>
          </table:table-cell>
          <table:table-cell table:formula="of:=[.N23]" office:value-type="float" office:value="388.38" calcext:value-type="float">
            <text:p>388.3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CA</text:p>
          </table:table-cell>
          <table:table-cell table:style-name="ce3" office:value-type="float" office:value="87.842" calcext:value-type="float">
            <text:p>87.84</text:p>
          </table:table-cell>
          <table:table-cell table:style-name="ce3" office:value-type="float" office:value="88.725" calcext:value-type="float">
            <text:p>88.73</text:p>
          </table:table-cell>
          <table:table-cell table:style-name="ce4" table:formula="of:=AVERAGE([.D12:.E12])" office:value-type="float" office:value="88.2835" calcext:value-type="float">
            <text:p>88.28</text:p>
          </table:table-cell>
          <table:table-cell/>
          <table:table-cell office:value-type="float" office:value="44.99" calcext:value-type="float">
            <text:p>44.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2]+OUTER_VEL*[.H12]" office:value-type="float" office:value="276.6885" calcext:value-type="float">
            <text:p>276.69</text:p>
          </table:table-cell>
          <table:table-cell table:formula="of:=[.I12]*V13_DELAY+[.J12]*V16_DELAY+[.K12]*V18_DELAY" office:value-type="float" office:value="23.4" calcext:value-type="float">
            <text:p>23.40</text:p>
          </table:table-cell>
          <table:table-cell table:formula="of:=[.F12]+[.L12]+[.M12]" office:value-type="float" office:value="388.372" calcext:value-type="float">
            <text:p>388.37</text:p>
          </table:table-cell>
          <table:table-cell table:formula="of:=IF([.C12]=&quot;Q&quot;;0;1)" office:value-type="float" office:value="1" calcext:value-type="float">
            <text:p>1</text:p>
          </table:table-cell>
          <table:table-cell table:style-name="ce4" table:formula="of:=IF(NOT([.C12] = &quot;Q&quot;);TARGETCA;TARGETQ)" office:value-type="float" office:value="388.38" calcext:value-type="float">
            <text:p>388.38</text:p>
          </table:table-cell>
          <table:table-cell table:style-name="ce19" table:formula="of:=[.N12]-[.P12]" office:value-type="float" office:value="-0.00799999999998136" calcext:value-type="float">
            <text:p>-0.01</text:p>
          </table:table-cell>
          <table:table-cell table:formula="of:=IF([.C12]=&quot;CA&quot;;CATOL;DQTOL)" office:value-type="float" office:value="50" calcext:value-type="float">
            <text:p>50.00</text:p>
          </table:table-cell>
          <table:table-cell table:formula="of:=IF(ABS([.Q12])&lt;[.R12];&quot;Y&quot;;&quot;N&quot;)" office:value-type="string" office:string-value="Y" calcext:value-type="string">
            <text:p>Y</text:p>
          </table:table-cell>
          <table:table-cell table:formula="of:=([.G12]+[.H12])-[.Q12]/INNER_VEL" office:value-type="float" office:value="44.9912121212121" calcext:value-type="float">
            <text:p>44.99</text:p>
          </table:table-cell>
          <table:table-cell table:formula="of:=([.G12]+[.H12])-[.Q12]/OUTER_VEL" office:value-type="float" office:value="44.9913008130081" calcext:value-type="float">
            <text:p>44.99</text:p>
          </table:table-cell>
          <table:table-cell table:number-columns-repeated="2"/>
          <table:table-cell table:style-name="ce1" office:value-type="string" calcext:value-type="string">
            <text:p>Target Q</text:p>
          </table:table-cell>
          <table:table-cell table:formula="of:=[.N66]" office:value-type="float" office:value="420.6125" calcext:value-type="float">
            <text:p>420.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CA</text:p>
          </table:table-cell>
          <table:table-cell table:style-name="ce3" office:value-type="float" office:value="87.808" calcext:value-type="float">
            <text:p>87.81</text:p>
          </table:table-cell>
          <table:table-cell table:style-name="ce3" office:value-type="float" office:value="88.69" calcext:value-type="float">
            <text:p>88.69</text:p>
          </table:table-cell>
          <table:table-cell table:style-name="ce4" table:formula="of:=AVERAGE([.D13:.E13])" office:value-type="float" office:value="88.249" calcext:value-type="float">
            <text:p>88.25</text:p>
          </table:table-cell>
          <table:table-cell/>
          <table:table-cell office:value-type="float" office:value="44.99" calcext:value-type="float">
            <text:p>44.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3]+OUTER_VEL*[.H13]" office:value-type="float" office:value="276.6885" calcext:value-type="float">
            <text:p>276.69</text:p>
          </table:table-cell>
          <table:table-cell table:formula="of:=[.I13]*V13_DELAY+[.J13]*V16_DELAY+[.K13]*V18_DELAY" office:value-type="float" office:value="23.4" calcext:value-type="float">
            <text:p>23.40</text:p>
          </table:table-cell>
          <table:table-cell table:formula="of:=[.F13]+[.L13]+[.M13]" office:value-type="float" office:value="388.3375" calcext:value-type="float">
            <text:p>388.34</text:p>
          </table:table-cell>
          <table:table-cell table:formula="of:=IF([.C13]=&quot;Q&quot;;0;1)" office:value-type="float" office:value="1" calcext:value-type="float">
            <text:p>1</text:p>
          </table:table-cell>
          <table:table-cell table:style-name="ce4" table:formula="of:=IF(NOT([.C13] = &quot;Q&quot;);TARGETCA;TARGETQ)" office:value-type="float" office:value="388.38" calcext:value-type="float">
            <text:p>388.38</text:p>
          </table:table-cell>
          <table:table-cell table:style-name="ce19" table:formula="of:=[.N13]-[.P13]" office:value-type="float" office:value="-0.0425000000000182" calcext:value-type="float">
            <text:p>-0.04</text:p>
          </table:table-cell>
          <table:table-cell table:formula="of:=IF([.C13]=&quot;CA&quot;;CATOL;DQTOL)" office:value-type="float" office:value="50" calcext:value-type="float">
            <text:p>50.00</text:p>
          </table:table-cell>
          <table:table-cell table:formula="of:=IF(ABS([.Q13])&lt;[.R13];&quot;Y&quot;;&quot;N&quot;)" office:value-type="string" office:string-value="Y" calcext:value-type="string">
            <text:p>Y</text:p>
          </table:table-cell>
          <table:table-cell table:formula="of:=([.G13]+[.H13])-[.Q13]/INNER_VEL" office:value-type="float" office:value="44.9964393939394" calcext:value-type="float">
            <text:p>45.00</text:p>
          </table:table-cell>
          <table:table-cell table:formula="of:=([.G13]+[.H13])-[.Q13]/OUTER_VEL" office:value-type="float" office:value="44.9969105691057" calcext:value-type="float">
            <text:p>45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CA</text:p>
          </table:table-cell>
          <table:table-cell table:style-name="ce3" office:value-type="float" office:value="76.82" calcext:value-type="float">
            <text:p>76.82</text:p>
          </table:table-cell>
          <table:table-cell table:style-name="ce3" office:value-type="float" office:value="77.592" calcext:value-type="float">
            <text:p>77.59</text:p>
          </table:table-cell>
          <table:table-cell table:style-name="ce4" table:formula="of:=AVERAGE([.D14:.E14])" office:value-type="float" office:value="77.206" calcext:value-type="float">
            <text:p>77.21</text:p>
          </table:table-cell>
          <table:table-cell/>
          <table:table-cell office:value-type="float" office:value="46" calcext:value-type="float">
            <text:p>46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4]+OUTER_VEL*[.H14]" office:value-type="float" office:value="282.9" calcext:value-type="float">
            <text:p>282.90</text:p>
          </table:table-cell>
          <table:table-cell table:formula="of:=[.I14]*V13_DELAY+[.J14]*V16_DELAY+[.K14]*V18_DELAY" office:value-type="float" office:value="23.4" calcext:value-type="float">
            <text:p>23.40</text:p>
          </table:table-cell>
          <table:table-cell table:formula="of:=[.F14]+[.L14]+[.M14]" office:value-type="float" office:value="383.506" calcext:value-type="float">
            <text:p>383.51</text:p>
          </table:table-cell>
          <table:table-cell table:formula="of:=IF([.C14]=&quot;Q&quot;;0;1)" office:value-type="float" office:value="1" calcext:value-type="float">
            <text:p>1</text:p>
          </table:table-cell>
          <table:table-cell table:style-name="ce4" table:formula="of:=IF(NOT([.C14] = &quot;Q&quot;);TARGETCA;TARGETQ)" office:value-type="float" office:value="388.38" calcext:value-type="float">
            <text:p>388.38</text:p>
          </table:table-cell>
          <table:table-cell table:style-name="ce19" table:formula="of:=[.N14]-[.P14]" office:value-type="float" office:value="-4.87400000000002" calcext:value-type="float">
            <text:p>-4.87</text:p>
          </table:table-cell>
          <table:table-cell table:formula="of:=IF([.C14]=&quot;CA&quot;;CATOL;DQTOL)" office:value-type="float" office:value="50" calcext:value-type="float">
            <text:p>50.00</text:p>
          </table:table-cell>
          <table:table-cell table:formula="of:=IF(ABS([.Q14])&lt;[.R14];&quot;Y&quot;;&quot;N&quot;)" office:value-type="string" office:string-value="Y" calcext:value-type="string">
            <text:p>Y</text:p>
          </table:table-cell>
          <table:table-cell table:formula="of:=([.G14]+[.H14])-[.Q14]/INNER_VEL" office:value-type="float" office:value="46.7384848484849" calcext:value-type="float">
            <text:p>46.74</text:p>
          </table:table-cell>
          <table:table-cell table:formula="of:=([.G14]+[.H14])-[.Q14]/OUTER_VEL" office:value-type="float" office:value="46.7925203252033" calcext:value-type="float">
            <text:p>46.79</text:p>
          </table:table-cell>
          <table:table-cell table:number-columns-repeated="2"/>
          <table:table-cell table:style-name="ce1" office:value-type="string" calcext:value-type="string">
            <text:p>Max + skew</text:p>
          </table:table-cell>
          <table:table-cell table:formula="of:=MAX([.Q2:.Q999])" office:value-type="float" office:value="14.881" calcext:value-type="float">
            <text:p>14.8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CA</text:p>
          </table:table-cell>
          <table:table-cell table:style-name="ce3" office:value-type="float" office:value="90.774" calcext:value-type="float">
            <text:p>90.77</text:p>
          </table:table-cell>
          <table:table-cell table:style-name="ce3" office:value-type="float" office:value="91.687" calcext:value-type="float">
            <text:p>91.69</text:p>
          </table:table-cell>
          <table:table-cell table:style-name="ce4" table:formula="of:=AVERAGE([.D15:.E15])" office:value-type="float" office:value="91.2305" calcext:value-type="float">
            <text:p>91.23</text:p>
          </table:table-cell>
          <table:table-cell/>
          <table:table-cell office:value-type="float" office:value="44.55" calcext:value-type="float">
            <text:p>44.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5]+OUTER_VEL*[.H15]" office:value-type="float" office:value="273.9825" calcext:value-type="float">
            <text:p>273.98</text:p>
          </table:table-cell>
          <table:table-cell table:formula="of:=[.I15]*V13_DELAY+[.J15]*V16_DELAY+[.K15]*V18_DELAY" office:value-type="float" office:value="23.4" calcext:value-type="float">
            <text:p>23.40</text:p>
          </table:table-cell>
          <table:table-cell table:formula="of:=[.F15]+[.L15]+[.M15]" office:value-type="float" office:value="388.613" calcext:value-type="float">
            <text:p>388.61</text:p>
          </table:table-cell>
          <table:table-cell table:formula="of:=IF([.C15]=&quot;Q&quot;;0;1)" office:value-type="float" office:value="1" calcext:value-type="float">
            <text:p>1</text:p>
          </table:table-cell>
          <table:table-cell table:style-name="ce4" table:formula="of:=IF(NOT([.C15] = &quot;Q&quot;);TARGETCA;TARGETQ)" office:value-type="float" office:value="388.38" calcext:value-type="float">
            <text:p>388.38</text:p>
          </table:table-cell>
          <table:table-cell table:style-name="ce19" table:formula="of:=[.N15]-[.P15]" office:value-type="float" office:value="0.233000000000004" calcext:value-type="float">
            <text:p>0.23</text:p>
          </table:table-cell>
          <table:table-cell table:formula="of:=IF([.C15]=&quot;CA&quot;;CATOL;DQTOL)" office:value-type="float" office:value="50" calcext:value-type="float">
            <text:p>50.00</text:p>
          </table:table-cell>
          <table:table-cell table:formula="of:=IF(ABS([.Q15])&lt;[.R15];&quot;Y&quot;;&quot;N&quot;)" office:value-type="string" office:string-value="Y" calcext:value-type="string">
            <text:p>Y</text:p>
          </table:table-cell>
          <table:table-cell table:formula="of:=([.G15]+[.H15])-[.Q15]/INNER_VEL" office:value-type="float" office:value="44.514696969697" calcext:value-type="float">
            <text:p>44.51</text:p>
          </table:table-cell>
          <table:table-cell table:formula="of:=([.G15]+[.H15])-[.Q15]/OUTER_VEL" office:value-type="float" office:value="44.5121138211382" calcext:value-type="float">
            <text:p>44.51</text:p>
          </table:table-cell>
          <table:table-cell table:number-columns-repeated="2"/>
          <table:table-cell table:style-name="ce1" office:value-type="string" calcext:value-type="string">
            <text:p>Max – skew</text:p>
          </table:table-cell>
          <table:table-cell table:formula="of:=MIN([.Q2:.Q999])" office:value-type="float" office:value="-8.97750000000002" calcext:value-type="float">
            <text:p>-8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L20</text:p>
          </table:table-cell>
          <table:table-cell office:value-type="string" calcext:value-type="string">
            <text:p>CA</text:p>
          </table:table-cell>
          <table:table-cell table:style-name="ce3" office:value-type="float" office:value="70.371" calcext:value-type="float">
            <text:p>70.37</text:p>
          </table:table-cell>
          <table:table-cell table:style-name="ce3" office:value-type="float" office:value="71.078" calcext:value-type="float">
            <text:p>71.08</text:p>
          </table:table-cell>
          <table:table-cell table:style-name="ce4" table:formula="of:=AVERAGE([.D16:.E16])" office:value-type="float" office:value="70.7245" calcext:value-type="float">
            <text:p>70.72</text:p>
          </table:table-cell>
          <table:table-cell/>
          <table:table-cell office:value-type="float" office:value="47.84" calcext:value-type="float">
            <text:p>47.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6]+OUTER_VEL*[.H16]" office:value-type="float" office:value="294.216" calcext:value-type="float">
            <text:p>294.22</text:p>
          </table:table-cell>
          <table:table-cell table:formula="of:=[.I16]*V13_DELAY+[.J16]*V16_DELAY+[.K16]*V18_DELAY" office:value-type="float" office:value="23.4" calcext:value-type="float">
            <text:p>23.40</text:p>
          </table:table-cell>
          <table:table-cell table:formula="of:=[.F16]+[.L16]+[.M16]" office:value-type="float" office:value="388.3405" calcext:value-type="float">
            <text:p>388.34</text:p>
          </table:table-cell>
          <table:table-cell table:formula="of:=IF([.C16]=&quot;Q&quot;;0;1)" office:value-type="float" office:value="1" calcext:value-type="float">
            <text:p>1</text:p>
          </table:table-cell>
          <table:table-cell table:style-name="ce4" table:formula="of:=IF(NOT([.C16] = &quot;Q&quot;);TARGETCA;TARGETQ)" office:value-type="float" office:value="388.38" calcext:value-type="float">
            <text:p>388.38</text:p>
          </table:table-cell>
          <table:table-cell table:style-name="ce19" table:formula="of:=[.N16]-[.P16]" office:value-type="float" office:value="-0.0394999999999754" calcext:value-type="float">
            <text:p>-0.04</text:p>
          </table:table-cell>
          <table:table-cell table:formula="of:=IF([.C16]=&quot;CA&quot;;CATOL;DQTOL)" office:value-type="float" office:value="50" calcext:value-type="float">
            <text:p>50.00</text:p>
          </table:table-cell>
          <table:table-cell table:formula="of:=IF(ABS([.Q16])&lt;[.R16];&quot;Y&quot;;&quot;N&quot;)" office:value-type="string" office:string-value="Y" calcext:value-type="string">
            <text:p>Y</text:p>
          </table:table-cell>
          <table:table-cell table:formula="of:=([.G16]+[.H16])-[.Q16]/INNER_VEL" office:value-type="float" office:value="47.8459848484849" calcext:value-type="float">
            <text:p>47.85</text:p>
          </table:table-cell>
          <table:table-cell table:formula="of:=([.G16]+[.H16])-[.Q16]/OUTER_VEL" office:value-type="float" office:value="47.8464227642276" calcext:value-type="float">
            <text:p>47.8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K21</text:p>
          </table:table-cell>
          <table:table-cell office:value-type="string" calcext:value-type="string">
            <text:p>CA</text:p>
          </table:table-cell>
          <table:table-cell table:style-name="ce3" office:value-type="float" office:value="85.75" calcext:value-type="float">
            <text:p>85.75</text:p>
          </table:table-cell>
          <table:table-cell table:style-name="ce3" office:value-type="float" office:value="86.612" calcext:value-type="float">
            <text:p>86.61</text:p>
          </table:table-cell>
          <table:table-cell table:style-name="ce4" table:formula="of:=AVERAGE([.D17:.E17])" office:value-type="float" office:value="86.181" calcext:value-type="float">
            <text:p>86.18</text:p>
          </table:table-cell>
          <table:table-cell/>
          <table:table-cell office:value-type="float" office:value="45.36" calcext:value-type="float">
            <text:p>45.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7]+OUTER_VEL*[.H17]" office:value-type="float" office:value="278.964" calcext:value-type="float">
            <text:p>278.96</text:p>
          </table:table-cell>
          <table:table-cell table:formula="of:=[.I17]*V13_DELAY+[.J17]*V16_DELAY+[.K17]*V18_DELAY" office:value-type="float" office:value="23.4" calcext:value-type="float">
            <text:p>23.40</text:p>
          </table:table-cell>
          <table:table-cell table:formula="of:=[.F17]+[.L17]+[.M17]" office:value-type="float" office:value="388.545" calcext:value-type="float">
            <text:p>388.55</text:p>
          </table:table-cell>
          <table:table-cell table:formula="of:=IF([.C17]=&quot;Q&quot;;0;1)" office:value-type="float" office:value="1" calcext:value-type="float">
            <text:p>1</text:p>
          </table:table-cell>
          <table:table-cell table:style-name="ce4" table:formula="of:=IF(NOT([.C17] = &quot;Q&quot;);TARGETCA;TARGETQ)" office:value-type="float" office:value="388.38" calcext:value-type="float">
            <text:p>388.38</text:p>
          </table:table-cell>
          <table:table-cell table:style-name="ce19" table:formula="of:=[.N17]-[.P17]" office:value-type="float" office:value="0.164999999999964" calcext:value-type="float">
            <text:p>0.16</text:p>
          </table:table-cell>
          <table:table-cell table:formula="of:=IF([.C17]=&quot;CA&quot;;CATOL;DQTOL)" office:value-type="float" office:value="50" calcext:value-type="float">
            <text:p>50.00</text:p>
          </table:table-cell>
          <table:table-cell table:formula="of:=IF(ABS([.Q17])&lt;[.R17];&quot;Y&quot;;&quot;N&quot;)" office:value-type="string" office:string-value="Y" calcext:value-type="string">
            <text:p>Y</text:p>
          </table:table-cell>
          <table:table-cell table:formula="of:=([.G17]+[.H17])-[.Q17]/INNER_VEL" office:value-type="float" office:value="45.335" calcext:value-type="float">
            <text:p>45.34</text:p>
          </table:table-cell>
          <table:table-cell table:formula="of:=([.G17]+[.H17])-[.Q17]/OUTER_VEL" office:value-type="float" office:value="45.3331707317073" calcext:value-type="float">
            <text:p>45.33</text:p>
          </table:table-cell>
          <table:table-cell table:number-columns-repeated="2"/>
          <table:table-cell table:style-name="ce1" office:value-type="string" calcext:value-type="string">
            <text:p>Good</text:p>
          </table:table-cell>
          <table:table-cell table:formula="of:=COUNTIF([.S2:.S103];&quot;Y&quot;)" office:value-type="float" office:value="102" calcext:value-type="float">
            <text:p>102.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K22</text:p>
          </table:table-cell>
          <table:table-cell office:value-type="string" calcext:value-type="string">
            <text:p>CA</text:p>
          </table:table-cell>
          <table:table-cell table:style-name="ce3" office:value-type="float" office:value="87.211" calcext:value-type="float">
            <text:p>87.21</text:p>
          </table:table-cell>
          <table:table-cell table:style-name="ce3" office:value-type="float" office:value="88.088" calcext:value-type="float">
            <text:p>88.09</text:p>
          </table:table-cell>
          <table:table-cell table:style-name="ce4" table:formula="of:=AVERAGE([.D18:.E18])" office:value-type="float" office:value="87.6495" calcext:value-type="float">
            <text:p>87.65</text:p>
          </table:table-cell>
          <table:table-cell/>
          <table:table-cell office:value-type="float" office:value="48.85" calcext:value-type="float">
            <text:p>48.85</text:p>
          </table:table-cell>
          <table:table-cell table:number-columns-repeated="3"/>
          <table:table-cell table:formula="of:=INNER_VEL*[.G18]+OUTER_VEL*[.H18]" office:value-type="float" office:value="300.4275" calcext:value-type="float">
            <text:p>300.43</text:p>
          </table:table-cell>
          <table:table-cell table:formula="of:=[.I18]*V13_DELAY+[.J18]*V16_DELAY+[.K18]*V18_DELAY" office:value-type="float" office:value="0" calcext:value-type="float">
            <text:p>0.00</text:p>
          </table:table-cell>
          <table:table-cell table:formula="of:=[.F18]+[.L18]+[.M18]" office:value-type="float" office:value="388.077" calcext:value-type="float">
            <text:p>388.08</text:p>
          </table:table-cell>
          <table:table-cell table:formula="of:=IF([.C18]=&quot;Q&quot;;0;1)" office:value-type="float" office:value="1" calcext:value-type="float">
            <text:p>1</text:p>
          </table:table-cell>
          <table:table-cell table:style-name="ce4" table:formula="of:=IF(NOT([.C18] = &quot;Q&quot;);TARGETCA;TARGETQ)" office:value-type="float" office:value="388.38" calcext:value-type="float">
            <text:p>388.38</text:p>
          </table:table-cell>
          <table:table-cell table:style-name="ce19" table:formula="of:=[.N18]-[.P18]" office:value-type="float" office:value="-0.302999999999997" calcext:value-type="float">
            <text:p>-0.30</text:p>
          </table:table-cell>
          <table:table-cell table:formula="of:=IF([.C18]=&quot;CA&quot;;CATOL;DQTOL)" office:value-type="float" office:value="50" calcext:value-type="float">
            <text:p>50.00</text:p>
          </table:table-cell>
          <table:table-cell table:formula="of:=IF(ABS([.Q18])&lt;[.R18];&quot;Y&quot;;&quot;N&quot;)" office:value-type="string" office:string-value="Y" calcext:value-type="string">
            <text:p>Y</text:p>
          </table:table-cell>
          <table:table-cell table:formula="of:=([.G18]+[.H18])-[.Q18]/INNER_VEL" office:value-type="float" office:value="48.8959090909091" calcext:value-type="float">
            <text:p>48.90</text:p>
          </table:table-cell>
          <table:table-cell table:formula="of:=([.G18]+[.H18])-[.Q18]/OUTER_VEL" office:value-type="float" office:value="48.8992682926829" calcext:value-type="float">
            <text:p>48.90</text:p>
          </table:table-cell>
          <table:table-cell table:number-columns-repeated="2"/>
          <table:table-cell table:style-name="ce1" office:value-type="string" calcext:value-type="string">
            <text:p>Bad</text:p>
          </table:table-cell>
          <table:table-cell table:formula="of:=102-[.Y17]" office:value-type="float" office:value="0" calcext:value-type="float">
            <text:p>0.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CA</text:p>
          </table:table-cell>
          <table:table-cell table:style-name="ce3" office:value-type="float" office:value="85.596" calcext:value-type="float">
            <text:p>85.60</text:p>
          </table:table-cell>
          <table:table-cell table:style-name="ce3" office:value-type="float" office:value="86.456" calcext:value-type="float">
            <text:p>86.46</text:p>
          </table:table-cell>
          <table:table-cell table:style-name="ce4" table:formula="of:=AVERAGE([.D19:.E19])" office:value-type="float" office:value="86.026" calcext:value-type="float">
            <text:p>86.03</text:p>
          </table:table-cell>
          <table:table-cell/>
          <table:table-cell office:value-type="float" office:value="49.16" calcext:value-type="float">
            <text:p>49.16</text:p>
          </table:table-cell>
          <table:table-cell table:number-columns-repeated="3"/>
          <table:table-cell table:formula="of:=INNER_VEL*[.G19]+OUTER_VEL*[.H19]" office:value-type="float" office:value="302.334" calcext:value-type="float">
            <text:p>302.33</text:p>
          </table:table-cell>
          <table:table-cell table:formula="of:=[.I19]*V13_DELAY+[.J19]*V16_DELAY+[.K19]*V18_DELAY" office:value-type="float" office:value="0" calcext:value-type="float">
            <text:p>0.00</text:p>
          </table:table-cell>
          <table:table-cell table:formula="of:=[.F19]+[.L19]+[.M19]" office:value-type="float" office:value="388.36" calcext:value-type="float">
            <text:p>388.36</text:p>
          </table:table-cell>
          <table:table-cell table:formula="of:=IF([.C19]=&quot;Q&quot;;0;1)" office:value-type="float" office:value="1" calcext:value-type="float">
            <text:p>1</text:p>
          </table:table-cell>
          <table:table-cell table:style-name="ce4" table:formula="of:=IF(NOT([.C19] = &quot;Q&quot;);TARGETCA;TARGETQ)" office:value-type="float" office:value="388.38" calcext:value-type="float">
            <text:p>388.38</text:p>
          </table:table-cell>
          <table:table-cell table:style-name="ce19" table:formula="of:=[.N19]-[.P19]" office:value-type="float" office:value="-0.0199999999999818" calcext:value-type="float">
            <text:p>-0.02</text:p>
          </table:table-cell>
          <table:table-cell table:formula="of:=IF([.C19]=&quot;CA&quot;;CATOL;DQTOL)" office:value-type="float" office:value="50" calcext:value-type="float">
            <text:p>50.00</text:p>
          </table:table-cell>
          <table:table-cell table:formula="of:=IF(ABS([.Q19])&lt;[.R19];&quot;Y&quot;;&quot;N&quot;)" office:value-type="string" office:string-value="Y" calcext:value-type="string">
            <text:p>Y</text:p>
          </table:table-cell>
          <table:table-cell table:formula="of:=([.G19]+[.H19])-[.Q19]/INNER_VEL" office:value-type="float" office:value="49.1630303030303" calcext:value-type="float">
            <text:p>49.16</text:p>
          </table:table-cell>
          <table:table-cell table:formula="of:=([.G19]+[.H19])-[.Q19]/OUTER_VEL" office:value-type="float" office:value="49.1632520325203" calcext:value-type="float">
            <text:p>49.16</text:p>
          </table:table-cell>
          <table:table-cell table:number-columns-repeated="2"/>
          <table:table-cell table:style-name="ce1" office:value-type="string" calcext:value-type="string">
            <text:p>Overall result</text:p>
          </table:table-cell>
          <table:table-cell table:style-name="ce13" table:formula="of:=IF([.Y18]=0;&quot;OK&quot;;&quot;FAIL&quot;)" office:value-type="string" office:string-value="OK" calcext:value-type="string">
            <text:p>OK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CA</text:p>
          </table:table-cell>
          <table:table-cell table:style-name="ce3" office:value-type="float" office:value="90.652" calcext:value-type="float">
            <text:p>90.65</text:p>
          </table:table-cell>
          <table:table-cell table:style-name="ce3" office:value-type="float" office:value="91.563" calcext:value-type="float">
            <text:p>91.56</text:p>
          </table:table-cell>
          <table:table-cell table:style-name="ce4" table:formula="of:=AVERAGE([.D20:.E20])" office:value-type="float" office:value="91.1075" calcext:value-type="float">
            <text:p>91.11</text:p>
          </table:table-cell>
          <table:table-cell/>
          <table:table-cell office:value-type="float" office:value="48.34" calcext:value-type="float">
            <text:p>48.34</text:p>
          </table:table-cell>
          <table:table-cell table:number-columns-repeated="3"/>
          <table:table-cell table:formula="of:=INNER_VEL*[.G20]+OUTER_VEL*[.H20]" office:value-type="float" office:value="297.291" calcext:value-type="float">
            <text:p>297.29</text:p>
          </table:table-cell>
          <table:table-cell table:formula="of:=[.I20]*V13_DELAY+[.J20]*V16_DELAY+[.K20]*V18_DELAY" office:value-type="float" office:value="0" calcext:value-type="float">
            <text:p>0.00</text:p>
          </table:table-cell>
          <table:table-cell table:formula="of:=[.F20]+[.L20]+[.M20]" office:value-type="float" office:value="388.3985" calcext:value-type="float">
            <text:p>388.40</text:p>
          </table:table-cell>
          <table:table-cell table:formula="of:=IF([.C20]=&quot;Q&quot;;0;1)" office:value-type="float" office:value="1" calcext:value-type="float">
            <text:p>1</text:p>
          </table:table-cell>
          <table:table-cell table:style-name="ce4" table:formula="of:=IF(NOT([.C20] = &quot;Q&quot;);TARGETCA;TARGETQ)" office:value-type="float" office:value="388.38" calcext:value-type="float">
            <text:p>388.38</text:p>
          </table:table-cell>
          <table:table-cell table:style-name="ce19" table:formula="of:=[.N20]-[.P20]" office:value-type="float" office:value="0.0185000000000741" calcext:value-type="float">
            <text:p>0.02</text:p>
          </table:table-cell>
          <table:table-cell table:formula="of:=IF([.C20]=&quot;CA&quot;;CATOL;DQTOL)" office:value-type="float" office:value="50" calcext:value-type="float">
            <text:p>50.00</text:p>
          </table:table-cell>
          <table:table-cell table:formula="of:=IF(ABS([.Q20])&lt;[.R20];&quot;Y&quot;;&quot;N&quot;)" office:value-type="string" office:string-value="Y" calcext:value-type="string">
            <text:p>Y</text:p>
          </table:table-cell>
          <table:table-cell table:formula="of:=([.G20]+[.H20])-[.Q20]/INNER_VEL" office:value-type="float" office:value="48.337196969697" calcext:value-type="float">
            <text:p>48.34</text:p>
          </table:table-cell>
          <table:table-cell table:formula="of:=([.G20]+[.H20])-[.Q20]/OUTER_VEL" office:value-type="float" office:value="48.3369918699187" calcext:value-type="float">
            <text:p>48.3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CA</text:p>
          </table:table-cell>
          <table:table-cell table:style-name="ce3" office:value-type="float" office:value="74.347" calcext:value-type="float">
            <text:p>74.35</text:p>
          </table:table-cell>
          <table:table-cell table:style-name="ce3" office:value-type="float" office:value="75.094" calcext:value-type="float">
            <text:p>75.09</text:p>
          </table:table-cell>
          <table:table-cell table:style-name="ce4" table:formula="of:=AVERAGE([.D21:.E21])" office:value-type="float" office:value="74.7205" calcext:value-type="float">
            <text:p>74.72</text:p>
          </table:table-cell>
          <table:table-cell/>
          <table:table-cell office:value-type="float" office:value="51" calcext:value-type="float">
            <text:p>51.00</text:p>
          </table:table-cell>
          <table:table-cell table:number-columns-repeated="3"/>
          <table:table-cell table:formula="of:=INNER_VEL*[.G21]+OUTER_VEL*[.H21]" office:value-type="float" office:value="313.65" calcext:value-type="float">
            <text:p>313.65</text:p>
          </table:table-cell>
          <table:table-cell table:formula="of:=[.I21]*V13_DELAY+[.J21]*V16_DELAY+[.K21]*V18_DELAY" office:value-type="float" office:value="0" calcext:value-type="float">
            <text:p>0.00</text:p>
          </table:table-cell>
          <table:table-cell table:formula="of:=[.F21]+[.L21]+[.M21]" office:value-type="float" office:value="388.3705" calcext:value-type="float">
            <text:p>388.37</text:p>
          </table:table-cell>
          <table:table-cell table:formula="of:=IF([.C21]=&quot;Q&quot;;0;1)" office:value-type="float" office:value="1" calcext:value-type="float">
            <text:p>1</text:p>
          </table:table-cell>
          <table:table-cell table:style-name="ce4" table:formula="of:=IF(NOT([.C21] = &quot;Q&quot;);TARGETCA;TARGETQ)" office:value-type="float" office:value="388.38" calcext:value-type="float">
            <text:p>388.38</text:p>
          </table:table-cell>
          <table:table-cell table:style-name="ce19" table:formula="of:=[.N21]-[.P21]" office:value-type="float" office:value="-0.00950000000000273" calcext:value-type="float">
            <text:p>-0.01</text:p>
          </table:table-cell>
          <table:table-cell table:formula="of:=IF([.C21]=&quot;CA&quot;;CATOL;DQTOL)" office:value-type="float" office:value="50" calcext:value-type="float">
            <text:p>50.00</text:p>
          </table:table-cell>
          <table:table-cell table:formula="of:=IF(ABS([.Q21])&lt;[.R21];&quot;Y&quot;;&quot;N&quot;)" office:value-type="string" office:string-value="Y" calcext:value-type="string">
            <text:p>Y</text:p>
          </table:table-cell>
          <table:table-cell table:formula="of:=([.G21]+[.H21])-[.Q21]/INNER_VEL" office:value-type="float" office:value="51.0014393939394" calcext:value-type="float">
            <text:p>51.00</text:p>
          </table:table-cell>
          <table:table-cell table:formula="of:=([.G21]+[.H21])-[.Q21]/OUTER_VEL" office:value-type="float" office:value="51.0015447154472" calcext:value-type="float">
            <text:p>51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CA</text:p>
          </table:table-cell>
          <table:table-cell table:style-name="ce3" office:value-type="float" office:value="82.076" calcext:value-type="float">
            <text:p>82.08</text:p>
          </table:table-cell>
          <table:table-cell table:style-name="ce3" office:value-type="float" office:value="82.901" calcext:value-type="float">
            <text:p>82.90</text:p>
          </table:table-cell>
          <table:table-cell table:style-name="ce4" table:formula="of:=AVERAGE([.D22:.E22])" office:value-type="float" office:value="82.4885" calcext:value-type="float">
            <text:p>82.49</text:p>
          </table:table-cell>
          <table:table-cell/>
          <table:table-cell office:value-type="float" office:value="45.92" calcext:value-type="float">
            <text:p>45.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22]+OUTER_VEL*[.H22]" office:value-type="float" office:value="282.408" calcext:value-type="float">
            <text:p>282.41</text:p>
          </table:table-cell>
          <table:table-cell table:formula="of:=[.I22]*V13_DELAY+[.J22]*V16_DELAY+[.K22]*V18_DELAY" office:value-type="float" office:value="23.4" calcext:value-type="float">
            <text:p>23.40</text:p>
          </table:table-cell>
          <table:table-cell table:formula="of:=[.F22]+[.L22]+[.M22]" office:value-type="float" office:value="388.2965" calcext:value-type="float">
            <text:p>388.30</text:p>
          </table:table-cell>
          <table:table-cell table:formula="of:=IF([.C22]=&quot;Q&quot;;0;1)" office:value-type="float" office:value="1" calcext:value-type="float">
            <text:p>1</text:p>
          </table:table-cell>
          <table:table-cell table:style-name="ce4" table:formula="of:=IF(NOT([.C22] = &quot;Q&quot;);TARGETCA;TARGETQ)" office:value-type="float" office:value="388.38" calcext:value-type="float">
            <text:p>388.38</text:p>
          </table:table-cell>
          <table:table-cell table:style-name="ce19" table:formula="of:=[.N22]-[.P22]" office:value-type="float" office:value="-0.083500000000015" calcext:value-type="float">
            <text:p>-0.08</text:p>
          </table:table-cell>
          <table:table-cell table:formula="of:=IF([.C22]=&quot;CA&quot;;CATOL;DQTOL)" office:value-type="float" office:value="50" calcext:value-type="float">
            <text:p>50.00</text:p>
          </table:table-cell>
          <table:table-cell table:formula="of:=IF(ABS([.Q22])&lt;[.R22];&quot;Y&quot;;&quot;N&quot;)" office:value-type="string" office:string-value="Y" calcext:value-type="string">
            <text:p>Y</text:p>
          </table:table-cell>
          <table:table-cell table:formula="of:=([.G22]+[.H22])-[.Q22]/INNER_VEL" office:value-type="float" office:value="45.9326515151515" calcext:value-type="float">
            <text:p>45.93</text:p>
          </table:table-cell>
          <table:table-cell table:formula="of:=([.G22]+[.H22])-[.Q22]/OUTER_VEL" office:value-type="float" office:value="45.9335772357724" calcext:value-type="float">
            <text:p>45.9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AA21</text:p>
          </table:table-cell>
          <table:table-cell office:value-type="string" calcext:value-type="string">
            <text:p>CA</text:p>
          </table:table-cell>
          <table:table-cell office:value-type="float" office:value="121.967" calcext:value-type="float">
            <text:p>121.97</text:p>
          </table:table-cell>
          <table:table-cell office:value-type="float" office:value="123.193" calcext:value-type="float">
            <text:p>123.19</text:p>
          </table:table-cell>
          <table:table-cell table:style-name="ce4" table:formula="of:=AVERAGE([.D23:.E23])" office:value-type="float" office:value="122.58" calcext:value-type="float">
            <text:p>122.58</text:p>
          </table:table-cell>
          <table:table-cell office:value-type="float" office:value="38" calcext:value-type="float">
            <text:p>38.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23]+OUTER_VEL*[.H23]" office:value-type="float" office:value="250.8" calcext:value-type="float">
            <text:p>250.80</text:p>
          </table:table-cell>
          <table:table-cell table:formula="of:=[.I23]*V13_DELAY+[.J23]*V16_DELAY+[.K23]*V18_DELAY" office:value-type="float" office:value="15" calcext:value-type="float">
            <text:p>15.00</text:p>
          </table:table-cell>
          <table:table-cell table:formula="of:=[.F23]+[.L23]+[.M23]" office:value-type="float" office:value="388.38" calcext:value-type="float">
            <text:p>388.38</text:p>
          </table:table-cell>
          <table:table-cell table:formula="of:=IF([.C23]=&quot;Q&quot;;0;1)" office:value-type="float" office:value="1" calcext:value-type="float">
            <text:p>1</text:p>
          </table:table-cell>
          <table:table-cell table:style-name="ce4" table:formula="of:=IF(NOT([.C23] = &quot;Q&quot;);TARGETCA;TARGETQ)" office:value-type="float" office:value="388.38" calcext:value-type="float">
            <text:p>388.38</text:p>
          </table:table-cell>
          <table:table-cell table:style-name="ce19" table:formula="of:=[.N23]-[.P23]" office:value-type="float" office:value="0" calcext:value-type="float">
            <text:p>0.00</text:p>
          </table:table-cell>
          <table:table-cell table:formula="of:=IF([.C23]=&quot;CA&quot;;CATOL;DQTOL)" office:value-type="float" office:value="50" calcext:value-type="float">
            <text:p>50.00</text:p>
          </table:table-cell>
          <table:table-cell table:formula="of:=IF(ABS([.Q23])&lt;[.R23];&quot;Y&quot;;&quot;N&quot;)" office:value-type="string" office:string-value="Y" calcext:value-type="string">
            <text:p>Y</text:p>
          </table:table-cell>
          <table:table-cell table:formula="of:=([.G23]+[.H23])-[.Q23]/INNER_VEL" office:value-type="float" office:value="38" calcext:value-type="float">
            <text:p>38.00</text:p>
          </table:table-cell>
          <table:table-cell table:formula="of:=([.G23]+[.H23])-[.Q23]/OUTER_VEL" office:value-type="float" office:value="38" calcext:value-type="float">
            <text:p>38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RPS</text:p>
          </table:table-cell>
          <table:table-cell office:value-type="string" calcext:value-type="string">
            <text:p>N22</text:p>
          </table:table-cell>
          <table:table-cell office:value-type="string" calcext:value-type="string">
            <text:p>CA</text:p>
          </table:table-cell>
          <table:table-cell table:style-name="ce3" office:value-type="float" office:value="91.258" calcext:value-type="float">
            <text:p>91.26</text:p>
          </table:table-cell>
          <table:table-cell table:style-name="ce3" office:value-type="float" office:value="92.175" calcext:value-type="float">
            <text:p>92.18</text:p>
          </table:table-cell>
          <table:table-cell table:style-name="ce4" table:formula="of:=AVERAGE([.D24:.E24])" office:value-type="float" office:value="91.7165" calcext:value-type="float">
            <text:p>91.72</text:p>
          </table:table-cell>
          <table:table-cell/>
          <table:table-cell office:value-type="float" office:value="44.42" calcext:value-type="float">
            <text:p>44.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24]+OUTER_VEL*[.H24]" office:value-type="float" office:value="273.183" calcext:value-type="float">
            <text:p>273.18</text:p>
          </table:table-cell>
          <table:table-cell table:formula="of:=[.I24]*V13_DELAY+[.J24]*V16_DELAY+[.K24]*V18_DELAY" office:value-type="float" office:value="23.4" calcext:value-type="float">
            <text:p>23.40</text:p>
          </table:table-cell>
          <table:table-cell table:formula="of:=[.F24]+[.L24]+[.M24]" office:value-type="float" office:value="388.2995" calcext:value-type="float">
            <text:p>388.30</text:p>
          </table:table-cell>
          <table:table-cell table:formula="of:=IF([.C24]=&quot;Q&quot;;0;1)" office:value-type="float" office:value="1" calcext:value-type="float">
            <text:p>1</text:p>
          </table:table-cell>
          <table:table-cell table:style-name="ce4" table:formula="of:=IF(NOT([.C24] = &quot;Q&quot;);TARGETCA;TARGETQ)" office:value-type="float" office:value="388.38" calcext:value-type="float">
            <text:p>388.38</text:p>
          </table:table-cell>
          <table:table-cell table:style-name="ce19" table:formula="of:=[.N24]-[.P24]" office:value-type="float" office:value="-0.0804999999999723" calcext:value-type="float">
            <text:p>-0.08</text:p>
          </table:table-cell>
          <table:table-cell table:formula="of:=IF([.C24]=&quot;CA&quot;;CATOL;DQTOL)" office:value-type="float" office:value="50" calcext:value-type="float">
            <text:p>50.00</text:p>
          </table:table-cell>
          <table:table-cell table:formula="of:=IF(ABS([.Q24])&lt;[.R24];&quot;Y&quot;;&quot;N&quot;)" office:value-type="string" office:string-value="Y" calcext:value-type="string">
            <text:p>Y</text:p>
          </table:table-cell>
          <table:table-cell table:formula="of:=([.G24]+[.H24])-[.Q24]/INNER_VEL" office:value-type="float" office:value="44.432196969697" calcext:value-type="float">
            <text:p>44.43</text:p>
          </table:table-cell>
          <table:table-cell table:formula="of:=([.G24]+[.H24])-[.Q24]/OUTER_VEL" office:value-type="float" office:value="44.4330894308943" calcext:value-type="float">
            <text:p>44.4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WPS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CA</text:p>
          </table:table-cell>
          <table:table-cell table:style-name="ce3" office:value-type="float" office:value="87.166" calcext:value-type="float">
            <text:p>87.17</text:p>
          </table:table-cell>
          <table:table-cell table:style-name="ce3" office:value-type="float" office:value="88.042" calcext:value-type="float">
            <text:p>88.04</text:p>
          </table:table-cell>
          <table:table-cell table:style-name="ce4" table:formula="of:=AVERAGE([.D25:.E25])" office:value-type="float" office:value="87.604" calcext:value-type="float">
            <text:p>87.60</text:p>
          </table:table-cell>
          <table:table-cell/>
          <table:table-cell office:value-type="float" office:value="45.1" calcext:value-type="float">
            <text:p>45.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25]+OUTER_VEL*[.H25]" office:value-type="float" office:value="277.365" calcext:value-type="float">
            <text:p>277.37</text:p>
          </table:table-cell>
          <table:table-cell table:formula="of:=[.I25]*V13_DELAY+[.J25]*V16_DELAY+[.K25]*V18_DELAY" office:value-type="float" office:value="23.4" calcext:value-type="float">
            <text:p>23.40</text:p>
          </table:table-cell>
          <table:table-cell table:formula="of:=[.F25]+[.L25]+[.M25]" office:value-type="float" office:value="388.369" calcext:value-type="float">
            <text:p>388.37</text:p>
          </table:table-cell>
          <table:table-cell table:formula="of:=IF([.C25]=&quot;Q&quot;;0;1)" office:value-type="float" office:value="1" calcext:value-type="float">
            <text:p>1</text:p>
          </table:table-cell>
          <table:table-cell table:style-name="ce4" table:formula="of:=IF(NOT([.C25] = &quot;Q&quot;);TARGETCA;TARGETQ)" office:value-type="float" office:value="388.38" calcext:value-type="float">
            <text:p>388.38</text:p>
          </table:table-cell>
          <table:table-cell table:style-name="ce19" table:formula="of:=[.N25]-[.P25]" office:value-type="float" office:value="-0.0110000000000241" calcext:value-type="float">
            <text:p>-0.01</text:p>
          </table:table-cell>
          <table:table-cell table:formula="of:=IF([.C25]=&quot;CA&quot;;CATOL;DQTOL)" office:value-type="float" office:value="50" calcext:value-type="float">
            <text:p>50.00</text:p>
          </table:table-cell>
          <table:table-cell table:formula="of:=IF(ABS([.Q25])&lt;[.R25];&quot;Y&quot;;&quot;N&quot;)" office:value-type="string" office:string-value="Y" calcext:value-type="string">
            <text:p>Y</text:p>
          </table:table-cell>
          <table:table-cell table:formula="of:=([.G25]+[.H25])-[.Q25]/INNER_VEL" office:value-type="float" office:value="45.1016666666667" calcext:value-type="float">
            <text:p>45.10</text:p>
          </table:table-cell>
          <table:table-cell table:formula="of:=([.G25]+[.H25])-[.Q25]/OUTER_VEL" office:value-type="float" office:value="45.1017886178862" calcext:value-type="float">
            <text:p>45.1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WS0</text:p>
          </table:table-cell>
          <table:table-cell office:value-type="string" calcext:value-type="string">
            <text:p>W19</text:p>
          </table:table-cell>
          <table:table-cell office:value-type="string" calcext:value-type="string">
            <text:p>D</text:p>
          </table:table-cell>
          <table:table-cell office:value-type="float" office:value="98.162" calcext:value-type="float">
            <text:p>98.16</text:p>
          </table:table-cell>
          <table:table-cell office:value-type="float" office:value="99.149" calcext:value-type="float">
            <text:p>99.15</text:p>
          </table:table-cell>
          <table:table-cell table:style-name="ce4" table:formula="of:=AVERAGE([.D26:.E26])" office:value-type="float" office:value="98.6555" calcext:value-type="float">
            <text:p>98.66</text:p>
          </table:table-cell>
          <table:table-cell office:value-type="float" office:value="41.62" calcext:value-type="float">
            <text:p>41.6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26]+OUTER_VEL*[.H26]" office:value-type="float" office:value="274.692" calcext:value-type="float">
            <text:p>274.69</text:p>
          </table:table-cell>
          <table:table-cell table:formula="of:=[.I26]*V13_DELAY+[.J26]*V16_DELAY+[.K26]*V18_DELAY" office:value-type="float" office:value="15" calcext:value-type="float">
            <text:p>15.00</text:p>
          </table:table-cell>
          <table:table-cell table:formula="of:=[.F26]+[.L26]+[.M26]" office:value-type="float" office:value="388.3475" calcext:value-type="float">
            <text:p>388.35</text:p>
          </table:table-cell>
          <table:table-cell table:formula="of:=IF([.C26]=&quot;Q&quot;;0;1)" office:value-type="float" office:value="1" calcext:value-type="float">
            <text:p>1</text:p>
          </table:table-cell>
          <table:table-cell table:style-name="ce4" table:formula="of:=IF(NOT([.C26] = &quot;Q&quot;);TARGETCA;TARGETQ)" office:value-type="float" office:value="388.38" calcext:value-type="float">
            <text:p>388.38</text:p>
          </table:table-cell>
          <table:table-cell table:style-name="ce19" table:formula="of:=[.N26]-[.P26]" office:value-type="float" office:value="-0.0325000000000273" calcext:value-type="float">
            <text:p>-0.03</text:p>
          </table:table-cell>
          <table:table-cell table:formula="of:=IF([.C26]=&quot;CA&quot;;CATOL;DQTOL)" office:value-type="float" office:value="15" calcext:value-type="float">
            <text:p>15.00</text:p>
          </table:table-cell>
          <table:table-cell table:formula="of:=IF(ABS([.Q26])&lt;[.R26];&quot;Y&quot;;&quot;N&quot;)" office:value-type="string" office:string-value="Y" calcext:value-type="string">
            <text:p>Y</text:p>
          </table:table-cell>
          <table:table-cell table:formula="of:=([.G26]+[.H26])-[.Q26]/INNER_VEL" office:value-type="float" office:value="41.6249242424242" calcext:value-type="float">
            <text:p>41.62</text:p>
          </table:table-cell>
          <table:table-cell table:formula="of:=([.G26]+[.H26])-[.Q26]/OUTER_VEL" office:value-type="float" office:value="41.6252845528455" calcext:value-type="float">
            <text:p>41.6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WS1</text:p>
          </table:table-cell>
          <table:table-cell office:value-type="string" calcext:value-type="string">
            <text:p>Y17</text:p>
          </table:table-cell>
          <table:table-cell office:value-type="string" calcext:value-type="string">
            <text:p>D</text:p>
          </table:table-cell>
          <table:table-cell office:value-type="float" office:value="83.752" calcext:value-type="float">
            <text:p>83.75</text:p>
          </table:table-cell>
          <table:table-cell office:value-type="float" office:value="84.594" calcext:value-type="float">
            <text:p>84.59</text:p>
          </table:table-cell>
          <table:table-cell table:style-name="ce4" table:formula="of:=AVERAGE([.D27:.E27])" office:value-type="float" office:value="84.173" calcext:value-type="float">
            <text:p>84.17</text:p>
          </table:table-cell>
          <table:table-cell office:value-type="float" office:value="43.87" calcext:value-type="float">
            <text:p>43.8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27]+OUTER_VEL*[.H27]" office:value-type="float" office:value="289.542" calcext:value-type="float">
            <text:p>289.54</text:p>
          </table:table-cell>
          <table:table-cell table:formula="of:=[.I27]*V13_DELAY+[.J27]*V16_DELAY+[.K27]*V18_DELAY" office:value-type="float" office:value="15" calcext:value-type="float">
            <text:p>15.00</text:p>
          </table:table-cell>
          <table:table-cell table:formula="of:=[.F27]+[.L27]+[.M27]" office:value-type="float" office:value="388.715" calcext:value-type="float">
            <text:p>388.72</text:p>
          </table:table-cell>
          <table:table-cell table:formula="of:=IF([.C27]=&quot;Q&quot;;0;1)" office:value-type="float" office:value="1" calcext:value-type="float">
            <text:p>1</text:p>
          </table:table-cell>
          <table:table-cell table:style-name="ce4" table:formula="of:=IF(NOT([.C27] = &quot;Q&quot;);TARGETCA;TARGETQ)" office:value-type="float" office:value="388.38" calcext:value-type="float">
            <text:p>388.38</text:p>
          </table:table-cell>
          <table:table-cell table:style-name="ce19" table:formula="of:=[.N27]-[.P27]" office:value-type="float" office:value="0.33499999999998" calcext:value-type="float">
            <text:p>0.33</text:p>
          </table:table-cell>
          <table:table-cell table:formula="of:=IF([.C27]=&quot;CA&quot;;CATOL;DQTOL)" office:value-type="float" office:value="15" calcext:value-type="float">
            <text:p>15.00</text:p>
          </table:table-cell>
          <table:table-cell table:formula="of:=IF(ABS([.Q27])&lt;[.R27];&quot;Y&quot;;&quot;N&quot;)" office:value-type="string" office:string-value="Y" calcext:value-type="string">
            <text:p>Y</text:p>
          </table:table-cell>
          <table:table-cell table:formula="of:=([.G27]+[.H27])-[.Q27]/INNER_VEL" office:value-type="float" office:value="43.8192424242424" calcext:value-type="float">
            <text:p>43.82</text:p>
          </table:table-cell>
          <table:table-cell table:formula="of:=([.G27]+[.H27])-[.Q27]/OUTER_VEL" office:value-type="float" office:value="43.8155284552846" calcext:value-type="float">
            <text:p>43.8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WS2</text:p>
          </table:table-cell>
          <table:table-cell office:value-type="string" calcext:value-type="string">
            <text:p>AA19</text:p>
          </table:table-cell>
          <table:table-cell office:value-type="string" calcext:value-type="string">
            <text:p>D</text:p>
          </table:table-cell>
          <table:table-cell office:value-type="float" office:value="108.891" calcext:value-type="float">
            <text:p>108.89</text:p>
          </table:table-cell>
          <table:table-cell office:value-type="float" office:value="109.985" calcext:value-type="float">
            <text:p>109.99</text:p>
          </table:table-cell>
          <table:table-cell table:style-name="ce4" table:formula="of:=AVERAGE([.D28:.E28])" office:value-type="float" office:value="109.438" calcext:value-type="float">
            <text:p>109.44</text:p>
          </table:table-cell>
          <table:table-cell office:value-type="float" office:value="40" calcext:value-type="float">
            <text:p>40.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28]+OUTER_VEL*[.H28]" office:value-type="float" office:value="264" calcext:value-type="float">
            <text:p>264.00</text:p>
          </table:table-cell>
          <table:table-cell table:formula="of:=[.I28]*V13_DELAY+[.J28]*V16_DELAY+[.K28]*V18_DELAY" office:value-type="float" office:value="15" calcext:value-type="float">
            <text:p>15.00</text:p>
          </table:table-cell>
          <table:table-cell table:formula="of:=[.F28]+[.L28]+[.M28]" office:value-type="float" office:value="388.438" calcext:value-type="float">
            <text:p>388.44</text:p>
          </table:table-cell>
          <table:table-cell table:formula="of:=IF([.C28]=&quot;Q&quot;;0;1)" office:value-type="float" office:value="1" calcext:value-type="float">
            <text:p>1</text:p>
          </table:table-cell>
          <table:table-cell table:style-name="ce4" table:formula="of:=IF(NOT([.C28] = &quot;Q&quot;);TARGETCA;TARGETQ)" office:value-type="float" office:value="388.38" calcext:value-type="float">
            <text:p>388.38</text:p>
          </table:table-cell>
          <table:table-cell table:style-name="ce19" table:formula="of:=[.N28]-[.P28]" office:value-type="float" office:value="0.0579999999999927" calcext:value-type="float">
            <text:p>0.06</text:p>
          </table:table-cell>
          <table:table-cell table:formula="of:=IF([.C28]=&quot;CA&quot;;CATOL;DQTOL)" office:value-type="float" office:value="15" calcext:value-type="float">
            <text:p>15.00</text:p>
          </table:table-cell>
          <table:table-cell table:formula="of:=IF(ABS([.Q28])&lt;[.R28];&quot;Y&quot;;&quot;N&quot;)" office:value-type="string" office:string-value="Y" calcext:value-type="string">
            <text:p>Y</text:p>
          </table:table-cell>
          <table:table-cell table:formula="of:=([.G28]+[.H28])-[.Q28]/INNER_VEL" office:value-type="float" office:value="39.9912121212121" calcext:value-type="float">
            <text:p>39.99</text:p>
          </table:table-cell>
          <table:table-cell table:formula="of:=([.G28]+[.H28])-[.Q28]/OUTER_VEL" office:value-type="float" office:value="39.9905691056911" calcext:value-type="float">
            <text:p>39.9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WS3</text:p>
          </table:table-cell>
          <table:table-cell office:value-type="string" calcext:value-type="string">
            <text:p>W20</text:p>
          </table:table-cell>
          <table:table-cell office:value-type="string" calcext:value-type="string">
            <text:p>D</text:p>
          </table:table-cell>
          <table:table-cell office:value-type="float" office:value="93.122" calcext:value-type="float">
            <text:p>93.12</text:p>
          </table:table-cell>
          <table:table-cell office:value-type="float" office:value="94.058" calcext:value-type="float">
            <text:p>94.06</text:p>
          </table:table-cell>
          <table:table-cell table:style-name="ce4" table:formula="of:=AVERAGE([.D29:.E29])" office:value-type="float" office:value="93.59" calcext:value-type="float">
            <text:p>93.59</text:p>
          </table:table-cell>
          <table:table-cell office:value-type="float" office:value="42.4" calcext:value-type="float">
            <text:p>42.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29]+OUTER_VEL*[.H29]" office:value-type="float" office:value="279.84" calcext:value-type="float">
            <text:p>279.84</text:p>
          </table:table-cell>
          <table:table-cell table:formula="of:=[.I29]*V13_DELAY+[.J29]*V16_DELAY+[.K29]*V18_DELAY" office:value-type="float" office:value="15" calcext:value-type="float">
            <text:p>15.00</text:p>
          </table:table-cell>
          <table:table-cell table:formula="of:=[.F29]+[.L29]+[.M29]" office:value-type="float" office:value="388.43" calcext:value-type="float">
            <text:p>388.43</text:p>
          </table:table-cell>
          <table:table-cell table:formula="of:=IF([.C29]=&quot;Q&quot;;0;1)" office:value-type="float" office:value="1" calcext:value-type="float">
            <text:p>1</text:p>
          </table:table-cell>
          <table:table-cell table:style-name="ce4" table:formula="of:=IF(NOT([.C29] = &quot;Q&quot;);TARGETCA;TARGETQ)" office:value-type="float" office:value="388.38" calcext:value-type="float">
            <text:p>388.38</text:p>
          </table:table-cell>
          <table:table-cell table:style-name="ce19" table:formula="of:=[.N29]-[.P29]" office:value-type="float" office:value="0.0499999999999545" calcext:value-type="float">
            <text:p>0.05</text:p>
          </table:table-cell>
          <table:table-cell table:formula="of:=IF([.C29]=&quot;CA&quot;;CATOL;DQTOL)" office:value-type="float" office:value="15" calcext:value-type="float">
            <text:p>15.00</text:p>
          </table:table-cell>
          <table:table-cell table:formula="of:=IF(ABS([.Q29])&lt;[.R29];&quot;Y&quot;;&quot;N&quot;)" office:value-type="string" office:string-value="Y" calcext:value-type="string">
            <text:p>Y</text:p>
          </table:table-cell>
          <table:table-cell table:formula="of:=([.G29]+[.H29])-[.Q29]/INNER_VEL" office:value-type="float" office:value="42.3924242424243" calcext:value-type="float">
            <text:p>42.39</text:p>
          </table:table-cell>
          <table:table-cell table:formula="of:=([.G29]+[.H29])-[.Q29]/OUTER_VEL" office:value-type="float" office:value="42.3918699186992" calcext:value-type="float">
            <text:p>42.3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A20</text:p>
          </table:table-cell>
          <table:table-cell table:formula="of:=MID([.A30];1;1)" office:value-type="string" office:string-value="D" calcext:value-type="string">
            <text:p>D</text:p>
          </table:table-cell>
          <table:table-cell table:style-name="ce3" office:value-type="float" office:value="122.143" calcext:value-type="float">
            <text:p>122.14</text:p>
          </table:table-cell>
          <table:table-cell table:style-name="ce3" office:value-type="float" office:value="123.371" calcext:value-type="float">
            <text:p>123.37</text:p>
          </table:table-cell>
          <table:table-cell table:style-name="ce4" table:formula="of:=AVERAGE([.D30:.E30])" office:value-type="float" office:value="122.757" calcext:value-type="float">
            <text:p>122.76</text:p>
          </table:table-cell>
          <table:table-cell office:value-type="float" office:value="38" calcext:value-type="float">
            <text:p>38.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30]+OUTER_VEL*[.H30]" office:value-type="float" office:value="250.8" calcext:value-type="float">
            <text:p>250.80</text:p>
          </table:table-cell>
          <table:table-cell table:formula="of:=[.I30]*V13_DELAY+[.J30]*V16_DELAY+[.K30]*V18_DELAY" office:value-type="float" office:value="15" calcext:value-type="float">
            <text:p>15.00</text:p>
          </table:table-cell>
          <table:table-cell table:formula="of:=[.F30]+[.L30]+[.M30]" office:value-type="float" office:value="388.557" calcext:value-type="float">
            <text:p>388.56</text:p>
          </table:table-cell>
          <table:table-cell table:formula="of:=IF([.C30]=&quot;Q&quot;;0;1)" office:value-type="float" office:value="1" calcext:value-type="float">
            <text:p>1</text:p>
          </table:table-cell>
          <table:table-cell table:style-name="ce4" table:formula="of:=IF(NOT([.C30] = &quot;Q&quot;);TARGETCA;TARGETQ)" office:value-type="float" office:value="388.38" calcext:value-type="float">
            <text:p>388.38</text:p>
          </table:table-cell>
          <table:table-cell table:style-name="ce19" table:formula="of:=[.N30]-[.P30]" office:value-type="float" office:value="0.177000000000021" calcext:value-type="float">
            <text:p>0.18</text:p>
          </table:table-cell>
          <table:table-cell table:formula="of:=IF([.C30]=&quot;CA&quot;;CATOL;DQTOL)" office:value-type="float" office:value="15" calcext:value-type="float">
            <text:p>15.00</text:p>
          </table:table-cell>
          <table:table-cell table:formula="of:=IF(ABS([.Q30])&lt;[.R30];&quot;Y&quot;;&quot;N&quot;)" office:value-type="string" office:string-value="Y" calcext:value-type="string">
            <text:p>Y</text:p>
          </table:table-cell>
          <table:table-cell table:formula="of:=([.G30]+[.H30])-[.Q30]/INNER_VEL" office:value-type="float" office:value="37.9731818181818" calcext:value-type="float">
            <text:p>37.97</text:p>
          </table:table-cell>
          <table:table-cell table:formula="of:=([.G30]+[.H30])-[.Q30]/OUTER_VEL" office:value-type="float" office:value="37.9712195121951" calcext:value-type="float">
            <text:p>37.9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21</text:p>
          </table:table-cell>
          <table:table-cell table:formula="of:=MID([.A31];1;1)" office:value-type="string" office:string-value="D" calcext:value-type="string">
            <text:p>D</text:p>
          </table:table-cell>
          <table:table-cell table:style-name="ce3" office:value-type="float" office:value="115.537" calcext:value-type="float">
            <text:p>115.54</text:p>
          </table:table-cell>
          <table:table-cell table:style-name="ce3" office:value-type="float" office:value="116.699" calcext:value-type="float">
            <text:p>116.70</text:p>
          </table:table-cell>
          <table:table-cell table:style-name="ce4" table:formula="of:=AVERAGE([.D31:.E31])" office:value-type="float" office:value="116.118" calcext:value-type="float">
            <text:p>116.12</text:p>
          </table:table-cell>
          <table:table-cell office:value-type="float" office:value="38.05" calcext:value-type="float">
            <text:p>38.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31]+OUTER_VEL*[.H31]" office:value-type="float" office:value="251.13" calcext:value-type="float">
            <text:p>251.13</text:p>
          </table:table-cell>
          <table:table-cell table:formula="of:=[.I31]*V13_DELAY+[.J31]*V16_DELAY+[.K31]*V18_DELAY" office:value-type="float" office:value="15" calcext:value-type="float">
            <text:p>15.00</text:p>
          </table:table-cell>
          <table:table-cell table:formula="of:=[.F31]+[.L31]+[.M31]" office:value-type="float" office:value="382.248" calcext:value-type="float">
            <text:p>382.25</text:p>
          </table:table-cell>
          <table:table-cell table:formula="of:=IF([.C31]=&quot;Q&quot;;0;1)" office:value-type="float" office:value="1" calcext:value-type="float">
            <text:p>1</text:p>
          </table:table-cell>
          <table:table-cell table:style-name="ce4" table:formula="of:=IF(NOT([.C31] = &quot;Q&quot;);TARGETCA;TARGETQ)" office:value-type="float" office:value="388.38" calcext:value-type="float">
            <text:p>388.38</text:p>
          </table:table-cell>
          <table:table-cell table:style-name="ce19" table:formula="of:=[.N31]-[.P31]" office:value-type="float" office:value="-6.13200000000006" calcext:value-type="float">
            <text:p>-6.13</text:p>
          </table:table-cell>
          <table:table-cell table:formula="of:=IF([.C31]=&quot;CA&quot;;CATOL;DQTOL)" office:value-type="float" office:value="15" calcext:value-type="float">
            <text:p>15.00</text:p>
          </table:table-cell>
          <table:table-cell table:formula="of:=IF(ABS([.Q31])&lt;[.R31];&quot;Y&quot;;&quot;N&quot;)" office:value-type="string" office:string-value="Y" calcext:value-type="string">
            <text:p>Y</text:p>
          </table:table-cell>
          <table:table-cell table:formula="of:=([.G31]+[.H31])-[.Q31]/INNER_VEL" office:value-type="float" office:value="38.9790909090909" calcext:value-type="float">
            <text:p>38.98</text:p>
          </table:table-cell>
          <table:table-cell table:formula="of:=([.G31]+[.H31])-[.Q31]/OUTER_VEL" office:value-type="float" office:value="39.0470731707317" calcext:value-type="float">
            <text:p>39.0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E17</text:p>
          </table:table-cell>
          <table:table-cell table:formula="of:=MID([.A32];1;1)" office:value-type="string" office:string-value="D" calcext:value-type="string">
            <text:p>D</text:p>
          </table:table-cell>
          <table:table-cell table:style-name="ce3" office:value-type="float" office:value="86.391" calcext:value-type="float">
            <text:p>86.39</text:p>
          </table:table-cell>
          <table:table-cell table:style-name="ce3" office:value-type="float" office:value="87.259" calcext:value-type="float">
            <text:p>87.26</text:p>
          </table:table-cell>
          <table:table-cell table:style-name="ce4" table:formula="of:=AVERAGE([.D32:.E32])" office:value-type="float" office:value="86.825" calcext:value-type="float">
            <text:p>86.83</text:p>
          </table:table-cell>
          <table:table-cell office:value-type="float" office:value="42.33" calcext:value-type="float">
            <text:p>42.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32]+OUTER_VEL*[.H32]" office:value-type="float" office:value="279.378" calcext:value-type="float">
            <text:p>279.38</text:p>
          </table:table-cell>
          <table:table-cell table:formula="of:=[.I32]*V13_DELAY+[.J32]*V16_DELAY+[.K32]*V18_DELAY" office:value-type="float" office:value="22.2" calcext:value-type="float">
            <text:p>22.20</text:p>
          </table:table-cell>
          <table:table-cell table:formula="of:=[.F32]+[.L32]+[.M32]" office:value-type="float" office:value="388.403" calcext:value-type="float">
            <text:p>388.40</text:p>
          </table:table-cell>
          <table:table-cell table:formula="of:=IF([.C32]=&quot;Q&quot;;0;1)" office:value-type="float" office:value="1" calcext:value-type="float">
            <text:p>1</text:p>
          </table:table-cell>
          <table:table-cell table:style-name="ce4" table:formula="of:=IF(NOT([.C32] = &quot;Q&quot;);TARGETCA;TARGETQ)" office:value-type="float" office:value="388.38" calcext:value-type="float">
            <text:p>388.38</text:p>
          </table:table-cell>
          <table:table-cell table:style-name="ce19" table:formula="of:=[.N32]-[.P32]" office:value-type="float" office:value="0.0229999999999677" calcext:value-type="float">
            <text:p>0.02</text:p>
          </table:table-cell>
          <table:table-cell table:formula="of:=IF([.C32]=&quot;CA&quot;;CATOL;DQTOL)" office:value-type="float" office:value="15" calcext:value-type="float">
            <text:p>15.00</text:p>
          </table:table-cell>
          <table:table-cell table:formula="of:=IF(ABS([.Q32])&lt;[.R32];&quot;Y&quot;;&quot;N&quot;)" office:value-type="string" office:string-value="Y" calcext:value-type="string">
            <text:p>Y</text:p>
          </table:table-cell>
          <table:table-cell table:formula="of:=([.G32]+[.H32])-[.Q32]/INNER_VEL" office:value-type="float" office:value="42.3265151515152" calcext:value-type="float">
            <text:p>42.33</text:p>
          </table:table-cell>
          <table:table-cell table:formula="of:=([.G32]+[.H32])-[.Q32]/OUTER_VEL" office:value-type="float" office:value="42.3262601626016" calcext:value-type="float">
            <text:p>42.3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E16</text:p>
          </table:table-cell>
          <table:table-cell table:formula="of:=MID([.A33];1;1)" office:value-type="string" office:string-value="D" calcext:value-type="string">
            <text:p>D</text:p>
          </table:table-cell>
          <table:table-cell table:style-name="ce3" office:value-type="float" office:value="93.117" calcext:value-type="float">
            <text:p>93.12</text:p>
          </table:table-cell>
          <table:table-cell table:style-name="ce3" office:value-type="float" office:value="94.053" calcext:value-type="float">
            <text:p>94.05</text:p>
          </table:table-cell>
          <table:table-cell table:style-name="ce4" table:formula="of:=AVERAGE([.D33:.E33])" office:value-type="float" office:value="93.585" calcext:value-type="float">
            <text:p>93.59</text:p>
          </table:table-cell>
          <table:table-cell office:value-type="float" office:value="41.26" calcext:value-type="float">
            <text:p>41.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33]+OUTER_VEL*[.H33]" office:value-type="float" office:value="272.316" calcext:value-type="float">
            <text:p>272.32</text:p>
          </table:table-cell>
          <table:table-cell table:formula="of:=[.I33]*V13_DELAY+[.J33]*V16_DELAY+[.K33]*V18_DELAY" office:value-type="float" office:value="22.2" calcext:value-type="float">
            <text:p>22.20</text:p>
          </table:table-cell>
          <table:table-cell table:formula="of:=[.F33]+[.L33]+[.M33]" office:value-type="float" office:value="388.101" calcext:value-type="float">
            <text:p>388.10</text:p>
          </table:table-cell>
          <table:table-cell table:formula="of:=IF([.C33]=&quot;Q&quot;;0;1)" office:value-type="float" office:value="1" calcext:value-type="float">
            <text:p>1</text:p>
          </table:table-cell>
          <table:table-cell table:style-name="ce4" table:formula="of:=IF(NOT([.C33] = &quot;Q&quot;);TARGETCA;TARGETQ)" office:value-type="float" office:value="388.38" calcext:value-type="float">
            <text:p>388.38</text:p>
          </table:table-cell>
          <table:table-cell table:style-name="ce19" table:formula="of:=[.N33]-[.P33]" office:value-type="float" office:value="-0.279000000000053" calcext:value-type="float">
            <text:p>-0.28</text:p>
          </table:table-cell>
          <table:table-cell table:formula="of:=IF([.C33]=&quot;CA&quot;;CATOL;DQTOL)" office:value-type="float" office:value="15" calcext:value-type="float">
            <text:p>15.00</text:p>
          </table:table-cell>
          <table:table-cell table:formula="of:=IF(ABS([.Q33])&lt;[.R33];&quot;Y&quot;;&quot;N&quot;)" office:value-type="string" office:string-value="Y" calcext:value-type="string">
            <text:p>Y</text:p>
          </table:table-cell>
          <table:table-cell table:formula="of:=([.G33]+[.H33])-[.Q33]/INNER_VEL" office:value-type="float" office:value="41.3022727272727" calcext:value-type="float">
            <text:p>41.30</text:p>
          </table:table-cell>
          <table:table-cell table:formula="of:=([.G33]+[.H33])-[.Q33]/OUTER_VEL" office:value-type="float" office:value="41.3053658536585" calcext:value-type="float">
            <text:p>41.3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J16</text:p>
          </table:table-cell>
          <table:table-cell table:formula="of:=MID([.A34];1;1)" office:value-type="string" office:string-value="D" calcext:value-type="string">
            <text:p>D</text:p>
          </table:table-cell>
          <table:table-cell table:style-name="ce3" office:value-type="float" office:value="50.666" calcext:value-type="float">
            <text:p>50.67</text:p>
          </table:table-cell>
          <table:table-cell table:style-name="ce3" office:value-type="float" office:value="51.175" calcext:value-type="float">
            <text:p>51.18</text:p>
          </table:table-cell>
          <table:table-cell table:style-name="ce4" table:formula="of:=AVERAGE([.D34:.E34])" office:value-type="float" office:value="50.9205" calcext:value-type="float">
            <text:p>50.92</text:p>
          </table:table-cell>
          <table:table-cell office:value-type="float" office:value="48.86" calcext:value-type="float">
            <text:p>48.8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34]+OUTER_VEL*[.H34]" office:value-type="float" office:value="322.476" calcext:value-type="float">
            <text:p>322.48</text:p>
          </table:table-cell>
          <table:table-cell table:formula="of:=[.I34]*V13_DELAY+[.J34]*V16_DELAY+[.K34]*V18_DELAY" office:value-type="float" office:value="15" calcext:value-type="float">
            <text:p>15.00</text:p>
          </table:table-cell>
          <table:table-cell table:formula="of:=[.F34]+[.L34]+[.M34]" office:value-type="float" office:value="388.3965" calcext:value-type="float">
            <text:p>388.40</text:p>
          </table:table-cell>
          <table:table-cell table:formula="of:=IF([.C34]=&quot;Q&quot;;0;1)" office:value-type="float" office:value="1" calcext:value-type="float">
            <text:p>1</text:p>
          </table:table-cell>
          <table:table-cell table:style-name="ce4" table:formula="of:=IF(NOT([.C34] = &quot;Q&quot;);TARGETCA;TARGETQ)" office:value-type="float" office:value="388.38" calcext:value-type="float">
            <text:p>388.38</text:p>
          </table:table-cell>
          <table:table-cell table:style-name="ce19" table:formula="of:=[.N34]-[.P34]" office:value-type="float" office:value="0.0165000000000077" calcext:value-type="float">
            <text:p>0.02</text:p>
          </table:table-cell>
          <table:table-cell table:formula="of:=IF([.C34]=&quot;CA&quot;;CATOL;DQTOL)" office:value-type="float" office:value="15" calcext:value-type="float">
            <text:p>15.00</text:p>
          </table:table-cell>
          <table:table-cell table:formula="of:=IF(ABS([.Q34])&lt;[.R34];&quot;Y&quot;;&quot;N&quot;)" office:value-type="string" office:string-value="Y" calcext:value-type="string">
            <text:p>Y</text:p>
          </table:table-cell>
          <table:table-cell table:formula="of:=([.G34]+[.H34])-[.Q34]/INNER_VEL" office:value-type="float" office:value="48.8575" calcext:value-type="float">
            <text:p>48.86</text:p>
          </table:table-cell>
          <table:table-cell table:formula="of:=([.G34]+[.H34])-[.Q34]/OUTER_VEL" office:value-type="float" office:value="48.8573170731707" calcext:value-type="float">
            <text:p>48.8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T20</text:p>
          </table:table-cell>
          <table:table-cell table:formula="of:=MID([.A35];1;1)" office:value-type="string" office:string-value="D" calcext:value-type="string">
            <text:p>D</text:p>
          </table:table-cell>
          <table:table-cell office:value-type="float" office:value="75.761" calcext:value-type="float">
            <text:p>75.76</text:p>
          </table:table-cell>
          <table:table-cell office:value-type="float" office:value="76.523" calcext:value-type="float">
            <text:p>76.52</text:p>
          </table:table-cell>
          <table:table-cell table:style-name="ce4" table:formula="of:=AVERAGE([.D35:.E35])" office:value-type="float" office:value="76.142" calcext:value-type="float">
            <text:p>76.14</text:p>
          </table:table-cell>
          <table:table-cell/>
          <table:table-cell office:value-type="float" office:value="50.83" calcext:value-type="float">
            <text:p>50.83</text:p>
          </table:table-cell>
          <table:table-cell table:number-columns-repeated="3"/>
          <table:table-cell table:formula="of:=INNER_VEL*[.G35]+OUTER_VEL*[.H35]" office:value-type="float" office:value="312.6045" calcext:value-type="float">
            <text:p>312.60</text:p>
          </table:table-cell>
          <table:table-cell table:formula="of:=[.I35]*V13_DELAY+[.J35]*V16_DELAY+[.K35]*V18_DELAY" office:value-type="float" office:value="0" calcext:value-type="float">
            <text:p>0.00</text:p>
          </table:table-cell>
          <table:table-cell table:formula="of:=[.F35]+[.L35]+[.M35]" office:value-type="float" office:value="388.7465" calcext:value-type="float">
            <text:p>388.75</text:p>
          </table:table-cell>
          <table:table-cell table:formula="of:=IF([.C35]=&quot;Q&quot;;0;1)" office:value-type="float" office:value="1" calcext:value-type="float">
            <text:p>1</text:p>
          </table:table-cell>
          <table:table-cell table:style-name="ce4" table:formula="of:=IF(NOT([.C35] = &quot;Q&quot;);TARGETCA;TARGETQ)" office:value-type="float" office:value="388.38" calcext:value-type="float">
            <text:p>388.38</text:p>
          </table:table-cell>
          <table:table-cell table:style-name="ce19" table:formula="of:=[.N35]-[.P35]" office:value-type="float" office:value="0.36650000000003" calcext:value-type="float">
            <text:p>0.37</text:p>
          </table:table-cell>
          <table:table-cell table:formula="of:=IF([.C35]=&quot;CA&quot;;CATOL;DQTOL)" office:value-type="float" office:value="15" calcext:value-type="float">
            <text:p>15.00</text:p>
          </table:table-cell>
          <table:table-cell table:formula="of:=IF(ABS([.Q35])&lt;[.R35];&quot;Y&quot;;&quot;N&quot;)" office:value-type="string" office:string-value="Y" calcext:value-type="string">
            <text:p>Y</text:p>
          </table:table-cell>
          <table:table-cell table:formula="of:=([.G35]+[.H35])-[.Q35]/INNER_VEL" office:value-type="float" office:value="50.7744696969697" calcext:value-type="float">
            <text:p>50.77</text:p>
          </table:table-cell>
          <table:table-cell table:formula="of:=([.G35]+[.H35])-[.Q35]/OUTER_VEL" office:value-type="float" office:value="50.770406504065" calcext:value-type="float">
            <text:p>50.7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V14</text:p>
          </table:table-cell>
          <table:table-cell table:formula="of:=MID([.A36];1;1)" office:value-type="string" office:string-value="D" calcext:value-type="string">
            <text:p>D</text:p>
          </table:table-cell>
          <table:table-cell table:style-name="Default" office:value-type="float" office:value="54.464" calcext:value-type="float">
            <text:p>54.464</text:p>
          </table:table-cell>
          <table:table-cell table:style-name="Default" office:value-type="float" office:value="55.011" calcext:value-type="float">
            <text:p>55.011</text:p>
          </table:table-cell>
          <table:table-cell table:style-name="ce4" table:formula="of:=AVERAGE([.D36:.E36])" office:value-type="float" office:value="54.7375" calcext:value-type="float">
            <text:p>54.74</text:p>
          </table:table-cell>
          <table:table-cell office:value-type="float" office:value="48.34" calcext:value-type="float">
            <text:p>48.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36]+OUTER_VEL*[.H36]" office:value-type="float" office:value="319.044" calcext:value-type="float">
            <text:p>319.04</text:p>
          </table:table-cell>
          <table:table-cell table:formula="of:=[.I36]*V13_DELAY+[.J36]*V16_DELAY+[.K36]*V18_DELAY" office:value-type="float" office:value="15" calcext:value-type="float">
            <text:p>15.00</text:p>
          </table:table-cell>
          <table:table-cell table:formula="of:=[.F36]+[.L36]+[.M36]" office:value-type="float" office:value="388.7815" calcext:value-type="float">
            <text:p>388.78</text:p>
          </table:table-cell>
          <table:table-cell table:formula="of:=IF([.C36]=&quot;Q&quot;;0;1)" office:value-type="float" office:value="1" calcext:value-type="float">
            <text:p>1</text:p>
          </table:table-cell>
          <table:table-cell table:style-name="ce4" table:formula="of:=IF(NOT([.C36] = &quot;Q&quot;);TARGETCA;TARGETQ)" office:value-type="float" office:value="388.38" calcext:value-type="float">
            <text:p>388.38</text:p>
          </table:table-cell>
          <table:table-cell table:style-name="ce19" table:formula="of:=[.N36]-[.P36]" office:value-type="float" office:value="0.401499999999999" calcext:value-type="float">
            <text:p>0.40</text:p>
          </table:table-cell>
          <table:table-cell table:formula="of:=IF([.C36]=&quot;CA&quot;;CATOL;DQTOL)" office:value-type="float" office:value="15" calcext:value-type="float">
            <text:p>15.00</text:p>
          </table:table-cell>
          <table:table-cell table:formula="of:=IF(ABS([.Q36])&lt;[.R36];&quot;Y&quot;;&quot;N&quot;)" office:value-type="string" office:string-value="Y" calcext:value-type="string">
            <text:p>Y</text:p>
          </table:table-cell>
          <table:table-cell table:formula="of:=([.G36]+[.H36])-[.Q36]/INNER_VEL" office:value-type="float" office:value="48.2791666666667" calcext:value-type="float">
            <text:p>48.28</text:p>
          </table:table-cell>
          <table:table-cell table:formula="of:=([.G36]+[.H36])-[.Q36]/OUTER_VEL" office:value-type="float" office:value="48.2747154471545" calcext:value-type="float">
            <text:p>48.2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W21</text:p>
          </table:table-cell>
          <table:table-cell table:formula="of:=MID([.A37];1;1)" office:value-type="string" office:string-value="D" calcext:value-type="string">
            <text:p>D</text:p>
          </table:table-cell>
          <table:table-cell office:value-type="float" office:value="106.771" calcext:value-type="float">
            <text:p>106.77</text:p>
          </table:table-cell>
          <table:table-cell office:value-type="float" office:value="107.845" calcext:value-type="float">
            <text:p>107.85</text:p>
          </table:table-cell>
          <table:table-cell table:style-name="ce4" table:formula="of:=AVERAGE([.D37:.E37])" office:value-type="float" office:value="107.308" calcext:value-type="float">
            <text:p>107.31</text:p>
          </table:table-cell>
          <table:table-cell/>
          <table:table-cell office:value-type="float" office:value="45.73" calcext:value-type="float">
            <text:p>45.73</text:p>
          </table:table-cell>
          <table:table-cell table:number-columns-repeated="3"/>
          <table:table-cell table:formula="of:=INNER_VEL*[.G37]+OUTER_VEL*[.H37]" office:value-type="float" office:value="281.2395" calcext:value-type="float">
            <text:p>281.24</text:p>
          </table:table-cell>
          <table:table-cell table:formula="of:=[.I37]*V13_DELAY+[.J37]*V16_DELAY+[.K37]*V18_DELAY" office:value-type="float" office:value="0" calcext:value-type="float">
            <text:p>0.00</text:p>
          </table:table-cell>
          <table:table-cell table:formula="of:=[.F37]+[.L37]+[.M37]" office:value-type="float" office:value="388.5475" calcext:value-type="float">
            <text:p>388.55</text:p>
          </table:table-cell>
          <table:table-cell table:formula="of:=IF([.C37]=&quot;Q&quot;;0;1)" office:value-type="float" office:value="1" calcext:value-type="float">
            <text:p>1</text:p>
          </table:table-cell>
          <table:table-cell table:style-name="ce4" table:formula="of:=IF(NOT([.C37] = &quot;Q&quot;);TARGETCA;TARGETQ)" office:value-type="float" office:value="388.38" calcext:value-type="float">
            <text:p>388.38</text:p>
          </table:table-cell>
          <table:table-cell table:style-name="ce19" table:formula="of:=[.N37]-[.P37]" office:value-type="float" office:value="0.167500000000018" calcext:value-type="float">
            <text:p>0.17</text:p>
          </table:table-cell>
          <table:table-cell table:formula="of:=IF([.C37]=&quot;CA&quot;;CATOL;DQTOL)" office:value-type="float" office:value="15" calcext:value-type="float">
            <text:p>15.00</text:p>
          </table:table-cell>
          <table:table-cell table:formula="of:=IF(ABS([.Q37])&lt;[.R37];&quot;Y&quot;;&quot;N&quot;)" office:value-type="string" office:string-value="Y" calcext:value-type="string">
            <text:p>Y</text:p>
          </table:table-cell>
          <table:table-cell table:formula="of:=([.G37]+[.H37])-[.Q37]/INNER_VEL" office:value-type="float" office:value="45.7046212121212" calcext:value-type="float">
            <text:p>45.70</text:p>
          </table:table-cell>
          <table:table-cell table:formula="of:=([.G37]+[.H37])-[.Q37]/OUTER_VEL" office:value-type="float" office:value="45.7027642276423" calcext:value-type="float">
            <text:p>45.7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Y19</text:p>
          </table:table-cell>
          <table:table-cell office:value-type="string" calcext:value-type="string">
            <text:p>D</text:p>
          </table:table-cell>
          <table:table-cell office:value-type="float" office:value="91.94" calcext:value-type="float">
            <text:p>91.94</text:p>
          </table:table-cell>
          <table:table-cell office:value-type="float" office:value="92.864" calcext:value-type="float">
            <text:p>92.86</text:p>
          </table:table-cell>
          <table:table-cell table:style-name="ce4" table:formula="of:=AVERAGE([.D38:.E38])" office:value-type="float" office:value="92.402" calcext:value-type="float">
            <text:p>92.40</text:p>
          </table:table-cell>
          <table:table-cell/>
          <table:table-cell office:value-type="float" office:value="48.13" calcext:value-type="float">
            <text:p>48.13</text:p>
          </table:table-cell>
          <table:table-cell table:number-columns-repeated="3"/>
          <table:table-cell table:formula="of:=INNER_VEL*[.G38]+OUTER_VEL*[.H38]" office:value-type="float" office:value="295.9995" calcext:value-type="float">
            <text:p>296.00</text:p>
          </table:table-cell>
          <table:table-cell table:formula="of:=[.I38]*V13_DELAY+[.J38]*V16_DELAY+[.K38]*V18_DELAY" office:value-type="float" office:value="0" calcext:value-type="float">
            <text:p>0.00</text:p>
          </table:table-cell>
          <table:table-cell table:formula="of:=[.F38]+[.L38]+[.M38]" office:value-type="float" office:value="388.4015" calcext:value-type="float">
            <text:p>388.40</text:p>
          </table:table-cell>
          <table:table-cell table:formula="of:=IF([.C38]=&quot;Q&quot;;0;1)" office:value-type="float" office:value="1" calcext:value-type="float">
            <text:p>1</text:p>
          </table:table-cell>
          <table:table-cell table:style-name="ce4" table:formula="of:=IF(NOT([.C38] = &quot;Q&quot;);TARGETCA;TARGETQ)" office:value-type="float" office:value="388.38" calcext:value-type="float">
            <text:p>388.38</text:p>
          </table:table-cell>
          <table:table-cell table:style-name="ce19" table:formula="of:=[.N38]-[.P38]" office:value-type="float" office:value="0.0215000000000032" calcext:value-type="float">
            <text:p>0.02</text:p>
          </table:table-cell>
          <table:table-cell table:formula="of:=IF([.C38]=&quot;CA&quot;;CATOL;DQTOL)" office:value-type="float" office:value="15" calcext:value-type="float">
            <text:p>15.00</text:p>
          </table:table-cell>
          <table:table-cell table:formula="of:=IF(ABS([.Q38])&lt;[.R38];&quot;Y&quot;;&quot;N&quot;)" office:value-type="string" office:string-value="Y" calcext:value-type="string">
            <text:p>Y</text:p>
          </table:table-cell>
          <table:table-cell table:formula="of:=([.G38]+[.H38])-[.Q38]/INNER_VEL" office:value-type="float" office:value="48.1267424242424" calcext:value-type="float">
            <text:p>48.13</text:p>
          </table:table-cell>
          <table:table-cell table:formula="of:=([.G38]+[.H38])-[.Q38]/OUTER_VEL" office:value-type="float" office:value="48.1265040650407" calcext:value-type="float">
            <text:p>48.1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AA18</text:p>
          </table:table-cell>
          <table:table-cell table:formula="of:=MID([.A39];1;1)" office:value-type="string" office:string-value="D" calcext:value-type="string">
            <text:p>D</text:p>
          </table:table-cell>
          <table:table-cell office:value-type="float" office:value="100.819" calcext:value-type="float">
            <text:p>100.82</text:p>
          </table:table-cell>
          <table:table-cell office:value-type="float" office:value="101.833" calcext:value-type="float">
            <text:p>101.83</text:p>
          </table:table-cell>
          <table:table-cell table:style-name="ce4" table:formula="of:=AVERAGE([.D39:.E39])" office:value-type="float" office:value="101.326" calcext:value-type="float">
            <text:p>101.33</text:p>
          </table:table-cell>
          <table:table-cell/>
          <table:table-cell office:value-type="float" office:value="45.63" calcext:value-type="float">
            <text:p>45.63</text:p>
          </table:table-cell>
          <table:table-cell table:number-columns-repeated="3"/>
          <table:table-cell table:formula="of:=INNER_VEL*[.G39]+OUTER_VEL*[.H39]" office:value-type="float" office:value="280.6245" calcext:value-type="float">
            <text:p>280.62</text:p>
          </table:table-cell>
          <table:table-cell table:formula="of:=[.I39]*V13_DELAY+[.J39]*V16_DELAY+[.K39]*V18_DELAY" office:value-type="float" office:value="0" calcext:value-type="float">
            <text:p>0.00</text:p>
          </table:table-cell>
          <table:table-cell table:formula="of:=[.F39]+[.L39]+[.M39]" office:value-type="float" office:value="381.9505" calcext:value-type="float">
            <text:p>381.95</text:p>
          </table:table-cell>
          <table:table-cell table:formula="of:=IF([.C39]=&quot;Q&quot;;0;1)" office:value-type="float" office:value="1" calcext:value-type="float">
            <text:p>1</text:p>
          </table:table-cell>
          <table:table-cell table:style-name="ce4" table:formula="of:=IF(NOT([.C39] = &quot;Q&quot;);TARGETCA;TARGETQ)" office:value-type="float" office:value="388.38" calcext:value-type="float">
            <text:p>388.38</text:p>
          </table:table-cell>
          <table:table-cell table:style-name="ce19" table:formula="of:=[.N39]-[.P39]" office:value-type="float" office:value="-6.42949999999996" calcext:value-type="float">
            <text:p>-6.43</text:p>
          </table:table-cell>
          <table:table-cell table:formula="of:=IF([.C39]=&quot;CA&quot;;CATOL;DQTOL)" office:value-type="float" office:value="15" calcext:value-type="float">
            <text:p>15.00</text:p>
          </table:table-cell>
          <table:table-cell table:formula="of:=IF(ABS([.Q39])&lt;[.R39];&quot;Y&quot;;&quot;N&quot;)" office:value-type="string" office:string-value="Y" calcext:value-type="string">
            <text:p>Y</text:p>
          </table:table-cell>
          <table:table-cell table:formula="of:=([.G39]+[.H39])-[.Q39]/INNER_VEL" office:value-type="float" office:value="46.6041666666667" calcext:value-type="float">
            <text:p>46.60</text:p>
          </table:table-cell>
          <table:table-cell table:formula="of:=([.G39]+[.H39])-[.Q39]/OUTER_VEL" office:value-type="float" office:value="46.6754471544715" calcext:value-type="float">
            <text:p>46.6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Y18</text:p>
          </table:table-cell>
          <table:table-cell table:formula="of:=MID([.A40];1;1)" office:value-type="string" office:string-value="D" calcext:value-type="string">
            <text:p>D</text:p>
          </table:table-cell>
          <table:table-cell office:value-type="float" office:value="92.385" calcext:value-type="float">
            <text:p>92.39</text:p>
          </table:table-cell>
          <table:table-cell office:value-type="float" office:value="93.314" calcext:value-type="float">
            <text:p>93.31</text:p>
          </table:table-cell>
          <table:table-cell table:style-name="ce4" table:formula="of:=AVERAGE([.D40:.E40])" office:value-type="float" office:value="92.8495" calcext:value-type="float">
            <text:p>92.85</text:p>
          </table:table-cell>
          <table:table-cell office:value-type="float" office:value="43.19" calcext:value-type="float">
            <text:p>43.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40]+OUTER_VEL*[.H40]" office:value-type="float" office:value="285.054" calcext:value-type="float">
            <text:p>285.05</text:p>
          </table:table-cell>
          <table:table-cell table:formula="of:=[.I40]*V13_DELAY+[.J40]*V16_DELAY+[.K40]*V18_DELAY" office:value-type="float" office:value="15" calcext:value-type="float">
            <text:p>15.00</text:p>
          </table:table-cell>
          <table:table-cell table:formula="of:=[.F40]+[.L40]+[.M40]" office:value-type="float" office:value="392.9035" calcext:value-type="float">
            <text:p>392.90</text:p>
          </table:table-cell>
          <table:table-cell table:formula="of:=IF([.C40]=&quot;Q&quot;;0;1)" office:value-type="float" office:value="1" calcext:value-type="float">
            <text:p>1</text:p>
          </table:table-cell>
          <table:table-cell table:style-name="ce4" table:formula="of:=IF(NOT([.C40] = &quot;Q&quot;);TARGETCA;TARGETQ)" office:value-type="float" office:value="388.38" calcext:value-type="float">
            <text:p>388.38</text:p>
          </table:table-cell>
          <table:table-cell table:style-name="ce19" table:formula="of:=[.N40]-[.P40]" office:value-type="float" office:value="4.52350000000001" calcext:value-type="float">
            <text:p>4.52</text:p>
          </table:table-cell>
          <table:table-cell table:formula="of:=IF([.C40]=&quot;CA&quot;;CATOL;DQTOL)" office:value-type="float" office:value="15" calcext:value-type="float">
            <text:p>15.00</text:p>
          </table:table-cell>
          <table:table-cell table:formula="of:=IF(ABS([.Q40])&lt;[.R40];&quot;Y&quot;;&quot;N&quot;)" office:value-type="string" office:string-value="Y" calcext:value-type="string">
            <text:p>Y</text:p>
          </table:table-cell>
          <table:table-cell table:formula="of:=([.G40]+[.H40])-[.Q40]/INNER_VEL" office:value-type="float" office:value="42.5046212121212" calcext:value-type="float">
            <text:p>42.50</text:p>
          </table:table-cell>
          <table:table-cell table:formula="of:=([.G40]+[.H40])-[.Q40]/OUTER_VEL" office:value-type="float" office:value="42.4544715447154" calcext:value-type="float">
            <text:p>42.4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AB20</text:p>
          </table:table-cell>
          <table:table-cell office:value-type="string" calcext:value-type="string">
            <text:p>D</text:p>
          </table:table-cell>
          <table:table-cell office:value-type="float" office:value="114.49" calcext:value-type="float">
            <text:p>114.49</text:p>
          </table:table-cell>
          <table:table-cell office:value-type="float" office:value="115.64" calcext:value-type="float">
            <text:p>115.64</text:p>
          </table:table-cell>
          <table:table-cell table:style-name="ce4" table:formula="of:=AVERAGE([.D41:.E41])" office:value-type="float" office:value="115.065" calcext:value-type="float">
            <text:p>115.07</text:p>
          </table:table-cell>
          <table:table-cell office:value-type="float" office:value="38.75" calcext:value-type="float">
            <text:p>38.7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41]+OUTER_VEL*[.H41]" office:value-type="float" office:value="255.75" calcext:value-type="float">
            <text:p>255.75</text:p>
          </table:table-cell>
          <table:table-cell table:formula="of:=[.I41]*V13_DELAY+[.J41]*V16_DELAY+[.K41]*V18_DELAY" office:value-type="float" office:value="15" calcext:value-type="float">
            <text:p>15.00</text:p>
          </table:table-cell>
          <table:table-cell table:formula="of:=[.F41]+[.L41]+[.M41]" office:value-type="float" office:value="385.815" calcext:value-type="float">
            <text:p>385.82</text:p>
          </table:table-cell>
          <table:table-cell table:formula="of:=IF([.C41]=&quot;Q&quot;;0;1)" office:value-type="float" office:value="1" calcext:value-type="float">
            <text:p>1</text:p>
          </table:table-cell>
          <table:table-cell table:style-name="ce4" table:formula="of:=IF(NOT([.C41] = &quot;Q&quot;);TARGETCA;TARGETQ)" office:value-type="float" office:value="388.38" calcext:value-type="float">
            <text:p>388.38</text:p>
          </table:table-cell>
          <table:table-cell table:style-name="ce19" table:formula="of:=[.N41]-[.P41]" office:value-type="float" office:value="-2.565" calcext:value-type="float">
            <text:p>-2.57</text:p>
          </table:table-cell>
          <table:table-cell table:formula="of:=IF([.C41]=&quot;CA&quot;;CATOL;DQTOL)" office:value-type="float" office:value="15" calcext:value-type="float">
            <text:p>15.00</text:p>
          </table:table-cell>
          <table:table-cell table:formula="of:=IF(ABS([.Q41])&lt;[.R41];&quot;Y&quot;;&quot;N&quot;)" office:value-type="string" office:string-value="Y" calcext:value-type="string">
            <text:p>Y</text:p>
          </table:table-cell>
          <table:table-cell table:formula="of:=([.G41]+[.H41])-[.Q41]/INNER_VEL" office:value-type="float" office:value="39.1386363636364" calcext:value-type="float">
            <text:p>39.14</text:p>
          </table:table-cell>
          <table:table-cell table:formula="of:=([.G41]+[.H41])-[.Q41]/OUTER_VEL" office:value-type="float" office:value="39.1670731707317" calcext:value-type="float">
            <text:p>39.1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22</text:p>
          </table:table-cell>
          <table:table-cell table:formula="of:=MID([.A42];1;1)" office:value-type="string" office:string-value="D" calcext:value-type="string">
            <text:p>D</text:p>
          </table:table-cell>
          <table:table-cell table:style-name="ce3" office:value-type="float" office:value="119.706" calcext:value-type="float">
            <text:p>119.71</text:p>
          </table:table-cell>
          <table:table-cell table:style-name="ce3" office:value-type="float" office:value="120.91" calcext:value-type="float">
            <text:p>120.91</text:p>
          </table:table-cell>
          <table:table-cell table:style-name="ce4" table:formula="of:=AVERAGE([.D42:.E42])" office:value-type="float" office:value="120.308" calcext:value-type="float">
            <text:p>120.31</text:p>
          </table:table-cell>
          <table:table-cell office:value-type="float" office:value="38.36" calcext:value-type="float">
            <text:p>38.3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42]+OUTER_VEL*[.H42]" office:value-type="float" office:value="253.176" calcext:value-type="float">
            <text:p>253.18</text:p>
          </table:table-cell>
          <table:table-cell table:formula="of:=[.I42]*V13_DELAY+[.J42]*V16_DELAY+[.K42]*V18_DELAY" office:value-type="float" office:value="15" calcext:value-type="float">
            <text:p>15.00</text:p>
          </table:table-cell>
          <table:table-cell table:formula="of:=[.F42]+[.L42]+[.M42]" office:value-type="float" office:value="388.484" calcext:value-type="float">
            <text:p>388.48</text:p>
          </table:table-cell>
          <table:table-cell table:formula="of:=IF([.C42]=&quot;Q&quot;;0;1)" office:value-type="float" office:value="1" calcext:value-type="float">
            <text:p>1</text:p>
          </table:table-cell>
          <table:table-cell table:style-name="ce4" table:formula="of:=IF(NOT([.C42] = &quot;Q&quot;);TARGETCA;TARGETQ)" office:value-type="float" office:value="388.38" calcext:value-type="float">
            <text:p>388.38</text:p>
          </table:table-cell>
          <table:table-cell table:style-name="ce19" table:formula="of:=[.N42]-[.P42]" office:value-type="float" office:value="0.103999999999985" calcext:value-type="float">
            <text:p>0.10</text:p>
          </table:table-cell>
          <table:table-cell table:formula="of:=IF([.C42]=&quot;CA&quot;;CATOL;DQTOL)" office:value-type="float" office:value="15" calcext:value-type="float">
            <text:p>15.00</text:p>
          </table:table-cell>
          <table:table-cell table:formula="of:=IF(ABS([.Q42])&lt;[.R42];&quot;Y&quot;;&quot;N&quot;)" office:value-type="string" office:string-value="Y" calcext:value-type="string">
            <text:p>Y</text:p>
          </table:table-cell>
          <table:table-cell table:formula="of:=([.G42]+[.H42])-[.Q42]/INNER_VEL" office:value-type="float" office:value="38.3442424242424" calcext:value-type="float">
            <text:p>38.34</text:p>
          </table:table-cell>
          <table:table-cell table:formula="of:=([.G42]+[.H42])-[.Q42]/OUTER_VEL" office:value-type="float" office:value="38.3430894308943" calcext:value-type="float">
            <text:p>38.3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W15</text:p>
          </table:table-cell>
          <table:table-cell table:formula="of:=MID([.A43];1;1)" office:value-type="string" office:string-value="D" calcext:value-type="string">
            <text:p>D</text:p>
          </table:table-cell>
          <table:table-cell office:value-type="float" office:value="61.279" calcext:value-type="float">
            <text:p>61.28</text:p>
          </table:table-cell>
          <table:table-cell office:value-type="float" office:value="61.895" calcext:value-type="float">
            <text:p>61.90</text:p>
          </table:table-cell>
          <table:table-cell table:style-name="ce4" table:formula="of:=AVERAGE([.D43:.E43])" office:value-type="float" office:value="61.587" calcext:value-type="float">
            <text:p>61.59</text:p>
          </table:table-cell>
          <table:table-cell office:value-type="float" office:value="46.1" calcext:value-type="float">
            <text:p>46.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3]+OUTER_VEL*[.H43]" office:value-type="float" office:value="304.26" calcext:value-type="float">
            <text:p>304.26</text:p>
          </table:table-cell>
          <table:table-cell table:formula="of:=[.I43]*V13_DELAY+[.J43]*V16_DELAY+[.K43]*V18_DELAY" office:value-type="float" office:value="22.2" calcext:value-type="float">
            <text:p>22.20</text:p>
          </table:table-cell>
          <table:table-cell table:formula="of:=[.F43]+[.L43]+[.M43]" office:value-type="float" office:value="388.047" calcext:value-type="float">
            <text:p>388.05</text:p>
          </table:table-cell>
          <table:table-cell table:formula="of:=IF([.C43]=&quot;Q&quot;;0;1)" office:value-type="float" office:value="1" calcext:value-type="float">
            <text:p>1</text:p>
          </table:table-cell>
          <table:table-cell table:style-name="ce4" table:formula="of:=IF(NOT([.C43] = &quot;Q&quot;);TARGETCA;TARGETQ)" office:value-type="float" office:value="388.38" calcext:value-type="float">
            <text:p>388.38</text:p>
          </table:table-cell>
          <table:table-cell table:style-name="ce19" table:formula="of:=[.N43]-[.P43]" office:value-type="float" office:value="-0.333000000000027" calcext:value-type="float">
            <text:p>-0.33</text:p>
          </table:table-cell>
          <table:table-cell table:formula="of:=IF([.C43]=&quot;CA&quot;;CATOL;DQTOL)" office:value-type="float" office:value="15" calcext:value-type="float">
            <text:p>15.00</text:p>
          </table:table-cell>
          <table:table-cell table:formula="of:=IF(ABS([.Q43])&lt;[.R43];&quot;Y&quot;;&quot;N&quot;)" office:value-type="string" office:string-value="Y" calcext:value-type="string">
            <text:p>Y</text:p>
          </table:table-cell>
          <table:table-cell table:formula="of:=([.G43]+[.H43])-[.Q43]/INNER_VEL" office:value-type="float" office:value="46.1504545454546" calcext:value-type="float">
            <text:p>46.15</text:p>
          </table:table-cell>
          <table:table-cell table:formula="of:=([.G43]+[.H43])-[.Q43]/OUTER_VEL" office:value-type="float" office:value="46.1541463414634" calcext:value-type="float">
            <text:p>46.1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T19</text:p>
          </table:table-cell>
          <table:table-cell table:formula="of:=MID([.A44];1;1)" office:value-type="string" office:string-value="D" calcext:value-type="string">
            <text:p>D</text:p>
          </table:table-cell>
          <table:table-cell office:value-type="float" office:value="74.91" calcext:value-type="float">
            <text:p>74.91</text:p>
          </table:table-cell>
          <table:table-cell office:value-type="float" office:value="75.663" calcext:value-type="float">
            <text:p>75.66</text:p>
          </table:table-cell>
          <table:table-cell table:style-name="ce4" table:formula="of:=AVERAGE([.D44:.E44])" office:value-type="float" office:value="75.2865" calcext:value-type="float">
            <text:p>75.29</text:p>
          </table:table-cell>
          <table:table-cell office:value-type="float" office:value="44.6" calcext:value-type="float">
            <text:p>44.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44]+OUTER_VEL*[.H44]" office:value-type="float" office:value="294.36" calcext:value-type="float">
            <text:p>294.36</text:p>
          </table:table-cell>
          <table:table-cell table:formula="of:=[.I44]*V13_DELAY+[.J44]*V16_DELAY+[.K44]*V18_DELAY" office:value-type="float" office:value="15" calcext:value-type="float">
            <text:p>15.00</text:p>
          </table:table-cell>
          <table:table-cell table:formula="of:=[.F44]+[.L44]+[.M44]" office:value-type="float" office:value="384.6465" calcext:value-type="float">
            <text:p>384.65</text:p>
          </table:table-cell>
          <table:table-cell table:formula="of:=IF([.C44]=&quot;Q&quot;;0;1)" office:value-type="float" office:value="1" calcext:value-type="float">
            <text:p>1</text:p>
          </table:table-cell>
          <table:table-cell table:style-name="ce4" table:formula="of:=IF(NOT([.C44] = &quot;Q&quot;);TARGETCA;TARGETQ)" office:value-type="float" office:value="388.38" calcext:value-type="float">
            <text:p>388.38</text:p>
          </table:table-cell>
          <table:table-cell table:style-name="ce19" table:formula="of:=[.N44]-[.P44]" office:value-type="float" office:value="-3.73349999999999" calcext:value-type="float">
            <text:p>-3.73</text:p>
          </table:table-cell>
          <table:table-cell table:formula="of:=IF([.C44]=&quot;CA&quot;;CATOL;DQTOL)" office:value-type="float" office:value="15" calcext:value-type="float">
            <text:p>15.00</text:p>
          </table:table-cell>
          <table:table-cell table:formula="of:=IF(ABS([.Q44])&lt;[.R44];&quot;Y&quot;;&quot;N&quot;)" office:value-type="string" office:string-value="Y" calcext:value-type="string">
            <text:p>Y</text:p>
          </table:table-cell>
          <table:table-cell table:formula="of:=([.G44]+[.H44])-[.Q44]/INNER_VEL" office:value-type="float" office:value="45.1656818181818" calcext:value-type="float">
            <text:p>45.17</text:p>
          </table:table-cell>
          <table:table-cell table:formula="of:=([.G44]+[.H44])-[.Q44]/OUTER_VEL" office:value-type="float" office:value="45.2070731707317" calcext:value-type="float">
            <text:p>45.2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T15</text:p>
          </table:table-cell>
          <table:table-cell table:formula="of:=MID([.A45];1;1)" office:value-type="string" office:string-value="D" calcext:value-type="string">
            <text:p>D</text:p>
          </table:table-cell>
          <table:table-cell office:value-type="float" office:value="38.775" calcext:value-type="float">
            <text:p>38.78</text:p>
          </table:table-cell>
          <table:table-cell office:value-type="float" office:value="39.164" calcext:value-type="float">
            <text:p>39.16</text:p>
          </table:table-cell>
          <table:table-cell table:style-name="ce4" table:formula="of:=AVERAGE([.D45:.E45])" office:value-type="float" office:value="38.9695" calcext:value-type="float">
            <text:p>38.97</text:p>
          </table:table-cell>
          <table:table-cell office:value-type="float" office:value="49.64" calcext:value-type="float">
            <text:p>49.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5]+OUTER_VEL*[.H45]" office:value-type="float" office:value="327.624" calcext:value-type="float">
            <text:p>327.62</text:p>
          </table:table-cell>
          <table:table-cell table:formula="of:=[.I45]*V13_DELAY+[.J45]*V16_DELAY+[.K45]*V18_DELAY" office:value-type="float" office:value="22.2" calcext:value-type="float">
            <text:p>22.20</text:p>
          </table:table-cell>
          <table:table-cell table:formula="of:=[.F45]+[.L45]+[.M45]" office:value-type="float" office:value="388.7935" calcext:value-type="float">
            <text:p>388.79</text:p>
          </table:table-cell>
          <table:table-cell table:formula="of:=IF([.C45]=&quot;Q&quot;;0;1)" office:value-type="float" office:value="1" calcext:value-type="float">
            <text:p>1</text:p>
          </table:table-cell>
          <table:table-cell table:style-name="ce4" table:formula="of:=IF(NOT([.C45] = &quot;Q&quot;);TARGETCA;TARGETQ)" office:value-type="float" office:value="388.38" calcext:value-type="float">
            <text:p>388.38</text:p>
          </table:table-cell>
          <table:table-cell table:style-name="ce19" table:formula="of:=[.N45]-[.P45]" office:value-type="float" office:value="0.413499999999942" calcext:value-type="float">
            <text:p>0.41</text:p>
          </table:table-cell>
          <table:table-cell table:formula="of:=IF([.C45]=&quot;CA&quot;;CATOL;DQTOL)" office:value-type="float" office:value="15" calcext:value-type="float">
            <text:p>15.00</text:p>
          </table:table-cell>
          <table:table-cell table:formula="of:=IF(ABS([.Q45])&lt;[.R45];&quot;Y&quot;;&quot;N&quot;)" office:value-type="string" office:string-value="Y" calcext:value-type="string">
            <text:p>Y</text:p>
          </table:table-cell>
          <table:table-cell table:formula="of:=([.G45]+[.H45])-[.Q45]/INNER_VEL" office:value-type="float" office:value="49.5773484848485" calcext:value-type="float">
            <text:p>49.58</text:p>
          </table:table-cell>
          <table:table-cell table:formula="of:=([.G45]+[.H45])-[.Q45]/OUTER_VEL" office:value-type="float" office:value="49.5727642276423" calcext:value-type="float">
            <text:p>49.5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C13</text:p>
          </table:table-cell>
          <table:table-cell table:formula="of:=MID([.A46];1;1)" office:value-type="string" office:string-value="D" calcext:value-type="string">
            <text:p>D</text:p>
          </table:table-cell>
          <table:table-cell table:style-name="ce3" office:value-type="float" office:value="106.229" calcext:value-type="float">
            <text:p>106.23</text:p>
          </table:table-cell>
          <table:table-cell table:style-name="ce3" office:value-type="float" office:value="107.297" calcext:value-type="float">
            <text:p>107.30</text:p>
          </table:table-cell>
          <table:table-cell table:style-name="ce4" table:formula="of:=AVERAGE([.D46:.E46])" office:value-type="float" office:value="106.763" calcext:value-type="float">
            <text:p>106.76</text:p>
          </table:table-cell>
          <table:table-cell office:value-type="float" office:value="39.85" calcext:value-type="float">
            <text:p>39.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6]+OUTER_VEL*[.H46]" office:value-type="float" office:value="263.01" calcext:value-type="float">
            <text:p>263.01</text:p>
          </table:table-cell>
          <table:table-cell table:formula="of:=[.I46]*V13_DELAY+[.J46]*V16_DELAY+[.K46]*V18_DELAY" office:value-type="float" office:value="22.2" calcext:value-type="float">
            <text:p>22.20</text:p>
          </table:table-cell>
          <table:table-cell table:formula="of:=[.F46]+[.L46]+[.M46]" office:value-type="float" office:value="391.973" calcext:value-type="float">
            <text:p>391.97</text:p>
          </table:table-cell>
          <table:table-cell table:formula="of:=IF([.C46]=&quot;Q&quot;;0;1)" office:value-type="float" office:value="1" calcext:value-type="float">
            <text:p>1</text:p>
          </table:table-cell>
          <table:table-cell table:style-name="ce4" table:formula="of:=IF(NOT([.C46] = &quot;Q&quot;);TARGETCA;TARGETQ)" office:value-type="float" office:value="388.38" calcext:value-type="float">
            <text:p>388.38</text:p>
          </table:table-cell>
          <table:table-cell table:style-name="ce19" table:formula="of:=[.N46]-[.P46]" office:value-type="float" office:value="3.59300000000002" calcext:value-type="float">
            <text:p>3.59</text:p>
          </table:table-cell>
          <table:table-cell table:formula="of:=IF([.C46]=&quot;CA&quot;;CATOL;DQTOL)" office:value-type="float" office:value="15" calcext:value-type="float">
            <text:p>15.00</text:p>
          </table:table-cell>
          <table:table-cell table:formula="of:=IF(ABS([.Q46])&lt;[.R46];&quot;Y&quot;;&quot;N&quot;)" office:value-type="string" office:string-value="Y" calcext:value-type="string">
            <text:p>Y</text:p>
          </table:table-cell>
          <table:table-cell table:formula="of:=([.G46]+[.H46])-[.Q46]/INNER_VEL" office:value-type="float" office:value="39.3056060606061" calcext:value-type="float">
            <text:p>39.31</text:p>
          </table:table-cell>
          <table:table-cell table:formula="of:=([.G46]+[.H46])-[.Q46]/OUTER_VEL" office:value-type="float" office:value="39.2657723577236" calcext:value-type="float">
            <text:p>39.2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D19</text:p>
          </table:table-cell>
          <table:table-cell table:formula="of:=MID([.A47];1;1)" office:value-type="string" office:string-value="D" calcext:value-type="string">
            <text:p>D</text:p>
          </table:table-cell>
          <table:table-cell table:style-name="ce3" office:value-type="float" office:value="91.643" calcext:value-type="float">
            <text:p>91.64</text:p>
          </table:table-cell>
          <table:table-cell table:style-name="ce3" office:value-type="float" office:value="92.564" calcext:value-type="float">
            <text:p>92.56</text:p>
          </table:table-cell>
          <table:table-cell table:style-name="ce4" table:formula="of:=AVERAGE([.D47:.E47])" office:value-type="float" office:value="92.1035" calcext:value-type="float">
            <text:p>92.10</text:p>
          </table:table-cell>
          <table:table-cell office:value-type="float" office:value="40.88" calcext:value-type="float">
            <text:p>40.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7]+OUTER_VEL*[.H47]" office:value-type="float" office:value="269.808" calcext:value-type="float">
            <text:p>269.81</text:p>
          </table:table-cell>
          <table:table-cell table:formula="of:=[.I47]*V13_DELAY+[.J47]*V16_DELAY+[.K47]*V18_DELAY" office:value-type="float" office:value="22.2" calcext:value-type="float">
            <text:p>22.20</text:p>
          </table:table-cell>
          <table:table-cell table:formula="of:=[.F47]+[.L47]+[.M47]" office:value-type="float" office:value="384.1115" calcext:value-type="float">
            <text:p>384.11</text:p>
          </table:table-cell>
          <table:table-cell table:formula="of:=IF([.C47]=&quot;Q&quot;;0;1)" office:value-type="float" office:value="1" calcext:value-type="float">
            <text:p>1</text:p>
          </table:table-cell>
          <table:table-cell table:style-name="ce4" table:formula="of:=IF(NOT([.C47] = &quot;Q&quot;);TARGETCA;TARGETQ)" office:value-type="float" office:value="388.38" calcext:value-type="float">
            <text:p>388.38</text:p>
          </table:table-cell>
          <table:table-cell table:style-name="ce19" table:formula="of:=[.N47]-[.P47]" office:value-type="float" office:value="-4.26850000000002" calcext:value-type="float">
            <text:p>-4.27</text:p>
          </table:table-cell>
          <table:table-cell table:formula="of:=IF([.C47]=&quot;CA&quot;;CATOL;DQTOL)" office:value-type="float" office:value="15" calcext:value-type="float">
            <text:p>15.00</text:p>
          </table:table-cell>
          <table:table-cell table:formula="of:=IF(ABS([.Q47])&lt;[.R47];&quot;Y&quot;;&quot;N&quot;)" office:value-type="string" office:string-value="Y" calcext:value-type="string">
            <text:p>Y</text:p>
          </table:table-cell>
          <table:table-cell table:formula="of:=([.G47]+[.H47])-[.Q47]/INNER_VEL" office:value-type="float" office:value="41.5267424242424" calcext:value-type="float">
            <text:p>41.53</text:p>
          </table:table-cell>
          <table:table-cell table:formula="of:=([.G47]+[.H47])-[.Q47]/OUTER_VEL" office:value-type="float" office:value="41.5740650406504" calcext:value-type="float">
            <text:p>41.5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D17</text:p>
          </table:table-cell>
          <table:table-cell table:formula="of:=MID([.A48];1;1)" office:value-type="string" office:string-value="D" calcext:value-type="string">
            <text:p>D</text:p>
          </table:table-cell>
          <table:table-cell table:style-name="ce3" office:value-type="float" office:value="90.497" calcext:value-type="float">
            <text:p>90.50</text:p>
          </table:table-cell>
          <table:table-cell table:style-name="ce3" office:value-type="float" office:value="91.406" calcext:value-type="float">
            <text:p>91.41</text:p>
          </table:table-cell>
          <table:table-cell table:style-name="ce4" table:formula="of:=AVERAGE([.D48:.E48])" office:value-type="float" office:value="90.9515" calcext:value-type="float">
            <text:p>90.95</text:p>
          </table:table-cell>
          <table:table-cell office:value-type="float" office:value="42.35" calcext:value-type="float">
            <text:p>42.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8]+OUTER_VEL*[.H48]" office:value-type="float" office:value="279.51" calcext:value-type="float">
            <text:p>279.51</text:p>
          </table:table-cell>
          <table:table-cell table:formula="of:=[.I48]*V13_DELAY+[.J48]*V16_DELAY+[.K48]*V18_DELAY" office:value-type="float" office:value="22.2" calcext:value-type="float">
            <text:p>22.20</text:p>
          </table:table-cell>
          <table:table-cell table:formula="of:=[.F48]+[.L48]+[.M48]" office:value-type="float" office:value="392.6615" calcext:value-type="float">
            <text:p>392.66</text:p>
          </table:table-cell>
          <table:table-cell table:formula="of:=IF([.C48]=&quot;Q&quot;;0;1)" office:value-type="float" office:value="1" calcext:value-type="float">
            <text:p>1</text:p>
          </table:table-cell>
          <table:table-cell table:style-name="ce4" table:formula="of:=IF(NOT([.C48] = &quot;Q&quot;);TARGETCA;TARGETQ)" office:value-type="float" office:value="388.38" calcext:value-type="float">
            <text:p>388.38</text:p>
          </table:table-cell>
          <table:table-cell table:style-name="ce19" table:formula="of:=[.N48]-[.P48]" office:value-type="float" office:value="4.28149999999999" calcext:value-type="float">
            <text:p>4.28</text:p>
          </table:table-cell>
          <table:table-cell table:formula="of:=IF([.C48]=&quot;CA&quot;;CATOL;DQTOL)" office:value-type="float" office:value="15" calcext:value-type="float">
            <text:p>15.00</text:p>
          </table:table-cell>
          <table:table-cell table:formula="of:=IF(ABS([.Q48])&lt;[.R48];&quot;Y&quot;;&quot;N&quot;)" office:value-type="string" office:string-value="Y" calcext:value-type="string">
            <text:p>Y</text:p>
          </table:table-cell>
          <table:table-cell table:formula="of:=([.G48]+[.H48])-[.Q48]/INNER_VEL" office:value-type="float" office:value="41.7012878787879" calcext:value-type="float">
            <text:p>41.70</text:p>
          </table:table-cell>
          <table:table-cell table:formula="of:=([.G48]+[.H48])-[.Q48]/OUTER_VEL" office:value-type="float" office:value="41.6538211382114" calcext:value-type="float">
            <text:p>41.6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B18</text:p>
          </table:table-cell>
          <table:table-cell table:formula="of:=MID([.A49];1;1)" office:value-type="string" office:string-value="D" calcext:value-type="string">
            <text:p>D</text:p>
          </table:table-cell>
          <table:table-cell table:style-name="ce3" office:value-type="float" office:value="117.925" calcext:value-type="float">
            <text:p>117.93</text:p>
          </table:table-cell>
          <table:table-cell table:style-name="ce3" office:value-type="float" office:value="119.111" calcext:value-type="float">
            <text:p>119.11</text:p>
          </table:table-cell>
          <table:table-cell table:style-name="ce4" table:formula="of:=AVERAGE([.D49:.E49])" office:value-type="float" office:value="118.518" calcext:value-type="float">
            <text:p>118.52</text:p>
          </table:table-cell>
          <table:table-cell office:value-type="float" office:value="37.4" calcext:value-type="float">
            <text:p>37.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49]+OUTER_VEL*[.H49]" office:value-type="float" office:value="246.84" calcext:value-type="float">
            <text:p>246.84</text:p>
          </table:table-cell>
          <table:table-cell table:formula="of:=[.I49]*V13_DELAY+[.J49]*V16_DELAY+[.K49]*V18_DELAY" office:value-type="float" office:value="22.2" calcext:value-type="float">
            <text:p>22.20</text:p>
          </table:table-cell>
          <table:table-cell table:formula="of:=[.F49]+[.L49]+[.M49]" office:value-type="float" office:value="387.558" calcext:value-type="float">
            <text:p>387.56</text:p>
          </table:table-cell>
          <table:table-cell table:formula="of:=IF([.C49]=&quot;Q&quot;;0;1)" office:value-type="float" office:value="1" calcext:value-type="float">
            <text:p>1</text:p>
          </table:table-cell>
          <table:table-cell table:style-name="ce4" table:formula="of:=IF(NOT([.C49] = &quot;Q&quot;);TARGETCA;TARGETQ)" office:value-type="float" office:value="388.38" calcext:value-type="float">
            <text:p>388.38</text:p>
          </table:table-cell>
          <table:table-cell table:style-name="ce19" table:formula="of:=[.N49]-[.P49]" office:value-type="float" office:value="-0.82200000000006" calcext:value-type="float">
            <text:p>-0.82</text:p>
          </table:table-cell>
          <table:table-cell table:formula="of:=IF([.C49]=&quot;CA&quot;;CATOL;DQTOL)" office:value-type="float" office:value="15" calcext:value-type="float">
            <text:p>15.00</text:p>
          </table:table-cell>
          <table:table-cell table:formula="of:=IF(ABS([.Q49])&lt;[.R49];&quot;Y&quot;;&quot;N&quot;)" office:value-type="string" office:string-value="Y" calcext:value-type="string">
            <text:p>Y</text:p>
          </table:table-cell>
          <table:table-cell table:formula="of:=([.G49]+[.H49])-[.Q49]/INNER_VEL" office:value-type="float" office:value="37.5245454545455" calcext:value-type="float">
            <text:p>37.52</text:p>
          </table:table-cell>
          <table:table-cell table:formula="of:=([.G49]+[.H49])-[.Q49]/OUTER_VEL" office:value-type="float" office:value="37.5336585365854" calcext:value-type="float">
            <text:p>37.5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AB17</text:p>
          </table:table-cell>
          <table:table-cell table:formula="of:=MID([.A50];1;1)" office:value-type="string" office:string-value="D" calcext:value-type="string">
            <text:p>D</text:p>
          </table:table-cell>
          <table:table-cell office:value-type="float" office:value="97.307" calcext:value-type="float">
            <text:p>97.31</text:p>
          </table:table-cell>
          <table:table-cell office:value-type="float" office:value="98.285" calcext:value-type="float">
            <text:p>98.29</text:p>
          </table:table-cell>
          <table:table-cell table:style-name="ce4" table:formula="of:=AVERAGE([.D50:.E50])" office:value-type="float" office:value="97.796" calcext:value-type="float">
            <text:p>97.80</text:p>
          </table:table-cell>
          <table:table-cell office:value-type="float" office:value="39.39" calcext:value-type="float">
            <text:p>39.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0]+OUTER_VEL*[.H50]" office:value-type="float" office:value="259.974" calcext:value-type="float">
            <text:p>259.97</text:p>
          </table:table-cell>
          <table:table-cell table:formula="of:=[.I50]*V13_DELAY+[.J50]*V16_DELAY+[.K50]*V18_DELAY" office:value-type="float" office:value="22.2" calcext:value-type="float">
            <text:p>22.20</text:p>
          </table:table-cell>
          <table:table-cell table:formula="of:=[.F50]+[.L50]+[.M50]" office:value-type="float" office:value="379.97" calcext:value-type="float">
            <text:p>379.97</text:p>
          </table:table-cell>
          <table:table-cell table:formula="of:=IF([.C50]=&quot;Q&quot;;0;1)" office:value-type="float" office:value="1" calcext:value-type="float">
            <text:p>1</text:p>
          </table:table-cell>
          <table:table-cell table:style-name="ce4" table:formula="of:=IF(NOT([.C50] = &quot;Q&quot;);TARGETCA;TARGETQ)" office:value-type="float" office:value="388.38" calcext:value-type="float">
            <text:p>388.38</text:p>
          </table:table-cell>
          <table:table-cell table:style-name="ce19" table:formula="of:=[.N50]-[.P50]" office:value-type="float" office:value="-8.41000000000003" calcext:value-type="float">
            <text:p>-8.41</text:p>
          </table:table-cell>
          <table:table-cell table:formula="of:=IF([.C50]=&quot;CA&quot;;CATOL;DQTOL)" office:value-type="float" office:value="15" calcext:value-type="float">
            <text:p>15.00</text:p>
          </table:table-cell>
          <table:table-cell table:formula="of:=IF(ABS([.Q50])&lt;[.R50];&quot;Y&quot;;&quot;N&quot;)" office:value-type="string" office:string-value="Y" calcext:value-type="string">
            <text:p>Y</text:p>
          </table:table-cell>
          <table:table-cell table:formula="of:=([.G50]+[.H50])-[.Q50]/INNER_VEL" office:value-type="float" office:value="40.6642424242424" calcext:value-type="float">
            <text:p>40.66</text:p>
          </table:table-cell>
          <table:table-cell table:formula="of:=([.G50]+[.H50])-[.Q50]/OUTER_VEL" office:value-type="float" office:value="40.7574796747968" calcext:value-type="float">
            <text:p>40.7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AB16</text:p>
          </table:table-cell>
          <table:table-cell table:formula="of:=MID([.A51];1;1)" office:value-type="string" office:string-value="D" calcext:value-type="string">
            <text:p>D</text:p>
          </table:table-cell>
          <table:table-cell office:value-type="float" office:value="100.357" calcext:value-type="float">
            <text:p>100.36</text:p>
          </table:table-cell>
          <table:table-cell office:value-type="float" office:value="101.365" calcext:value-type="float">
            <text:p>101.37</text:p>
          </table:table-cell>
          <table:table-cell table:style-name="ce4" table:formula="of:=AVERAGE([.D51:.E51])" office:value-type="float" office:value="100.861" calcext:value-type="float">
            <text:p>100.86</text:p>
          </table:table-cell>
          <table:table-cell office:value-type="float" office:value="42.3" calcext:value-type="float">
            <text:p>42.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1]+OUTER_VEL*[.H51]" office:value-type="float" office:value="279.18" calcext:value-type="float">
            <text:p>279.18</text:p>
          </table:table-cell>
          <table:table-cell table:formula="of:=[.I51]*V13_DELAY+[.J51]*V16_DELAY+[.K51]*V18_DELAY" office:value-type="float" office:value="22.2" calcext:value-type="float">
            <text:p>22.20</text:p>
          </table:table-cell>
          <table:table-cell table:formula="of:=[.F51]+[.L51]+[.M51]" office:value-type="float" office:value="402.241" calcext:value-type="float">
            <text:p>402.24</text:p>
          </table:table-cell>
          <table:table-cell table:formula="of:=IF([.C51]=&quot;Q&quot;;0;1)" office:value-type="float" office:value="1" calcext:value-type="float">
            <text:p>1</text:p>
          </table:table-cell>
          <table:table-cell table:style-name="ce4" table:formula="of:=IF(NOT([.C51] = &quot;Q&quot;);TARGETCA;TARGETQ)" office:value-type="float" office:value="388.38" calcext:value-type="float">
            <text:p>388.38</text:p>
          </table:table-cell>
          <table:table-cell table:style-name="ce19" table:formula="of:=[.N51]-[.P51]" office:value-type="float" office:value="13.8609999999999" calcext:value-type="float">
            <text:p>13.86</text:p>
          </table:table-cell>
          <table:table-cell table:formula="of:=IF([.C51]=&quot;CA&quot;;CATOL;DQTOL)" office:value-type="float" office:value="15" calcext:value-type="float">
            <text:p>15.00</text:p>
          </table:table-cell>
          <table:table-cell table:formula="of:=IF(ABS([.Q51])&lt;[.R51];&quot;Y&quot;;&quot;N&quot;)" office:value-type="string" office:string-value="Y" calcext:value-type="string">
            <text:p>Y</text:p>
          </table:table-cell>
          <table:table-cell table:formula="of:=([.G51]+[.H51])-[.Q51]/INNER_VEL" office:value-type="float" office:value="40.1998484848485" calcext:value-type="float">
            <text:p>40.20</text:p>
          </table:table-cell>
          <table:table-cell table:formula="of:=([.G51]+[.H51])-[.Q51]/OUTER_VEL" office:value-type="float" office:value="40.0461788617886" calcext:value-type="float">
            <text:p>40.0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V15</text:p>
          </table:table-cell>
          <table:table-cell table:formula="of:=MID([.A52];1;1)" office:value-type="string" office:string-value="D" calcext:value-type="string">
            <text:p>D</text:p>
          </table:table-cell>
          <table:table-cell office:value-type="float" office:value="59.723" calcext:value-type="float">
            <text:p>59.72</text:p>
          </table:table-cell>
          <table:table-cell office:value-type="float" office:value="60.323" calcext:value-type="float">
            <text:p>60.32</text:p>
          </table:table-cell>
          <table:table-cell table:style-name="ce4" table:formula="of:=AVERAGE([.D52:.E52])" office:value-type="float" office:value="60.023" calcext:value-type="float">
            <text:p>60.02</text:p>
          </table:table-cell>
          <table:table-cell office:value-type="float" office:value="46.4" calcext:value-type="float">
            <text:p>46.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2]+OUTER_VEL*[.H52]" office:value-type="float" office:value="306.24" calcext:value-type="float">
            <text:p>306.24</text:p>
          </table:table-cell>
          <table:table-cell table:formula="of:=[.I52]*V13_DELAY+[.J52]*V16_DELAY+[.K52]*V18_DELAY" office:value-type="float" office:value="22.2" calcext:value-type="float">
            <text:p>22.20</text:p>
          </table:table-cell>
          <table:table-cell table:formula="of:=[.F52]+[.L52]+[.M52]" office:value-type="float" office:value="388.463" calcext:value-type="float">
            <text:p>388.46</text:p>
          </table:table-cell>
          <table:table-cell table:formula="of:=IF([.C52]=&quot;Q&quot;;0;1)" office:value-type="float" office:value="1" calcext:value-type="float">
            <text:p>1</text:p>
          </table:table-cell>
          <table:table-cell table:style-name="ce4" table:formula="of:=IF(NOT([.C52] = &quot;Q&quot;);TARGETCA;TARGETQ)" office:value-type="float" office:value="388.38" calcext:value-type="float">
            <text:p>388.38</text:p>
          </table:table-cell>
          <table:table-cell table:style-name="ce19" table:formula="of:=[.N52]-[.P52]" office:value-type="float" office:value="0.0829999999999131" calcext:value-type="float">
            <text:p>0.08</text:p>
          </table:table-cell>
          <table:table-cell table:formula="of:=IF([.C52]=&quot;CA&quot;;CATOL;DQTOL)" office:value-type="float" office:value="15" calcext:value-type="float">
            <text:p>15.00</text:p>
          </table:table-cell>
          <table:table-cell table:formula="of:=IF(ABS([.Q52])&lt;[.R52];&quot;Y&quot;;&quot;N&quot;)" office:value-type="string" office:string-value="Y" calcext:value-type="string">
            <text:p>Y</text:p>
          </table:table-cell>
          <table:table-cell table:formula="of:=([.G52]+[.H52])-[.Q52]/INNER_VEL" office:value-type="float" office:value="46.3874242424243" calcext:value-type="float">
            <text:p>46.39</text:p>
          </table:table-cell>
          <table:table-cell table:formula="of:=([.G52]+[.H52])-[.Q52]/OUTER_VEL" office:value-type="float" office:value="46.3865040650407" calcext:value-type="float">
            <text:p>46.3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G15</text:p>
          </table:table-cell>
          <table:table-cell table:formula="of:=MID([.A53];1;1)" office:value-type="string" office:string-value="D" calcext:value-type="string">
            <text:p>D</text:p>
          </table:table-cell>
          <table:table-cell table:style-name="ce3" office:value-type="float" office:value="89.663" calcext:value-type="float">
            <text:p>89.66</text:p>
          </table:table-cell>
          <table:table-cell table:style-name="ce3" office:value-type="float" office:value="90.564" calcext:value-type="float">
            <text:p>90.56</text:p>
          </table:table-cell>
          <table:table-cell table:style-name="ce4" table:formula="of:=AVERAGE([.D53:.E53])" office:value-type="float" office:value="90.1135" calcext:value-type="float">
            <text:p>90.11</text:p>
          </table:table-cell>
          <table:table-cell office:value-type="float" office:value="42.92" calcext:value-type="float">
            <text:p>42.9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53]+OUTER_VEL*[.H53]" office:value-type="float" office:value="283.272" calcext:value-type="float">
            <text:p>283.27</text:p>
          </table:table-cell>
          <table:table-cell table:formula="of:=[.I53]*V13_DELAY+[.J53]*V16_DELAY+[.K53]*V18_DELAY" office:value-type="float" office:value="15" calcext:value-type="float">
            <text:p>15.00</text:p>
          </table:table-cell>
          <table:table-cell table:formula="of:=[.F53]+[.L53]+[.M53]" office:value-type="float" office:value="388.3855" calcext:value-type="float">
            <text:p>388.39</text:p>
          </table:table-cell>
          <table:table-cell table:formula="of:=IF([.C53]=&quot;Q&quot;;0;1)" office:value-type="float" office:value="1" calcext:value-type="float">
            <text:p>1</text:p>
          </table:table-cell>
          <table:table-cell table:style-name="ce4" table:formula="of:=IF(NOT([.C53] = &quot;Q&quot;);TARGETCA;TARGETQ)" office:value-type="float" office:value="388.38" calcext:value-type="float">
            <text:p>388.38</text:p>
          </table:table-cell>
          <table:table-cell table:style-name="ce19" table:formula="of:=[.N53]-[.P53]" office:value-type="float" office:value="0.00549999999998363" calcext:value-type="float">
            <text:p>0.01</text:p>
          </table:table-cell>
          <table:table-cell table:formula="of:=IF([.C53]=&quot;CA&quot;;CATOL;DQTOL)" office:value-type="float" office:value="15" calcext:value-type="float">
            <text:p>15.00</text:p>
          </table:table-cell>
          <table:table-cell table:formula="of:=IF(ABS([.Q53])&lt;[.R53];&quot;Y&quot;;&quot;N&quot;)" office:value-type="string" office:string-value="Y" calcext:value-type="string">
            <text:p>Y</text:p>
          </table:table-cell>
          <table:table-cell table:formula="of:=([.G53]+[.H53])-[.Q53]/INNER_VEL" office:value-type="float" office:value="42.9191666666667" calcext:value-type="float">
            <text:p>42.92</text:p>
          </table:table-cell>
          <table:table-cell table:formula="of:=([.G53]+[.H53])-[.Q53]/OUTER_VEL" office:value-type="float" office:value="42.9191056910569" calcext:value-type="float">
            <text:p>42.9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R16</text:p>
          </table:table-cell>
          <table:table-cell table:formula="of:=MID([.A54];1;1)" office:value-type="string" office:string-value="D" calcext:value-type="string">
            <text:p>D</text:p>
          </table:table-cell>
          <table:table-cell office:value-type="float" office:value="46.134" calcext:value-type="float">
            <text:p>46.13</text:p>
          </table:table-cell>
          <table:table-cell office:value-type="float" office:value="46.597" calcext:value-type="float">
            <text:p>46.60</text:p>
          </table:table-cell>
          <table:table-cell table:style-name="ce4" table:formula="of:=AVERAGE([.D54:.E54])" office:value-type="float" office:value="46.3655" calcext:value-type="float">
            <text:p>46.37</text:p>
          </table:table-cell>
          <table:table-cell office:value-type="float" office:value="48.41" calcext:value-type="float">
            <text:p>48.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4]+OUTER_VEL*[.H54]" office:value-type="float" office:value="319.506" calcext:value-type="float">
            <text:p>319.51</text:p>
          </table:table-cell>
          <table:table-cell table:formula="of:=[.I54]*V13_DELAY+[.J54]*V16_DELAY+[.K54]*V18_DELAY" office:value-type="float" office:value="22.2" calcext:value-type="float">
            <text:p>22.20</text:p>
          </table:table-cell>
          <table:table-cell table:formula="of:=[.F54]+[.L54]+[.M54]" office:value-type="float" office:value="388.0715" calcext:value-type="float">
            <text:p>388.07</text:p>
          </table:table-cell>
          <table:table-cell table:formula="of:=IF([.C54]=&quot;Q&quot;;0;1)" office:value-type="float" office:value="1" calcext:value-type="float">
            <text:p>1</text:p>
          </table:table-cell>
          <table:table-cell table:style-name="ce4" table:formula="of:=IF(NOT([.C54] = &quot;Q&quot;);TARGETCA;TARGETQ)" office:value-type="float" office:value="388.38" calcext:value-type="float">
            <text:p>388.38</text:p>
          </table:table-cell>
          <table:table-cell table:style-name="ce19" table:formula="of:=[.N54]-[.P54]" office:value-type="float" office:value="-0.308500000000038" calcext:value-type="float">
            <text:p>-0.31</text:p>
          </table:table-cell>
          <table:table-cell table:formula="of:=IF([.C54]=&quot;CA&quot;;CATOL;DQTOL)" office:value-type="float" office:value="15" calcext:value-type="float">
            <text:p>15.00</text:p>
          </table:table-cell>
          <table:table-cell table:formula="of:=IF(ABS([.Q54])&lt;[.R54];&quot;Y&quot;;&quot;N&quot;)" office:value-type="string" office:string-value="Y" calcext:value-type="string">
            <text:p>Y</text:p>
          </table:table-cell>
          <table:table-cell table:formula="of:=([.G54]+[.H54])-[.Q54]/INNER_VEL" office:value-type="float" office:value="48.4567424242424" calcext:value-type="float">
            <text:p>48.46</text:p>
          </table:table-cell>
          <table:table-cell table:formula="of:=([.G54]+[.H54])-[.Q54]/OUTER_VEL" office:value-type="float" office:value="48.460162601626" calcext:value-type="float">
            <text:p>48.4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B16</text:p>
          </table:table-cell>
          <table:table-cell table:formula="of:=MID([.A55];1;1)" office:value-type="string" office:string-value="D" calcext:value-type="string">
            <text:p>D</text:p>
          </table:table-cell>
          <table:table-cell table:style-name="ce3" office:value-type="float" office:value="113.169" calcext:value-type="float">
            <text:p>113.17</text:p>
          </table:table-cell>
          <table:table-cell table:style-name="ce3" office:value-type="float" office:value="114.307" calcext:value-type="float">
            <text:p>114.31</text:p>
          </table:table-cell>
          <table:table-cell table:style-name="ce4" table:formula="of:=AVERAGE([.D55:.E55])" office:value-type="float" office:value="113.738" calcext:value-type="float">
            <text:p>113.74</text:p>
          </table:table-cell>
          <table:table-cell office:value-type="float" office:value="30.08" calcext:value-type="float">
            <text:p>30.08</text:p>
          </table:table-cell>
          <table:table-cell office:value-type="float" office:value="12.3" calcext:value-type="float">
            <text:p>12.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55]+OUTER_VEL*[.H55]" office:value-type="float" office:value="274.173" calcext:value-type="float">
            <text:p>274.17</text:p>
          </table:table-cell>
          <table:table-cell table:formula="of:=[.I55]*V13_DELAY+[.J55]*V16_DELAY+[.K55]*V18_DELAY" office:value-type="float" office:value="15" calcext:value-type="float">
            <text:p>15.00</text:p>
          </table:table-cell>
          <table:table-cell table:formula="of:=[.F55]+[.L55]+[.M55]" office:value-type="float" office:value="402.911" calcext:value-type="float">
            <text:p>402.91</text:p>
          </table:table-cell>
          <table:table-cell table:formula="of:=IF([.C55]=&quot;Q&quot;;0;1)" office:value-type="float" office:value="1" calcext:value-type="float">
            <text:p>1</text:p>
          </table:table-cell>
          <table:table-cell table:style-name="ce4" table:formula="of:=IF(NOT([.C55] = &quot;Q&quot;);TARGETCA;TARGETQ)" office:value-type="float" office:value="388.38" calcext:value-type="float">
            <text:p>388.38</text:p>
          </table:table-cell>
          <table:table-cell table:formula="of:=[.N55]-[.P55]" office:value-type="float" office:value="14.531" calcext:value-type="float">
            <text:p>14.53</text:p>
          </table:table-cell>
          <table:table-cell table:formula="of:=IF([.C55]=&quot;CA&quot;;CATOL;DQTOL)" office:value-type="float" office:value="15" calcext:value-type="float">
            <text:p>15.00</text:p>
          </table:table-cell>
          <table:table-cell table:style-name="ce5" table:formula="of:=IF(ABS([.Q55])&lt;[.R55];&quot;Y&quot;;&quot;N&quot;)" office:value-type="string" office:string-value="Y" calcext:value-type="string">
            <text:p>Y</text:p>
          </table:table-cell>
          <table:table-cell table:formula="of:=([.G55]+[.H55])-[.Q55]/INNER_VEL" office:value-type="float" office:value="40.1783333333333" calcext:value-type="float">
            <text:p>40.18</text:p>
          </table:table-cell>
          <table:table-cell table:formula="of:=([.G55]+[.H55])-[.Q55]/OUTER_VEL" office:value-type="float" office:value="40.0172357723577" calcext:value-type="float">
            <text:p>40.0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B15</text:p>
          </table:table-cell>
          <table:table-cell table:formula="of:=MID([.A56];1;1)" office:value-type="string" office:string-value="D" calcext:value-type="string">
            <text:p>D</text:p>
          </table:table-cell>
          <table:table-cell table:style-name="ce3" office:value-type="float" office:value="108.742" calcext:value-type="float">
            <text:p>108.74</text:p>
          </table:table-cell>
          <table:table-cell table:style-name="ce3" office:value-type="float" office:value="109.834" calcext:value-type="float">
            <text:p>109.83</text:p>
          </table:table-cell>
          <table:table-cell table:style-name="ce4" table:formula="of:=AVERAGE([.D56:.E56])" office:value-type="float" office:value="109.288" calcext:value-type="float">
            <text:p>109.29</text:p>
          </table:table-cell>
          <table:table-cell office:value-type="float" office:value="29.42" calcext:value-type="float">
            <text:p>29.42</text:p>
          </table:table-cell>
          <table:table-cell office:value-type="float" office:value="12.84" calcext:value-type="float">
            <text:p>12.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56]+OUTER_VEL*[.H56]" office:value-type="float" office:value="273.138" calcext:value-type="float">
            <text:p>273.14</text:p>
          </table:table-cell>
          <table:table-cell table:formula="of:=[.I56]*V13_DELAY+[.J56]*V16_DELAY+[.K56]*V18_DELAY" office:value-type="float" office:value="15" calcext:value-type="float">
            <text:p>15.00</text:p>
          </table:table-cell>
          <table:table-cell table:formula="of:=[.F56]+[.L56]+[.M56]" office:value-type="float" office:value="397.426" calcext:value-type="float">
            <text:p>397.43</text:p>
          </table:table-cell>
          <table:table-cell table:formula="of:=IF([.C56]=&quot;Q&quot;;0;1)" office:value-type="float" office:value="1" calcext:value-type="float">
            <text:p>1</text:p>
          </table:table-cell>
          <table:table-cell table:style-name="ce4" table:formula="of:=IF(NOT([.C56] = &quot;Q&quot;);TARGETCA;TARGETQ)" office:value-type="float" office:value="388.38" calcext:value-type="float">
            <text:p>388.38</text:p>
          </table:table-cell>
          <table:table-cell table:style-name="ce19" table:formula="of:=[.N56]-[.P56]" office:value-type="float" office:value="9.04600000000005" calcext:value-type="float">
            <text:p>9.05</text:p>
          </table:table-cell>
          <table:table-cell table:formula="of:=IF([.C56]=&quot;CA&quot;;CATOL;DQTOL)" office:value-type="float" office:value="15" calcext:value-type="float">
            <text:p>15.00</text:p>
          </table:table-cell>
          <table:table-cell table:formula="of:=IF(ABS([.Q56])&lt;[.R56];&quot;Y&quot;;&quot;N&quot;)" office:value-type="string" office:string-value="Y" calcext:value-type="string">
            <text:p>Y</text:p>
          </table:table-cell>
          <table:table-cell table:formula="of:=([.G56]+[.H56])-[.Q56]/INNER_VEL" office:value-type="float" office:value="40.8893939393939" calcext:value-type="float">
            <text:p>40.89</text:p>
          </table:table-cell>
          <table:table-cell table:formula="of:=([.G56]+[.H56])-[.Q56]/OUTER_VEL" office:value-type="float" office:value="40.7891056910569" calcext:value-type="float">
            <text:p>40.7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C15</text:p>
          </table:table-cell>
          <table:table-cell table:formula="of:=MID([.A57];1;1)" office:value-type="string" office:string-value="D" calcext:value-type="string">
            <text:p>D</text:p>
          </table:table-cell>
          <table:table-cell table:style-name="ce3" office:value-type="float" office:value="98.581" calcext:value-type="float">
            <text:p>98.58</text:p>
          </table:table-cell>
          <table:table-cell table:style-name="ce3" office:value-type="float" office:value="99.571" calcext:value-type="float">
            <text:p>99.57</text:p>
          </table:table-cell>
          <table:table-cell table:style-name="ce4" table:formula="of:=AVERAGE([.D57:.E57])" office:value-type="float" office:value="99.076" calcext:value-type="float">
            <text:p>99.08</text:p>
          </table:table-cell>
          <table:table-cell office:value-type="float" office:value="41.41" calcext:value-type="float">
            <text:p>41.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7]+OUTER_VEL*[.H57]" office:value-type="float" office:value="273.306" calcext:value-type="float">
            <text:p>273.31</text:p>
          </table:table-cell>
          <table:table-cell table:formula="of:=[.I57]*V13_DELAY+[.J57]*V16_DELAY+[.K57]*V18_DELAY" office:value-type="float" office:value="22.2" calcext:value-type="float">
            <text:p>22.20</text:p>
          </table:table-cell>
          <table:table-cell table:formula="of:=[.F57]+[.L57]+[.M57]" office:value-type="float" office:value="394.582" calcext:value-type="float">
            <text:p>394.58</text:p>
          </table:table-cell>
          <table:table-cell table:formula="of:=IF([.C57]=&quot;Q&quot;;0;1)" office:value-type="float" office:value="1" calcext:value-type="float">
            <text:p>1</text:p>
          </table:table-cell>
          <table:table-cell table:style-name="ce4" table:formula="of:=IF(NOT([.C57] = &quot;Q&quot;);TARGETCA;TARGETQ)" office:value-type="float" office:value="388.38" calcext:value-type="float">
            <text:p>388.38</text:p>
          </table:table-cell>
          <table:table-cell table:style-name="ce19" table:formula="of:=[.N57]-[.P57]" office:value-type="float" office:value="6.20199999999994" calcext:value-type="float">
            <text:p>6.20</text:p>
          </table:table-cell>
          <table:table-cell table:formula="of:=IF([.C57]=&quot;CA&quot;;CATOL;DQTOL)" office:value-type="float" office:value="15" calcext:value-type="float">
            <text:p>15.00</text:p>
          </table:table-cell>
          <table:table-cell table:formula="of:=IF(ABS([.Q57])&lt;[.R57];&quot;Y&quot;;&quot;N&quot;)" office:value-type="string" office:string-value="Y" calcext:value-type="string">
            <text:p>Y</text:p>
          </table:table-cell>
          <table:table-cell table:formula="of:=([.G57]+[.H57])-[.Q57]/INNER_VEL" office:value-type="float" office:value="40.470303030303" calcext:value-type="float">
            <text:p>40.47</text:p>
          </table:table-cell>
          <table:table-cell table:formula="of:=([.G57]+[.H57])-[.Q57]/OUTER_VEL" office:value-type="float" office:value="40.4015447154472" calcext:value-type="float">
            <text:p>40.4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A15</text:p>
          </table:table-cell>
          <table:table-cell table:formula="of:=MID([.A58];1;1)" office:value-type="string" office:string-value="D" calcext:value-type="string">
            <text:p>D</text:p>
          </table:table-cell>
          <table:table-cell table:style-name="ce3" office:value-type="float" office:value="109.305" calcext:value-type="float">
            <text:p>109.31</text:p>
          </table:table-cell>
          <table:table-cell table:style-name="ce3" office:value-type="float" office:value="110.403" calcext:value-type="float">
            <text:p>110.40</text:p>
          </table:table-cell>
          <table:table-cell table:style-name="ce4" table:formula="of:=AVERAGE([.D58:.E58])" office:value-type="float" office:value="109.854" calcext:value-type="float">
            <text:p>109.85</text:p>
          </table:table-cell>
          <table:table-cell office:value-type="float" office:value="41.03" calcext:value-type="float">
            <text:p>41.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8]+OUTER_VEL*[.H58]" office:value-type="float" office:value="270.798" calcext:value-type="float">
            <text:p>270.80</text:p>
          </table:table-cell>
          <table:table-cell table:formula="of:=[.I58]*V13_DELAY+[.J58]*V16_DELAY+[.K58]*V18_DELAY" office:value-type="float" office:value="22.2" calcext:value-type="float">
            <text:p>22.20</text:p>
          </table:table-cell>
          <table:table-cell table:formula="of:=[.F58]+[.L58]+[.M58]" office:value-type="float" office:value="402.852" calcext:value-type="float">
            <text:p>402.85</text:p>
          </table:table-cell>
          <table:table-cell table:formula="of:=IF([.C58]=&quot;Q&quot;;0;1)" office:value-type="float" office:value="1" calcext:value-type="float">
            <text:p>1</text:p>
          </table:table-cell>
          <table:table-cell table:style-name="ce4" table:formula="of:=IF(NOT([.C58] = &quot;Q&quot;);TARGETCA;TARGETQ)" office:value-type="float" office:value="388.38" calcext:value-type="float">
            <text:p>388.38</text:p>
          </table:table-cell>
          <table:table-cell table:style-name="ce19" table:formula="of:=[.N58]-[.P58]" office:value-type="float" office:value="14.472" calcext:value-type="float">
            <text:p>14.47</text:p>
          </table:table-cell>
          <table:table-cell table:formula="of:=IF([.C58]=&quot;CA&quot;;CATOL;DQTOL)" office:value-type="float" office:value="15" calcext:value-type="float">
            <text:p>15.00</text:p>
          </table:table-cell>
          <table:table-cell table:formula="of:=IF(ABS([.Q58])&lt;[.R58];&quot;Y&quot;;&quot;N&quot;)" office:value-type="string" office:string-value="Y" calcext:value-type="string">
            <text:p>Y</text:p>
          </table:table-cell>
          <table:table-cell table:formula="of:=([.G58]+[.H58])-[.Q58]/INNER_VEL" office:value-type="float" office:value="38.8372727272727" calcext:value-type="float">
            <text:p>38.84</text:p>
          </table:table-cell>
          <table:table-cell table:formula="of:=([.G58]+[.H58])-[.Q58]/OUTER_VEL" office:value-type="float" office:value="38.6768292682927" calcext:value-type="float">
            <text:p>38.6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D16</text:p>
          </table:table-cell>
          <table:table-cell table:formula="of:=MID([.A59];1;1)" office:value-type="string" office:string-value="D" calcext:value-type="string">
            <text:p>D</text:p>
          </table:table-cell>
          <table:table-cell table:style-name="ce3" office:value-type="float" office:value="91.825" calcext:value-type="float">
            <text:p>91.83</text:p>
          </table:table-cell>
          <table:table-cell table:style-name="ce3" office:value-type="float" office:value="92.748" calcext:value-type="float">
            <text:p>92.75</text:p>
          </table:table-cell>
          <table:table-cell table:style-name="ce4" table:formula="of:=AVERAGE([.D59:.E59])" office:value-type="float" office:value="92.2865" calcext:value-type="float">
            <text:p>92.29</text:p>
          </table:table-cell>
          <table:table-cell office:value-type="float" office:value="41.84" calcext:value-type="float">
            <text:p>41.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59]+OUTER_VEL*[.H59]" office:value-type="float" office:value="276.144" calcext:value-type="float">
            <text:p>276.14</text:p>
          </table:table-cell>
          <table:table-cell table:formula="of:=[.I59]*V13_DELAY+[.J59]*V16_DELAY+[.K59]*V18_DELAY" office:value-type="float" office:value="22.2" calcext:value-type="float">
            <text:p>22.20</text:p>
          </table:table-cell>
          <table:table-cell table:formula="of:=[.F59]+[.L59]+[.M59]" office:value-type="float" office:value="390.6305" calcext:value-type="float">
            <text:p>390.63</text:p>
          </table:table-cell>
          <table:table-cell table:formula="of:=IF([.C59]=&quot;Q&quot;;0;1)" office:value-type="float" office:value="1" calcext:value-type="float">
            <text:p>1</text:p>
          </table:table-cell>
          <table:table-cell table:style-name="ce4" table:formula="of:=IF(NOT([.C59] = &quot;Q&quot;);TARGETCA;TARGETQ)" office:value-type="float" office:value="388.38" calcext:value-type="float">
            <text:p>388.38</text:p>
          </table:table-cell>
          <table:table-cell table:style-name="ce19" table:formula="of:=[.N59]-[.P59]" office:value-type="float" office:value="2.25049999999999" calcext:value-type="float">
            <text:p>2.25</text:p>
          </table:table-cell>
          <table:table-cell table:formula="of:=IF([.C59]=&quot;CA&quot;;CATOL;DQTOL)" office:value-type="float" office:value="15" calcext:value-type="float">
            <text:p>15.00</text:p>
          </table:table-cell>
          <table:table-cell table:formula="of:=IF(ABS([.Q59])&lt;[.R59];&quot;Y&quot;;&quot;N&quot;)" office:value-type="string" office:string-value="Y" calcext:value-type="string">
            <text:p>Y</text:p>
          </table:table-cell>
          <table:table-cell table:formula="of:=([.G59]+[.H59])-[.Q59]/INNER_VEL" office:value-type="float" office:value="41.4990151515152" calcext:value-type="float">
            <text:p>41.50</text:p>
          </table:table-cell>
          <table:table-cell table:formula="of:=([.G59]+[.H59])-[.Q59]/OUTER_VEL" office:value-type="float" office:value="41.4740650406504" calcext:value-type="float">
            <text:p>41.4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G16</text:p>
          </table:table-cell>
          <table:table-cell table:formula="of:=MID([.A60];1;1)" office:value-type="string" office:string-value="D" calcext:value-type="string">
            <text:p>D</text:p>
          </table:table-cell>
          <table:table-cell table:style-name="ce3" office:value-type="float" office:value="91.252" calcext:value-type="float">
            <text:p>91.25</text:p>
          </table:table-cell>
          <table:table-cell table:style-name="ce3" office:value-type="float" office:value="92.169" calcext:value-type="float">
            <text:p>92.17</text:p>
          </table:table-cell>
          <table:table-cell table:style-name="ce4" table:formula="of:=AVERAGE([.D60:.E60])" office:value-type="float" office:value="91.7105" calcext:value-type="float">
            <text:p>91.71</text:p>
          </table:table-cell>
          <table:table-cell office:value-type="float" office:value="42.72" calcext:value-type="float">
            <text:p>42.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60]+OUTER_VEL*[.H60]" office:value-type="float" office:value="281.952" calcext:value-type="float">
            <text:p>281.95</text:p>
          </table:table-cell>
          <table:table-cell table:formula="of:=[.I60]*V13_DELAY+[.J60]*V16_DELAY+[.K60]*V18_DELAY" office:value-type="float" office:value="15" calcext:value-type="float">
            <text:p>15.00</text:p>
          </table:table-cell>
          <table:table-cell table:formula="of:=[.F60]+[.L60]+[.M60]" office:value-type="float" office:value="388.6625" calcext:value-type="float">
            <text:p>388.66</text:p>
          </table:table-cell>
          <table:table-cell table:formula="of:=IF([.C60]=&quot;Q&quot;;0;1)" office:value-type="float" office:value="1" calcext:value-type="float">
            <text:p>1</text:p>
          </table:table-cell>
          <table:table-cell table:style-name="ce4" table:formula="of:=IF(NOT([.C60] = &quot;Q&quot;);TARGETCA;TARGETQ)" office:value-type="float" office:value="388.38" calcext:value-type="float">
            <text:p>388.38</text:p>
          </table:table-cell>
          <table:table-cell table:style-name="ce19" table:formula="of:=[.N60]-[.P60]" office:value-type="float" office:value="0.282500000000027" calcext:value-type="float">
            <text:p>0.28</text:p>
          </table:table-cell>
          <table:table-cell table:formula="of:=IF([.C60]=&quot;CA&quot;;CATOL;DQTOL)" office:value-type="float" office:value="15" calcext:value-type="float">
            <text:p>15.00</text:p>
          </table:table-cell>
          <table:table-cell table:formula="of:=IF(ABS([.Q60])&lt;[.R60];&quot;Y&quot;;&quot;N&quot;)" office:value-type="string" office:string-value="Y" calcext:value-type="string">
            <text:p>Y</text:p>
          </table:table-cell>
          <table:table-cell table:formula="of:=([.G60]+[.H60])-[.Q60]/INNER_VEL" office:value-type="float" office:value="42.677196969697" calcext:value-type="float">
            <text:p>42.68</text:p>
          </table:table-cell>
          <table:table-cell table:formula="of:=([.G60]+[.H60])-[.Q60]/OUTER_VEL" office:value-type="float" office:value="42.6740650406504" calcext:value-type="float">
            <text:p>42.6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T21</text:p>
          </table:table-cell>
          <table:table-cell table:formula="of:=MID([.A61];1;1)" office:value-type="string" office:string-value="D" calcext:value-type="string">
            <text:p>D</text:p>
          </table:table-cell>
          <table:table-cell office:value-type="float" office:value="84.023" calcext:value-type="float">
            <text:p>84.02</text:p>
          </table:table-cell>
          <table:table-cell office:value-type="float" office:value="84.867" calcext:value-type="float">
            <text:p>84.87</text:p>
          </table:table-cell>
          <table:table-cell table:style-name="ce4" table:formula="of:=AVERAGE([.D61:.E61])" office:value-type="float" office:value="84.445" calcext:value-type="float">
            <text:p>84.45</text:p>
          </table:table-cell>
          <table:table-cell/>
          <table:table-cell office:value-type="float" office:value="49.42" calcext:value-type="float">
            <text:p>49.42</text:p>
          </table:table-cell>
          <table:table-cell table:number-columns-repeated="3"/>
          <table:table-cell table:formula="of:=INNER_VEL*[.G61]+OUTER_VEL*[.H61]" office:value-type="float" office:value="303.933" calcext:value-type="float">
            <text:p>303.93</text:p>
          </table:table-cell>
          <table:table-cell table:formula="of:=[.I61]*V13_DELAY+[.J61]*V16_DELAY+[.K61]*V18_DELAY" office:value-type="float" office:value="0" calcext:value-type="float">
            <text:p>0.00</text:p>
          </table:table-cell>
          <table:table-cell table:formula="of:=[.F61]+[.L61]+[.M61]" office:value-type="float" office:value="388.378" calcext:value-type="float">
            <text:p>388.38</text:p>
          </table:table-cell>
          <table:table-cell table:formula="of:=IF([.C61]=&quot;Q&quot;;0;1)" office:value-type="float" office:value="1" calcext:value-type="float">
            <text:p>1</text:p>
          </table:table-cell>
          <table:table-cell table:style-name="ce4" table:formula="of:=IF(NOT([.C61] = &quot;Q&quot;);TARGETCA;TARGETQ)" office:value-type="float" office:value="388.38" calcext:value-type="float">
            <text:p>388.38</text:p>
          </table:table-cell>
          <table:table-cell table:style-name="ce19" table:formula="of:=[.N61]-[.P61]" office:value-type="float" office:value="-0.00199999999995271" calcext:value-type="float">
            <text:p>0.00</text:p>
          </table:table-cell>
          <table:table-cell table:formula="of:=IF([.C61]=&quot;CA&quot;;CATOL;DQTOL)" office:value-type="float" office:value="15" calcext:value-type="float">
            <text:p>15.00</text:p>
          </table:table-cell>
          <table:table-cell table:formula="of:=IF(ABS([.Q61])&lt;[.R61];&quot;Y&quot;;&quot;N&quot;)" office:value-type="string" office:string-value="Y" calcext:value-type="string">
            <text:p>Y</text:p>
          </table:table-cell>
          <table:table-cell table:formula="of:=([.G61]+[.H61])-[.Q61]/INNER_VEL" office:value-type="float" office:value="49.420303030303" calcext:value-type="float">
            <text:p>49.42</text:p>
          </table:table-cell>
          <table:table-cell table:formula="of:=([.G61]+[.H61])-[.Q61]/OUTER_VEL" office:value-type="float" office:value="49.420325203252" calcext:value-type="float">
            <text:p>49.4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U21</text:p>
          </table:table-cell>
          <table:table-cell table:formula="of:=MID([.A62];1;1)" office:value-type="string" office:string-value="D" calcext:value-type="string">
            <text:p>D</text:p>
          </table:table-cell>
          <table:table-cell office:value-type="float" office:value="90.434" calcext:value-type="float">
            <text:p>90.43</text:p>
          </table:table-cell>
          <table:table-cell office:value-type="float" office:value="91.343" calcext:value-type="float">
            <text:p>91.34</text:p>
          </table:table-cell>
          <table:table-cell table:style-name="ce4" table:formula="of:=AVERAGE([.D62:.E62])" office:value-type="float" office:value="90.8885" calcext:value-type="float">
            <text:p>90.89</text:p>
          </table:table-cell>
          <table:table-cell/>
          <table:table-cell office:value-type="float" office:value="48.37" calcext:value-type="float">
            <text:p>48.37</text:p>
          </table:table-cell>
          <table:table-cell table:number-columns-repeated="3"/>
          <table:table-cell table:formula="of:=INNER_VEL*[.G62]+OUTER_VEL*[.H62]" office:value-type="float" office:value="297.4755" calcext:value-type="float">
            <text:p>297.48</text:p>
          </table:table-cell>
          <table:table-cell table:formula="of:=[.I62]*V13_DELAY+[.J62]*V16_DELAY+[.K62]*V18_DELAY" office:value-type="float" office:value="0" calcext:value-type="float">
            <text:p>0.00</text:p>
          </table:table-cell>
          <table:table-cell table:formula="of:=[.F62]+[.L62]+[.M62]" office:value-type="float" office:value="388.364" calcext:value-type="float">
            <text:p>388.36</text:p>
          </table:table-cell>
          <table:table-cell table:formula="of:=IF([.C62]=&quot;Q&quot;;0;1)" office:value-type="float" office:value="1" calcext:value-type="float">
            <text:p>1</text:p>
          </table:table-cell>
          <table:table-cell table:style-name="ce4" table:formula="of:=IF(NOT([.C62] = &quot;Q&quot;);TARGETCA;TARGETQ)" office:value-type="float" office:value="388.38" calcext:value-type="float">
            <text:p>388.38</text:p>
          </table:table-cell>
          <table:table-cell table:style-name="ce19" table:formula="of:=[.N62]-[.P62]" office:value-type="float" office:value="-0.0159999999999627" calcext:value-type="float">
            <text:p>-0.02</text:p>
          </table:table-cell>
          <table:table-cell table:formula="of:=IF([.C62]=&quot;CA&quot;;CATOL;DQTOL)" office:value-type="float" office:value="15" calcext:value-type="float">
            <text:p>15.00</text:p>
          </table:table-cell>
          <table:table-cell table:formula="of:=IF(ABS([.Q62])&lt;[.R62];&quot;Y&quot;;&quot;N&quot;)" office:value-type="string" office:string-value="Y" calcext:value-type="string">
            <text:p>Y</text:p>
          </table:table-cell>
          <table:table-cell table:formula="of:=([.G62]+[.H62])-[.Q62]/INNER_VEL" office:value-type="float" office:value="48.3724242424242" calcext:value-type="float">
            <text:p>48.37</text:p>
          </table:table-cell>
          <table:table-cell table:formula="of:=([.G62]+[.H62])-[.Q62]/OUTER_VEL" office:value-type="float" office:value="48.3726016260163" calcext:value-type="float">
            <text:p>48.3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W22</text:p>
          </table:table-cell>
          <table:table-cell table:formula="of:=MID([.A63];1;1)" office:value-type="string" office:string-value="D" calcext:value-type="string">
            <text:p>D</text:p>
          </table:table-cell>
          <table:table-cell office:value-type="float" office:value="110.79" calcext:value-type="float">
            <text:p>110.79</text:p>
          </table:table-cell>
          <table:table-cell office:value-type="float" office:value="111.904" calcext:value-type="float">
            <text:p>111.90</text:p>
          </table:table-cell>
          <table:table-cell table:style-name="ce4" table:formula="of:=AVERAGE([.D63:.E63])" office:value-type="float" office:value="111.347" calcext:value-type="float">
            <text:p>111.35</text:p>
          </table:table-cell>
          <table:table-cell/>
          <table:table-cell office:value-type="float" office:value="45.05" calcext:value-type="float">
            <text:p>45.05</text:p>
          </table:table-cell>
          <table:table-cell table:number-columns-repeated="3"/>
          <table:table-cell table:formula="of:=INNER_VEL*[.G63]+OUTER_VEL*[.H63]" office:value-type="float" office:value="277.0575" calcext:value-type="float">
            <text:p>277.06</text:p>
          </table:table-cell>
          <table:table-cell table:formula="of:=[.I63]*V13_DELAY+[.J63]*V16_DELAY+[.K63]*V18_DELAY" office:value-type="float" office:value="0" calcext:value-type="float">
            <text:p>0.00</text:p>
          </table:table-cell>
          <table:table-cell table:formula="of:=[.F63]+[.L63]+[.M63]" office:value-type="float" office:value="388.4045" calcext:value-type="float">
            <text:p>388.40</text:p>
          </table:table-cell>
          <table:table-cell table:formula="of:=IF([.C63]=&quot;Q&quot;;0;1)" office:value-type="float" office:value="1" calcext:value-type="float">
            <text:p>1</text:p>
          </table:table-cell>
          <table:table-cell table:style-name="ce4" table:formula="of:=IF(NOT([.C63] = &quot;Q&quot;);TARGETCA;TARGETQ)" office:value-type="float" office:value="388.38" calcext:value-type="float">
            <text:p>388.38</text:p>
          </table:table-cell>
          <table:table-cell table:style-name="ce19" table:formula="of:=[.N63]-[.P63]" office:value-type="float" office:value="0.0244999999999891" calcext:value-type="float">
            <text:p>0.02</text:p>
          </table:table-cell>
          <table:table-cell table:formula="of:=IF([.C63]=&quot;CA&quot;;CATOL;DQTOL)" office:value-type="float" office:value="15" calcext:value-type="float">
            <text:p>15.00</text:p>
          </table:table-cell>
          <table:table-cell table:formula="of:=IF(ABS([.Q63])&lt;[.R63];&quot;Y&quot;;&quot;N&quot;)" office:value-type="string" office:string-value="Y" calcext:value-type="string">
            <text:p>Y</text:p>
          </table:table-cell>
          <table:table-cell table:formula="of:=([.G63]+[.H63])-[.Q63]/INNER_VEL" office:value-type="float" office:value="45.0462878787879" calcext:value-type="float">
            <text:p>45.05</text:p>
          </table:table-cell>
          <table:table-cell table:formula="of:=([.G63]+[.H63])-[.Q63]/OUTER_VEL" office:value-type="float" office:value="45.0460162601626" calcext:value-type="float">
            <text:p>45.0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Y22</text:p>
          </table:table-cell>
          <table:table-cell table:formula="of:=MID([.A64];1;1)" office:value-type="string" office:string-value="D" calcext:value-type="string">
            <text:p>D</text:p>
          </table:table-cell>
          <table:table-cell office:value-type="float" office:value="114.594" calcext:value-type="float">
            <text:p>114.59</text:p>
          </table:table-cell>
          <table:table-cell office:value-type="float" office:value="115.746" calcext:value-type="float">
            <text:p>115.75</text:p>
          </table:table-cell>
          <table:table-cell table:style-name="ce4" table:formula="of:=AVERAGE([.D64:.E64])" office:value-type="float" office:value="115.17" calcext:value-type="float">
            <text:p>115.17</text:p>
          </table:table-cell>
          <table:table-cell/>
          <table:table-cell office:value-type="float" office:value="44.49" calcext:value-type="float">
            <text:p>44.49</text:p>
          </table:table-cell>
          <table:table-cell table:number-columns-repeated="3"/>
          <table:table-cell table:formula="of:=INNER_VEL*[.G64]+OUTER_VEL*[.H64]" office:value-type="float" office:value="273.6135" calcext:value-type="float">
            <text:p>273.61</text:p>
          </table:table-cell>
          <table:table-cell table:formula="of:=[.I64]*V13_DELAY+[.J64]*V16_DELAY+[.K64]*V18_DELAY" office:value-type="float" office:value="0" calcext:value-type="float">
            <text:p>0.00</text:p>
          </table:table-cell>
          <table:table-cell table:formula="of:=[.F64]+[.L64]+[.M64]" office:value-type="float" office:value="388.7835" calcext:value-type="float">
            <text:p>388.78</text:p>
          </table:table-cell>
          <table:table-cell table:formula="of:=IF([.C64]=&quot;Q&quot;;0;1)" office:value-type="float" office:value="1" calcext:value-type="float">
            <text:p>1</text:p>
          </table:table-cell>
          <table:table-cell table:style-name="ce4" table:formula="of:=IF(NOT([.C64] = &quot;Q&quot;);TARGETCA;TARGETQ)" office:value-type="float" office:value="388.38" calcext:value-type="float">
            <text:p>388.38</text:p>
          </table:table-cell>
          <table:table-cell table:style-name="ce19" table:formula="of:=[.N64]-[.P64]" office:value-type="float" office:value="0.403500000000008" calcext:value-type="float">
            <text:p>0.40</text:p>
          </table:table-cell>
          <table:table-cell table:formula="of:=IF([.C64]=&quot;CA&quot;;CATOL;DQTOL)" office:value-type="float" office:value="15" calcext:value-type="float">
            <text:p>15.00</text:p>
          </table:table-cell>
          <table:table-cell table:formula="of:=IF(ABS([.Q64])&lt;[.R64];&quot;Y&quot;;&quot;N&quot;)" office:value-type="string" office:string-value="Y" calcext:value-type="string">
            <text:p>Y</text:p>
          </table:table-cell>
          <table:table-cell table:formula="of:=([.G64]+[.H64])-[.Q64]/INNER_VEL" office:value-type="float" office:value="44.4288636363636" calcext:value-type="float">
            <text:p>44.43</text:p>
          </table:table-cell>
          <table:table-cell table:formula="of:=([.G64]+[.H64])-[.Q64]/OUTER_VEL" office:value-type="float" office:value="44.4243902439024" calcext:value-type="float">
            <text:p>44.4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B20</text:p>
          </table:table-cell>
          <table:table-cell table:formula="of:=MID([.A65];1;1)" office:value-type="string" office:string-value="D" calcext:value-type="string">
            <text:p>D</text:p>
          </table:table-cell>
          <table:table-cell table:style-name="ce3" office:value-type="float" office:value="117.974" calcext:value-type="float">
            <text:p>117.97</text:p>
          </table:table-cell>
          <table:table-cell table:style-name="ce3" office:value-type="float" office:value="119.16" calcext:value-type="float">
            <text:p>119.16</text:p>
          </table:table-cell>
          <table:table-cell table:style-name="ce4" table:formula="of:=AVERAGE([.D65:.E65])" office:value-type="float" office:value="118.567" calcext:value-type="float">
            <text:p>118.57</text:p>
          </table:table-cell>
          <table:table-cell office:value-type="float" office:value="38.17" calcext:value-type="float">
            <text:p>38.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65]+OUTER_VEL*[.H65]" office:value-type="float" office:value="251.922" calcext:value-type="float">
            <text:p>251.92</text:p>
          </table:table-cell>
          <table:table-cell table:formula="of:=[.I65]*V13_DELAY+[.J65]*V16_DELAY+[.K65]*V18_DELAY" office:value-type="float" office:value="15" calcext:value-type="float">
            <text:p>15.00</text:p>
          </table:table-cell>
          <table:table-cell table:formula="of:=[.F65]+[.L65]+[.M65]" office:value-type="float" office:value="385.489" calcext:value-type="float">
            <text:p>385.49</text:p>
          </table:table-cell>
          <table:table-cell table:formula="of:=IF([.C65]=&quot;Q&quot;;0;1)" office:value-type="float" office:value="1" calcext:value-type="float">
            <text:p>1</text:p>
          </table:table-cell>
          <table:table-cell table:style-name="ce4" table:formula="of:=IF(NOT([.C65] = &quot;Q&quot;);TARGETCA;TARGETQ)" office:value-type="float" office:value="388.38" calcext:value-type="float">
            <text:p>388.38</text:p>
          </table:table-cell>
          <table:table-cell table:style-name="ce19" table:formula="of:=[.N65]-[.P65]" office:value-type="float" office:value="-2.89099999999996" calcext:value-type="float">
            <text:p>-2.89</text:p>
          </table:table-cell>
          <table:table-cell table:formula="of:=IF([.C65]=&quot;CA&quot;;CATOL;DQTOL)" office:value-type="float" office:value="15" calcext:value-type="float">
            <text:p>15.00</text:p>
          </table:table-cell>
          <table:table-cell table:formula="of:=IF(ABS([.Q65])&lt;[.R65];&quot;Y&quot;;&quot;N&quot;)" office:value-type="string" office:string-value="Y" calcext:value-type="string">
            <text:p>Y</text:p>
          </table:table-cell>
          <table:table-cell table:formula="of:=([.G65]+[.H65])-[.Q65]/INNER_VEL" office:value-type="float" office:value="38.6080303030303" calcext:value-type="float">
            <text:p>38.61</text:p>
          </table:table-cell>
          <table:table-cell table:formula="of:=([.G65]+[.H65])-[.Q65]/OUTER_VEL" office:value-type="float" office:value="38.640081300813" calcext:value-type="float">
            <text:p>38.6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Q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Q</text:p>
          </table:table-cell>
          <table:table-cell table:style-name="ce3" office:value-type="float" office:value="64.787" calcext:value-type="float">
            <text:p>64.79</text:p>
          </table:table-cell>
          <table:table-cell table:style-name="ce3" office:value-type="float" office:value="65.438" calcext:value-type="float">
            <text:p>65.44</text:p>
          </table:table-cell>
          <table:table-cell table:style-name="ce4" table:formula="of:=AVERAGE([.D66:.E66])" office:value-type="float" office:value="65.1125" calcext:value-type="float">
            <text:p>65.11</text:p>
          </table:table-cell>
          <table:table-cell/>
          <table:table-cell office:value-type="float" office:value="54" calcext:value-type="float">
            <text:p>54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66]+OUTER_VEL*[.H66]" office:value-type="float" office:value="332.1" calcext:value-type="float">
            <text:p>332.10</text:p>
          </table:table-cell>
          <table:table-cell table:formula="of:=[.I66]*V13_DELAY+[.J66]*V16_DELAY+[.K66]*V18_DELAY" office:value-type="float" office:value="23.4" calcext:value-type="float">
            <text:p>23.40</text:p>
          </table:table-cell>
          <table:table-cell table:formula="of:=[.F66]+[.L66]+[.M66]" office:value-type="float" office:value="420.6125" calcext:value-type="float">
            <text:p>420.61</text:p>
          </table:table-cell>
          <table:table-cell table:formula="of:=IF([.C66]=&quot;Q&quot;;0;1)" office:value-type="float" office:value="0" calcext:value-type="float">
            <text:p>0</text:p>
          </table:table-cell>
          <table:table-cell table:style-name="ce4" table:formula="of:=IF(NOT([.C66] = &quot;Q&quot;);TARGETCA;TARGETQ)" office:value-type="float" office:value="420.6125" calcext:value-type="float">
            <text:p>420.61</text:p>
          </table:table-cell>
          <table:table-cell table:style-name="ce19" table:formula="of:=[.N66]-[.P66]" office:value-type="float" office:value="0" calcext:value-type="float">
            <text:p>0.00</text:p>
          </table:table-cell>
          <table:table-cell table:formula="of:=IF([.C66]=&quot;CA&quot;;CATOL;DQTOL)" office:value-type="float" office:value="15" calcext:value-type="float">
            <text:p>15.00</text:p>
          </table:table-cell>
          <table:table-cell table:formula="of:=IF(ABS([.Q66])&lt;[.R66];&quot;Y&quot;;&quot;N&quot;)" office:value-type="string" office:string-value="Y" calcext:value-type="string">
            <text:p>Y</text:p>
          </table:table-cell>
          <table:table-cell table:formula="of:=([.G66]+[.H66])-[.Q66]/INNER_VEL" office:value-type="float" office:value="54" calcext:value-type="float">
            <text:p>54.00</text:p>
          </table:table-cell>
          <table:table-cell table:formula="of:=([.G66]+[.H66])-[.Q66]/OUTER_VEL" office:value-type="float" office:value="54" calcext:value-type="float">
            <text:p>54.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0</text:p>
          </table:table-cell>
          <table:table-cell office:value-type="string" calcext:value-type="string">
            <text:p>A21</text:p>
          </table:table-cell>
          <table:table-cell table:formula="of:=MID([.A67];1;1)" office:value-type="string" office:string-value="Q" calcext:value-type="string">
            <text:p>Q</text:p>
          </table:table-cell>
          <table:table-cell table:style-name="ce3" office:value-type="float" office:value="122.186" calcext:value-type="float">
            <text:p>122.19</text:p>
          </table:table-cell>
          <table:table-cell table:style-name="ce3" office:value-type="float" office:value="123.414" calcext:value-type="float">
            <text:p>123.41</text:p>
          </table:table-cell>
          <table:table-cell table:style-name="ce4" table:formula="of:=AVERAGE([.D67:.E67])" office:value-type="float" office:value="122.8" calcext:value-type="float">
            <text:p>122.80</text:p>
          </table:table-cell>
          <table:table-cell office:value-type="float" office:value="42.87" calcext:value-type="float">
            <text:p>42.8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67]+OUTER_VEL*[.H67]" office:value-type="float" office:value="282.942" calcext:value-type="float">
            <text:p>282.94</text:p>
          </table:table-cell>
          <table:table-cell table:formula="of:=[.I67]*V13_DELAY+[.J67]*V16_DELAY+[.K67]*V18_DELAY" office:value-type="float" office:value="15" calcext:value-type="float">
            <text:p>15.00</text:p>
          </table:table-cell>
          <table:table-cell table:formula="of:=[.F67]+[.L67]+[.M67]" office:value-type="float" office:value="420.742" calcext:value-type="float">
            <text:p>420.74</text:p>
          </table:table-cell>
          <table:table-cell table:formula="of:=IF([.C67]=&quot;Q&quot;;0;1)" office:value-type="float" office:value="0" calcext:value-type="float">
            <text:p>0</text:p>
          </table:table-cell>
          <table:table-cell table:style-name="ce4" table:formula="of:=IF(NOT([.C67] = &quot;Q&quot;);TARGETCA;TARGETQ)" office:value-type="float" office:value="420.6125" calcext:value-type="float">
            <text:p>420.61</text:p>
          </table:table-cell>
          <table:table-cell table:style-name="ce19" table:formula="of:=[.N67]-[.P67]" office:value-type="float" office:value="0.12949999999995" calcext:value-type="float">
            <text:p>0.13</text:p>
          </table:table-cell>
          <table:table-cell table:formula="of:=IF([.C67]=&quot;CA&quot;;CATOL;DQTOL)" office:value-type="float" office:value="15" calcext:value-type="float">
            <text:p>15.00</text:p>
          </table:table-cell>
          <table:table-cell table:formula="of:=IF(ABS([.Q67])&lt;[.R67];&quot;Y&quot;;&quot;N&quot;)" office:value-type="string" office:string-value="Y" calcext:value-type="string">
            <text:p>Y</text:p>
          </table:table-cell>
          <table:table-cell table:formula="of:=([.G67]+[.H67])-[.Q67]/INNER_VEL" office:value-type="float" office:value="42.8503787878788" calcext:value-type="float">
            <text:p>42.85</text:p>
          </table:table-cell>
          <table:table-cell table:formula="of:=([.G67]+[.H67])-[.Q67]/OUTER_VEL" office:value-type="float" office:value="42.8489430894309" calcext:value-type="float">
            <text:p>42.8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21</text:p>
          </table:table-cell>
          <table:table-cell table:formula="of:=MID([.A68];1;1)" office:value-type="string" office:string-value="Q" calcext:value-type="string">
            <text:p>Q</text:p>
          </table:table-cell>
          <table:table-cell table:style-name="ce3" office:value-type="float" office:value="112.042" calcext:value-type="float">
            <text:p>112.04</text:p>
          </table:table-cell>
          <table:table-cell table:style-name="ce3" office:value-type="float" office:value="113.168" calcext:value-type="float">
            <text:p>113.17</text:p>
          </table:table-cell>
          <table:table-cell table:style-name="ce4" table:formula="of:=AVERAGE([.D68:.E68])" office:value-type="float" office:value="112.605" calcext:value-type="float">
            <text:p>112.61</text:p>
          </table:table-cell>
          <table:table-cell office:value-type="float" office:value="44.4" calcext:value-type="float">
            <text:p>44.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68]+OUTER_VEL*[.H68]" office:value-type="float" office:value="293.04" calcext:value-type="float">
            <text:p>293.04</text:p>
          </table:table-cell>
          <table:table-cell table:formula="of:=[.I68]*V13_DELAY+[.J68]*V16_DELAY+[.K68]*V18_DELAY" office:value-type="float" office:value="15" calcext:value-type="float">
            <text:p>15.00</text:p>
          </table:table-cell>
          <table:table-cell table:formula="of:=[.F68]+[.L68]+[.M68]" office:value-type="float" office:value="420.645" calcext:value-type="float">
            <text:p>420.65</text:p>
          </table:table-cell>
          <table:table-cell table:formula="of:=IF([.C68]=&quot;Q&quot;;0;1)" office:value-type="float" office:value="0" calcext:value-type="float">
            <text:p>0</text:p>
          </table:table-cell>
          <table:table-cell table:style-name="ce4" table:formula="of:=IF(NOT([.C68] = &quot;Q&quot;);TARGETCA;TARGETQ)" office:value-type="float" office:value="420.6125" calcext:value-type="float">
            <text:p>420.61</text:p>
          </table:table-cell>
          <table:table-cell table:style-name="ce19" table:formula="of:=[.N68]-[.P68]" office:value-type="float" office:value="0.0324999999999704" calcext:value-type="float">
            <text:p>0.03</text:p>
          </table:table-cell>
          <table:table-cell table:formula="of:=IF([.C68]=&quot;CA&quot;;CATOL;DQTOL)" office:value-type="float" office:value="15" calcext:value-type="float">
            <text:p>15.00</text:p>
          </table:table-cell>
          <table:table-cell table:formula="of:=IF(ABS([.Q68])&lt;[.R68];&quot;Y&quot;;&quot;N&quot;)" office:value-type="string" office:string-value="Y" calcext:value-type="string">
            <text:p>Y</text:p>
          </table:table-cell>
          <table:table-cell table:formula="of:=([.G68]+[.H68])-[.Q68]/INNER_VEL" office:value-type="float" office:value="44.3950757575758" calcext:value-type="float">
            <text:p>44.40</text:p>
          </table:table-cell>
          <table:table-cell table:formula="of:=([.G68]+[.H68])-[.Q68]/OUTER_VEL" office:value-type="float" office:value="44.3947154471545" calcext:value-type="float">
            <text:p>44.3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C19</text:p>
          </table:table-cell>
          <table:table-cell table:formula="of:=MID([.A69];1;1)" office:value-type="string" office:string-value="Q" calcext:value-type="string">
            <text:p>Q</text:p>
          </table:table-cell>
          <table:table-cell table:style-name="ce3" office:value-type="float" office:value="108.642" calcext:value-type="float">
            <text:p>108.64</text:p>
          </table:table-cell>
          <table:table-cell table:style-name="ce3" office:value-type="float" office:value="109.734" calcext:value-type="float">
            <text:p>109.73</text:p>
          </table:table-cell>
          <table:table-cell table:style-name="ce4" table:formula="of:=AVERAGE([.D69:.E69])" office:value-type="float" office:value="109.188" calcext:value-type="float">
            <text:p>109.19</text:p>
          </table:table-cell>
          <table:table-cell office:value-type="float" office:value="44.99" calcext:value-type="float">
            <text:p>44.9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69]+OUTER_VEL*[.H69]" office:value-type="float" office:value="296.934" calcext:value-type="float">
            <text:p>296.93</text:p>
          </table:table-cell>
          <table:table-cell table:formula="of:=[.I69]*V13_DELAY+[.J69]*V16_DELAY+[.K69]*V18_DELAY" office:value-type="float" office:value="15" calcext:value-type="float">
            <text:p>15.00</text:p>
          </table:table-cell>
          <table:table-cell table:formula="of:=[.F69]+[.L69]+[.M69]" office:value-type="float" office:value="421.122" calcext:value-type="float">
            <text:p>421.12</text:p>
          </table:table-cell>
          <table:table-cell table:formula="of:=IF([.C69]=&quot;Q&quot;;0;1)" office:value-type="float" office:value="0" calcext:value-type="float">
            <text:p>0</text:p>
          </table:table-cell>
          <table:table-cell table:style-name="ce4" table:formula="of:=IF(NOT([.C69] = &quot;Q&quot;);TARGETCA;TARGETQ)" office:value-type="float" office:value="420.6125" calcext:value-type="float">
            <text:p>420.61</text:p>
          </table:table-cell>
          <table:table-cell table:style-name="ce19" table:formula="of:=[.N69]-[.P69]" office:value-type="float" office:value="0.509499999999946" calcext:value-type="float">
            <text:p>0.51</text:p>
          </table:table-cell>
          <table:table-cell table:formula="of:=IF([.C69]=&quot;CA&quot;;CATOL;DQTOL)" office:value-type="float" office:value="15" calcext:value-type="float">
            <text:p>15.00</text:p>
          </table:table-cell>
          <table:table-cell table:formula="of:=IF(ABS([.Q69])&lt;[.R69];&quot;Y&quot;;&quot;N&quot;)" office:value-type="string" office:string-value="Y" calcext:value-type="string">
            <text:p>Y</text:p>
          </table:table-cell>
          <table:table-cell table:formula="of:=([.G69]+[.H69])-[.Q69]/INNER_VEL" office:value-type="float" office:value="44.912803030303" calcext:value-type="float">
            <text:p>44.91</text:p>
          </table:table-cell>
          <table:table-cell table:formula="of:=([.G69]+[.H69])-[.Q69]/OUTER_VEL" office:value-type="float" office:value="44.9071544715447" calcext:value-type="float">
            <text:p>44.9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E19</text:p>
          </table:table-cell>
          <table:table-cell table:formula="of:=MID([.A70];1;1)" office:value-type="string" office:string-value="Q" calcext:value-type="string">
            <text:p>Q</text:p>
          </table:table-cell>
          <table:table-cell table:style-name="ce3" office:value-type="float" office:value="85.857" calcext:value-type="float">
            <text:p>85.86</text:p>
          </table:table-cell>
          <table:table-cell table:style-name="ce3" office:value-type="float" office:value="86.72" calcext:value-type="float">
            <text:p>86.72</text:p>
          </table:table-cell>
          <table:table-cell table:style-name="ce4" table:formula="of:=AVERAGE([.D70:.E70])" office:value-type="float" office:value="86.2885" calcext:value-type="float">
            <text:p>86.29</text:p>
          </table:table-cell>
          <table:table-cell office:value-type="float" office:value="48.45" calcext:value-type="float">
            <text:p>48.4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0]+OUTER_VEL*[.H70]" office:value-type="float" office:value="319.77" calcext:value-type="float">
            <text:p>319.77</text:p>
          </table:table-cell>
          <table:table-cell table:formula="of:=[.I70]*V13_DELAY+[.J70]*V16_DELAY+[.K70]*V18_DELAY" office:value-type="float" office:value="15" calcext:value-type="float">
            <text:p>15.00</text:p>
          </table:table-cell>
          <table:table-cell table:formula="of:=[.F70]+[.L70]+[.M70]" office:value-type="float" office:value="421.0585" calcext:value-type="float">
            <text:p>421.06</text:p>
          </table:table-cell>
          <table:table-cell table:formula="of:=IF([.C70]=&quot;Q&quot;;0;1)" office:value-type="float" office:value="0" calcext:value-type="float">
            <text:p>0</text:p>
          </table:table-cell>
          <table:table-cell table:style-name="ce4" table:formula="of:=IF(NOT([.C70] = &quot;Q&quot;);TARGETCA;TARGETQ)" office:value-type="float" office:value="420.6125" calcext:value-type="float">
            <text:p>420.61</text:p>
          </table:table-cell>
          <table:table-cell table:style-name="ce19" table:formula="of:=[.N70]-[.P70]" office:value-type="float" office:value="0.44599999999997" calcext:value-type="float">
            <text:p>0.45</text:p>
          </table:table-cell>
          <table:table-cell table:formula="of:=IF([.C70]=&quot;CA&quot;;CATOL;DQTOL)" office:value-type="float" office:value="15" calcext:value-type="float">
            <text:p>15.00</text:p>
          </table:table-cell>
          <table:table-cell table:formula="of:=IF(ABS([.Q70])&lt;[.R70];&quot;Y&quot;;&quot;N&quot;)" office:value-type="string" office:string-value="Y" calcext:value-type="string">
            <text:p>Y</text:p>
          </table:table-cell>
          <table:table-cell table:formula="of:=([.G70]+[.H70])-[.Q70]/INNER_VEL" office:value-type="float" office:value="48.3824242424243" calcext:value-type="float">
            <text:p>48.38</text:p>
          </table:table-cell>
          <table:table-cell table:formula="of:=([.G70]+[.H70])-[.Q70]/OUTER_VEL" office:value-type="float" office:value="48.3774796747968" calcext:value-type="float">
            <text:p>48.3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F16</text:p>
          </table:table-cell>
          <table:table-cell table:formula="of:=MID([.A71];1;1)" office:value-type="string" office:string-value="Q" calcext:value-type="string">
            <text:p>Q</text:p>
          </table:table-cell>
          <table:table-cell table:style-name="ce3" office:value-type="float" office:value="102.326" calcext:value-type="float">
            <text:p>102.33</text:p>
          </table:table-cell>
          <table:table-cell table:style-name="ce3" office:value-type="float" office:value="103.354" calcext:value-type="float">
            <text:p>103.35</text:p>
          </table:table-cell>
          <table:table-cell table:style-name="ce4" table:formula="of:=AVERAGE([.D71:.E71])" office:value-type="float" office:value="102.84" calcext:value-type="float">
            <text:p>102.84</text:p>
          </table:table-cell>
          <table:table-cell office:value-type="float" office:value="44.78" calcext:value-type="float">
            <text:p>44.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71]+OUTER_VEL*[.H71]" office:value-type="float" office:value="295.548" calcext:value-type="float">
            <text:p>295.55</text:p>
          </table:table-cell>
          <table:table-cell table:formula="of:=[.I71]*V13_DELAY+[.J71]*V16_DELAY+[.K71]*V18_DELAY" office:value-type="float" office:value="22.2" calcext:value-type="float">
            <text:p>22.20</text:p>
          </table:table-cell>
          <table:table-cell table:formula="of:=[.F71]+[.L71]+[.M71]" office:value-type="float" office:value="420.588" calcext:value-type="float">
            <text:p>420.59</text:p>
          </table:table-cell>
          <table:table-cell table:formula="of:=IF([.C71]=&quot;Q&quot;;0;1)" office:value-type="float" office:value="0" calcext:value-type="float">
            <text:p>0</text:p>
          </table:table-cell>
          <table:table-cell table:style-name="ce4" table:formula="of:=IF(NOT([.C71] = &quot;Q&quot;);TARGETCA;TARGETQ)" office:value-type="float" office:value="420.6125" calcext:value-type="float">
            <text:p>420.61</text:p>
          </table:table-cell>
          <table:table-cell table:style-name="ce19" table:formula="of:=[.N71]-[.P71]" office:value-type="float" office:value="-0.0244999999999891" calcext:value-type="float">
            <text:p>-0.02</text:p>
          </table:table-cell>
          <table:table-cell table:formula="of:=IF([.C71]=&quot;CA&quot;;CATOL;DQTOL)" office:value-type="float" office:value="15" calcext:value-type="float">
            <text:p>15.00</text:p>
          </table:table-cell>
          <table:table-cell table:formula="of:=IF(ABS([.Q71])&lt;[.R71];&quot;Y&quot;;&quot;N&quot;)" office:value-type="string" office:string-value="Y" calcext:value-type="string">
            <text:p>Y</text:p>
          </table:table-cell>
          <table:table-cell table:formula="of:=([.G71]+[.H71])-[.Q71]/INNER_VEL" office:value-type="float" office:value="44.7837121212121" calcext:value-type="float">
            <text:p>44.78</text:p>
          </table:table-cell>
          <table:table-cell table:formula="of:=([.G71]+[.H71])-[.Q71]/OUTER_VEL" office:value-type="float" office:value="44.7839837398374" calcext:value-type="float">
            <text:p>44.7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U17</text:p>
          </table:table-cell>
          <table:table-cell table:formula="of:=MID([.A72];1;1)" office:value-type="string" office:string-value="Q" calcext:value-type="string">
            <text:p>Q</text:p>
          </table:table-cell>
          <table:table-cell office:value-type="float" office:value="74.729" calcext:value-type="float">
            <text:p>74.73</text:p>
          </table:table-cell>
          <table:table-cell office:value-type="float" office:value="75.48" calcext:value-type="float">
            <text:p>75.48</text:p>
          </table:table-cell>
          <table:table-cell table:style-name="ce4" table:formula="of:=AVERAGE([.D72:.E72])" office:value-type="float" office:value="75.1045" calcext:value-type="float">
            <text:p>75.10</text:p>
          </table:table-cell>
          <table:table-cell office:value-type="float" office:value="50.11" calcext:value-type="float">
            <text:p>50.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2]+OUTER_VEL*[.H72]" office:value-type="float" office:value="330.726" calcext:value-type="float">
            <text:p>330.73</text:p>
          </table:table-cell>
          <table:table-cell table:formula="of:=[.I72]*V13_DELAY+[.J72]*V16_DELAY+[.K72]*V18_DELAY" office:value-type="float" office:value="15" calcext:value-type="float">
            <text:p>15.00</text:p>
          </table:table-cell>
          <table:table-cell table:formula="of:=[.F72]+[.L72]+[.M72]" office:value-type="float" office:value="420.8305" calcext:value-type="float">
            <text:p>420.83</text:p>
          </table:table-cell>
          <table:table-cell table:formula="of:=IF([.C72]=&quot;Q&quot;;0;1)" office:value-type="float" office:value="0" calcext:value-type="float">
            <text:p>0</text:p>
          </table:table-cell>
          <table:table-cell table:style-name="ce4" table:formula="of:=IF(NOT([.C72] = &quot;Q&quot;);TARGETCA;TARGETQ)" office:value-type="float" office:value="420.6125" calcext:value-type="float">
            <text:p>420.61</text:p>
          </table:table-cell>
          <table:table-cell table:style-name="ce19" table:formula="of:=[.N72]-[.P72]" office:value-type="float" office:value="0.218000000000018" calcext:value-type="float">
            <text:p>0.22</text:p>
          </table:table-cell>
          <table:table-cell table:formula="of:=IF([.C72]=&quot;CA&quot;;CATOL;DQTOL)" office:value-type="float" office:value="15" calcext:value-type="float">
            <text:p>15.00</text:p>
          </table:table-cell>
          <table:table-cell table:formula="of:=IF(ABS([.Q72])&lt;[.R72];&quot;Y&quot;;&quot;N&quot;)" office:value-type="string" office:string-value="Y" calcext:value-type="string">
            <text:p>Y</text:p>
          </table:table-cell>
          <table:table-cell table:formula="of:=([.G72]+[.H72])-[.Q72]/INNER_VEL" office:value-type="float" office:value="50.0769696969697" calcext:value-type="float">
            <text:p>50.08</text:p>
          </table:table-cell>
          <table:table-cell table:formula="of:=([.G72]+[.H72])-[.Q72]/OUTER_VEL" office:value-type="float" office:value="50.0745528455285" calcext:value-type="float">
            <text:p>50.0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U18</text:p>
          </table:table-cell>
          <table:table-cell table:formula="of:=MID([.A73];1;1)" office:value-type="string" office:string-value="Q" calcext:value-type="string">
            <text:p>Q</text:p>
          </table:table-cell>
          <table:table-cell table:style-name="Default" office:value-type="float" office:value="80.059" calcext:value-type="float">
            <text:p>80.059</text:p>
          </table:table-cell>
          <table:table-cell table:style-name="Default" office:value-type="float" office:value="80.864" calcext:value-type="float">
            <text:p>80.864</text:p>
          </table:table-cell>
          <table:table-cell table:style-name="ce4" table:formula="of:=AVERAGE([.D73:.E73])" office:value-type="float" office:value="80.4615" calcext:value-type="float">
            <text:p>80.46</text:p>
          </table:table-cell>
          <table:table-cell/>
          <table:table-cell office:value-type="float" office:value="55.31" calcext:value-type="float">
            <text:p>55.31</text:p>
          </table:table-cell>
          <table:table-cell table:number-columns-repeated="3"/>
          <table:table-cell table:formula="of:=INNER_VEL*[.G73]+OUTER_VEL*[.H73]" office:value-type="float" office:value="340.1565" calcext:value-type="float">
            <text:p>340.16</text:p>
          </table:table-cell>
          <table:table-cell table:formula="of:=[.I73]*V13_DELAY+[.J73]*V16_DELAY+[.K73]*V18_DELAY" office:value-type="float" office:value="0" calcext:value-type="float">
            <text:p>0.00</text:p>
          </table:table-cell>
          <table:table-cell table:formula="of:=[.F73]+[.L73]+[.M73]" office:value-type="float" office:value="420.618" calcext:value-type="float">
            <text:p>420.62</text:p>
          </table:table-cell>
          <table:table-cell table:formula="of:=IF([.C73]=&quot;Q&quot;;0;1)" office:value-type="float" office:value="0" calcext:value-type="float">
            <text:p>0</text:p>
          </table:table-cell>
          <table:table-cell table:style-name="ce4" table:formula="of:=IF(NOT([.C73] = &quot;Q&quot;);TARGETCA;TARGETQ)" office:value-type="float" office:value="420.6125" calcext:value-type="float">
            <text:p>420.61</text:p>
          </table:table-cell>
          <table:table-cell table:style-name="ce19" table:formula="of:=[.N73]-[.P73]" office:value-type="float" office:value="0.00550000000004047" calcext:value-type="float">
            <text:p>0.01</text:p>
          </table:table-cell>
          <table:table-cell table:formula="of:=IF([.C73]=&quot;CA&quot;;CATOL;DQTOL)" office:value-type="float" office:value="15" calcext:value-type="float">
            <text:p>15.00</text:p>
          </table:table-cell>
          <table:table-cell table:formula="of:=IF(ABS([.Q73])&lt;[.R73];&quot;Y&quot;;&quot;N&quot;)" office:value-type="string" office:string-value="Y" calcext:value-type="string">
            <text:p>Y</text:p>
          </table:table-cell>
          <table:table-cell table:formula="of:=([.G73]+[.H73])-[.Q73]/INNER_VEL" office:value-type="float" office:value="55.3091666666667" calcext:value-type="float">
            <text:p>55.31</text:p>
          </table:table-cell>
          <table:table-cell table:formula="of:=([.G73]+[.H73])-[.Q73]/OUTER_VEL" office:value-type="float" office:value="55.3091056910569" calcext:value-type="float">
            <text:p>55.3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V18</text:p>
          </table:table-cell>
          <table:table-cell table:formula="of:=MID([.A74];1;1)" office:value-type="string" office:string-value="Q" calcext:value-type="string">
            <text:p>Q</text:p>
          </table:table-cell>
          <table:table-cell office:value-type="float" office:value="83.845" calcext:value-type="float">
            <text:p>83.85</text:p>
          </table:table-cell>
          <table:table-cell office:value-type="float" office:value="84.687" calcext:value-type="float">
            <text:p>84.69</text:p>
          </table:table-cell>
          <table:table-cell table:style-name="ce4" table:formula="of:=AVERAGE([.D74:.E74])" office:value-type="float" office:value="84.266" calcext:value-type="float">
            <text:p>84.27</text:p>
          </table:table-cell>
          <table:table-cell office:value-type="float" office:value="48.69" calcext:value-type="float">
            <text:p>48.6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4]+OUTER_VEL*[.H74]" office:value-type="float" office:value="321.354" calcext:value-type="float">
            <text:p>321.35</text:p>
          </table:table-cell>
          <table:table-cell table:formula="of:=[.I74]*V13_DELAY+[.J74]*V16_DELAY+[.K74]*V18_DELAY" office:value-type="float" office:value="15" calcext:value-type="float">
            <text:p>15.00</text:p>
          </table:table-cell>
          <table:table-cell table:formula="of:=[.F74]+[.L74]+[.M74]" office:value-type="float" office:value="420.62" calcext:value-type="float">
            <text:p>420.62</text:p>
          </table:table-cell>
          <table:table-cell table:formula="of:=IF([.C74]=&quot;Q&quot;;0;1)" office:value-type="float" office:value="0" calcext:value-type="float">
            <text:p>0</text:p>
          </table:table-cell>
          <table:table-cell table:style-name="ce4" table:formula="of:=IF(NOT([.C74] = &quot;Q&quot;);TARGETCA;TARGETQ)" office:value-type="float" office:value="420.6125" calcext:value-type="float">
            <text:p>420.61</text:p>
          </table:table-cell>
          <table:table-cell table:style-name="ce19" table:formula="of:=[.N74]-[.P74]" office:value-type="float" office:value="0.00749999999999318" calcext:value-type="float">
            <text:p>0.01</text:p>
          </table:table-cell>
          <table:table-cell table:formula="of:=IF([.C74]=&quot;CA&quot;;CATOL;DQTOL)" office:value-type="float" office:value="15" calcext:value-type="float">
            <text:p>15.00</text:p>
          </table:table-cell>
          <table:table-cell table:formula="of:=IF(ABS([.Q74])&lt;[.R74];&quot;Y&quot;;&quot;N&quot;)" office:value-type="string" office:string-value="Y" calcext:value-type="string">
            <text:p>Y</text:p>
          </table:table-cell>
          <table:table-cell table:formula="of:=([.G74]+[.H74])-[.Q74]/INNER_VEL" office:value-type="float" office:value="48.6888636363636" calcext:value-type="float">
            <text:p>48.69</text:p>
          </table:table-cell>
          <table:table-cell table:formula="of:=([.G74]+[.H74])-[.Q74]/OUTER_VEL" office:value-type="float" office:value="48.6887804878049" calcext:value-type="float">
            <text:p>48.6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V20</text:p>
          </table:table-cell>
          <table:table-cell table:formula="of:=MID([.A75];1;1)" office:value-type="string" office:string-value="Q" calcext:value-type="string">
            <text:p>Q</text:p>
          </table:table-cell>
          <table:table-cell office:value-type="float" office:value="91.876" calcext:value-type="float">
            <text:p>91.88</text:p>
          </table:table-cell>
          <table:table-cell office:value-type="float" office:value="92.799" calcext:value-type="float">
            <text:p>92.80</text:p>
          </table:table-cell>
          <table:table-cell table:style-name="ce4" table:formula="of:=AVERAGE([.D75:.E75])" office:value-type="float" office:value="92.3375" calcext:value-type="float">
            <text:p>92.34</text:p>
          </table:table-cell>
          <table:table-cell office:value-type="float" office:value="47.495" calcext:value-type="float">
            <text:p>47.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5]+OUTER_VEL*[.H75]" office:value-type="float" office:value="313.467" calcext:value-type="float">
            <text:p>313.47</text:p>
          </table:table-cell>
          <table:table-cell table:formula="of:=[.I75]*V13_DELAY+[.J75]*V16_DELAY+[.K75]*V18_DELAY" office:value-type="float" office:value="15" calcext:value-type="float">
            <text:p>15.00</text:p>
          </table:table-cell>
          <table:table-cell table:formula="of:=[.F75]+[.L75]+[.M75]" office:value-type="float" office:value="420.8045" calcext:value-type="float">
            <text:p>420.80</text:p>
          </table:table-cell>
          <table:table-cell table:formula="of:=IF([.C75]=&quot;Q&quot;;0;1)" office:value-type="float" office:value="0" calcext:value-type="float">
            <text:p>0</text:p>
          </table:table-cell>
          <table:table-cell table:style-name="ce4" table:formula="of:=IF(NOT([.C75] = &quot;Q&quot;);TARGETCA;TARGETQ)" office:value-type="float" office:value="420.6125" calcext:value-type="float">
            <text:p>420.61</text:p>
          </table:table-cell>
          <table:table-cell table:style-name="ce19" table:formula="of:=[.N75]-[.P75]" office:value-type="float" office:value="0.19199999999995" calcext:value-type="float">
            <text:p>0.19</text:p>
          </table:table-cell>
          <table:table-cell table:formula="of:=IF([.C75]=&quot;CA&quot;;CATOL;DQTOL)" office:value-type="float" office:value="15" calcext:value-type="float">
            <text:p>15.00</text:p>
          </table:table-cell>
          <table:table-cell table:formula="of:=IF(ABS([.Q75])&lt;[.R75];&quot;Y&quot;;&quot;N&quot;)" office:value-type="string" office:string-value="Y" calcext:value-type="string">
            <text:p>Y</text:p>
          </table:table-cell>
          <table:table-cell table:formula="of:=([.G75]+[.H75])-[.Q75]/INNER_VEL" office:value-type="float" office:value="47.4659090909091" calcext:value-type="float">
            <text:p>47.47</text:p>
          </table:table-cell>
          <table:table-cell table:formula="of:=([.G75]+[.H75])-[.Q75]/OUTER_VEL" office:value-type="float" office:value="47.4637804878049" calcext:value-type="float">
            <text:p>47.4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AB21</text:p>
          </table:table-cell>
          <table:table-cell table:formula="of:=MID([.A76];1;1)" office:value-type="string" office:string-value="Q" calcext:value-type="string">
            <text:p>Q</text:p>
          </table:table-cell>
          <table:table-cell office:value-type="float" office:value="119.938" calcext:value-type="float">
            <text:p>119.94</text:p>
          </table:table-cell>
          <table:table-cell office:value-type="float" office:value="121.144" calcext:value-type="float">
            <text:p>121.14</text:p>
          </table:table-cell>
          <table:table-cell table:style-name="ce4" table:formula="of:=AVERAGE([.D76:.E76])" office:value-type="float" office:value="120.541" calcext:value-type="float">
            <text:p>120.54</text:p>
          </table:table-cell>
          <table:table-cell/>
          <table:table-cell office:value-type="float" office:value="48.88" calcext:value-type="float">
            <text:p>48.88</text:p>
          </table:table-cell>
          <table:table-cell table:number-columns-repeated="3"/>
          <table:table-cell table:formula="of:=INNER_VEL*[.G76]+OUTER_VEL*[.H76]" office:value-type="float" office:value="300.612" calcext:value-type="float">
            <text:p>300.61</text:p>
          </table:table-cell>
          <table:table-cell table:formula="of:=[.I76]*V13_DELAY+[.J76]*V16_DELAY+[.K76]*V18_DELAY" office:value-type="float" office:value="0" calcext:value-type="float">
            <text:p>0.00</text:p>
          </table:table-cell>
          <table:table-cell table:formula="of:=[.F76]+[.L76]+[.M76]" office:value-type="float" office:value="421.153" calcext:value-type="float">
            <text:p>421.15</text:p>
          </table:table-cell>
          <table:table-cell table:formula="of:=IF([.C76]=&quot;Q&quot;;0;1)" office:value-type="float" office:value="0" calcext:value-type="float">
            <text:p>0</text:p>
          </table:table-cell>
          <table:table-cell table:style-name="ce4" table:formula="of:=IF(NOT([.C76] = &quot;Q&quot;);TARGETCA;TARGETQ)" office:value-type="float" office:value="420.6125" calcext:value-type="float">
            <text:p>420.61</text:p>
          </table:table-cell>
          <table:table-cell table:style-name="ce19" table:formula="of:=[.N76]-[.P76]" office:value-type="float" office:value="0.540500000000009" calcext:value-type="float">
            <text:p>0.54</text:p>
          </table:table-cell>
          <table:table-cell table:formula="of:=IF([.C76]=&quot;CA&quot;;CATOL;DQTOL)" office:value-type="float" office:value="15" calcext:value-type="float">
            <text:p>15.00</text:p>
          </table:table-cell>
          <table:table-cell table:formula="of:=IF(ABS([.Q76])&lt;[.R76];&quot;Y&quot;;&quot;N&quot;)" office:value-type="string" office:string-value="Y" calcext:value-type="string">
            <text:p>Y</text:p>
          </table:table-cell>
          <table:table-cell table:formula="of:=([.G76]+[.H76])-[.Q76]/INNER_VEL" office:value-type="float" office:value="48.7981060606061" calcext:value-type="float">
            <text:p>48.80</text:p>
          </table:table-cell>
          <table:table-cell table:formula="of:=([.G76]+[.H76])-[.Q76]/OUTER_VEL" office:value-type="float" office:value="48.7921138211382" calcext:value-type="float">
            <text:p>48.7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8</text:p>
          </table:table-cell>
          <table:table-cell office:value-type="string" calcext:value-type="string">
            <text:p>AB18</text:p>
          </table:table-cell>
          <table:table-cell table:formula="of:=MID([.A77];1;1)" office:value-type="string" office:string-value="Q" calcext:value-type="string">
            <text:p>Q</text:p>
          </table:table-cell>
          <table:table-cell office:value-type="float" office:value="101.891" calcext:value-type="float">
            <text:p>101.89</text:p>
          </table:table-cell>
          <table:table-cell office:value-type="float" office:value="102.915" calcext:value-type="float">
            <text:p>102.92</text:p>
          </table:table-cell>
          <table:table-cell table:style-name="ce4" table:formula="of:=AVERAGE([.D77:.E77])" office:value-type="float" office:value="102.403" calcext:value-type="float">
            <text:p>102.40</text:p>
          </table:table-cell>
          <table:table-cell office:value-type="float" office:value="46" calcext:value-type="float">
            <text:p>46.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7]+OUTER_VEL*[.H77]" office:value-type="float" office:value="303.6" calcext:value-type="float">
            <text:p>303.60</text:p>
          </table:table-cell>
          <table:table-cell table:formula="of:=[.I77]*V13_DELAY+[.J77]*V16_DELAY+[.K77]*V18_DELAY" office:value-type="float" office:value="15" calcext:value-type="float">
            <text:p>15.00</text:p>
          </table:table-cell>
          <table:table-cell table:formula="of:=[.F77]+[.L77]+[.M77]" office:value-type="float" office:value="421.003" calcext:value-type="float">
            <text:p>421.00</text:p>
          </table:table-cell>
          <table:table-cell table:formula="of:=IF([.C77]=&quot;Q&quot;;0;1)" office:value-type="float" office:value="0" calcext:value-type="float">
            <text:p>0</text:p>
          </table:table-cell>
          <table:table-cell table:style-name="ce4" table:formula="of:=IF(NOT([.C77] = &quot;Q&quot;);TARGETCA;TARGETQ)" office:value-type="float" office:value="420.6125" calcext:value-type="float">
            <text:p>420.61</text:p>
          </table:table-cell>
          <table:table-cell table:style-name="ce19" table:formula="of:=[.N77]-[.P77]" office:value-type="float" office:value="0.390499999999975" calcext:value-type="float">
            <text:p>0.39</text:p>
          </table:table-cell>
          <table:table-cell table:formula="of:=IF([.C77]=&quot;CA&quot;;CATOL;DQTOL)" office:value-type="float" office:value="15" calcext:value-type="float">
            <text:p>15.00</text:p>
          </table:table-cell>
          <table:table-cell table:formula="of:=IF(ABS([.Q77])&lt;[.R77];&quot;Y&quot;;&quot;N&quot;)" office:value-type="string" office:string-value="Y" calcext:value-type="string">
            <text:p>Y</text:p>
          </table:table-cell>
          <table:table-cell table:formula="of:=([.G77]+[.H77])-[.Q77]/INNER_VEL" office:value-type="float" office:value="45.9408333333333" calcext:value-type="float">
            <text:p>45.94</text:p>
          </table:table-cell>
          <table:table-cell table:formula="of:=([.G77]+[.H77])-[.Q77]/OUTER_VEL" office:value-type="float" office:value="45.9365040650407" calcext:value-type="float">
            <text:p>45.9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19</text:p>
          </table:table-cell>
          <table:table-cell office:value-type="string" calcext:value-type="string">
            <text:p>W17</text:p>
          </table:table-cell>
          <table:table-cell table:formula="of:=MID([.A78];1;1)" office:value-type="string" office:string-value="Q" calcext:value-type="string">
            <text:p>Q</text:p>
          </table:table-cell>
          <table:table-cell office:value-type="float" office:value="86.523" calcext:value-type="float">
            <text:p>86.52</text:p>
          </table:table-cell>
          <table:table-cell office:value-type="float" office:value="87.392" calcext:value-type="float">
            <text:p>87.39</text:p>
          </table:table-cell>
          <table:table-cell table:style-name="ce4" table:formula="of:=AVERAGE([.D78:.E78])" office:value-type="float" office:value="86.9575" calcext:value-type="float">
            <text:p>86.96</text:p>
          </table:table-cell>
          <table:table-cell office:value-type="float" office:value="50.59" calcext:value-type="float">
            <text:p>50.59</text:p>
          </table:table-cell>
          <table:table-cell table:number-columns-repeated="4"/>
          <table:table-cell table:formula="of:=INNER_VEL*[.G78]+OUTER_VEL*[.H78]" office:value-type="float" office:value="333.894" calcext:value-type="float">
            <text:p>333.89</text:p>
          </table:table-cell>
          <table:table-cell table:formula="of:=[.I78]*V13_DELAY+[.J78]*V16_DELAY+[.K78]*V18_DELAY" office:value-type="float" office:value="0" calcext:value-type="float">
            <text:p>0.00</text:p>
          </table:table-cell>
          <table:table-cell table:formula="of:=[.F78]+[.L78]+[.M78]" office:value-type="float" office:value="420.8515" calcext:value-type="float">
            <text:p>420.85</text:p>
          </table:table-cell>
          <table:table-cell table:formula="of:=IF([.C78]=&quot;Q&quot;;0;1)" office:value-type="float" office:value="0" calcext:value-type="float">
            <text:p>0</text:p>
          </table:table-cell>
          <table:table-cell table:style-name="ce4" table:formula="of:=IF(NOT([.C78] = &quot;Q&quot;);TARGETCA;TARGETQ)" office:value-type="float" office:value="420.6125" calcext:value-type="float">
            <text:p>420.61</text:p>
          </table:table-cell>
          <table:table-cell table:style-name="ce19" table:formula="of:=[.N78]-[.P78]" office:value-type="float" office:value="0.238999999999976" calcext:value-type="float">
            <text:p>0.24</text:p>
          </table:table-cell>
          <table:table-cell table:formula="of:=IF([.C78]=&quot;CA&quot;;CATOL;DQTOL)" office:value-type="float" office:value="15" calcext:value-type="float">
            <text:p>15.00</text:p>
          </table:table-cell>
          <table:table-cell table:formula="of:=IF(ABS([.Q78])&lt;[.R78];&quot;Y&quot;;&quot;N&quot;)" office:value-type="string" office:string-value="Y" calcext:value-type="string">
            <text:p>Y</text:p>
          </table:table-cell>
          <table:table-cell table:formula="of:=([.G78]+[.H78])-[.Q78]/INNER_VEL" office:value-type="float" office:value="50.5537878787879" calcext:value-type="float">
            <text:p>50.55</text:p>
          </table:table-cell>
          <table:table-cell table:formula="of:=([.G78]+[.H78])-[.Q78]/OUTER_VEL" office:value-type="float" office:value="50.5511382113821" calcext:value-type="float">
            <text:p>50.5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D22</text:p>
          </table:table-cell>
          <table:table-cell table:formula="of:=MID([.A79];1;1)" office:value-type="string" office:string-value="Q" calcext:value-type="string">
            <text:p>Q</text:p>
          </table:table-cell>
          <table:table-cell table:style-name="ce3" office:value-type="float" office:value="112.454" calcext:value-type="float">
            <text:p>112.45</text:p>
          </table:table-cell>
          <table:table-cell table:style-name="ce3" office:value-type="float" office:value="113.584" calcext:value-type="float">
            <text:p>113.58</text:p>
          </table:table-cell>
          <table:table-cell table:style-name="ce4" table:formula="of:=AVERAGE([.D79:.E79])" office:value-type="float" office:value="113.019" calcext:value-type="float">
            <text:p>113.02</text:p>
          </table:table-cell>
          <table:table-cell office:value-type="float" office:value="44.28" calcext:value-type="float">
            <text:p>44.2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79]+OUTER_VEL*[.H79]" office:value-type="float" office:value="292.248" calcext:value-type="float">
            <text:p>292.25</text:p>
          </table:table-cell>
          <table:table-cell table:formula="of:=[.I79]*V13_DELAY+[.J79]*V16_DELAY+[.K79]*V18_DELAY" office:value-type="float" office:value="15" calcext:value-type="float">
            <text:p>15.00</text:p>
          </table:table-cell>
          <table:table-cell table:formula="of:=[.F79]+[.L79]+[.M79]" office:value-type="float" office:value="420.267" calcext:value-type="float">
            <text:p>420.27</text:p>
          </table:table-cell>
          <table:table-cell table:formula="of:=IF([.C79]=&quot;Q&quot;;0;1)" office:value-type="float" office:value="0" calcext:value-type="float">
            <text:p>0</text:p>
          </table:table-cell>
          <table:table-cell table:style-name="ce4" table:formula="of:=IF(NOT([.C79] = &quot;Q&quot;);TARGETCA;TARGETQ)" office:value-type="float" office:value="420.6125" calcext:value-type="float">
            <text:p>420.61</text:p>
          </table:table-cell>
          <table:table-cell table:style-name="ce19" table:formula="of:=[.N79]-[.P79]" office:value-type="float" office:value="-0.345500000000015" calcext:value-type="float">
            <text:p>-0.35</text:p>
          </table:table-cell>
          <table:table-cell table:formula="of:=IF([.C79]=&quot;CA&quot;;CATOL;DQTOL)" office:value-type="float" office:value="15" calcext:value-type="float">
            <text:p>15.00</text:p>
          </table:table-cell>
          <table:table-cell table:formula="of:=IF(ABS([.Q79])&lt;[.R79];&quot;Y&quot;;&quot;N&quot;)" office:value-type="string" office:string-value="Y" calcext:value-type="string">
            <text:p>Y</text:p>
          </table:table-cell>
          <table:table-cell table:formula="of:=([.G79]+[.H79])-[.Q79]/INNER_VEL" office:value-type="float" office:value="44.3323484848485" calcext:value-type="float">
            <text:p>44.33</text:p>
          </table:table-cell>
          <table:table-cell table:formula="of:=([.G79]+[.H79])-[.Q79]/OUTER_VEL" office:value-type="float" office:value="44.3361788617886" calcext:value-type="float">
            <text:p>44.3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0</text:p>
          </table:table-cell>
          <table:table-cell office:value-type="string" calcext:value-type="string">
            <text:p>V19</text:p>
          </table:table-cell>
          <table:table-cell table:formula="of:=MID([.A80];1;1)" office:value-type="string" office:string-value="Q" calcext:value-type="string">
            <text:p>Q</text:p>
          </table:table-cell>
          <table:table-cell office:value-type="float" office:value="97.346" calcext:value-type="float">
            <text:p>97.35</text:p>
          </table:table-cell>
          <table:table-cell office:value-type="float" office:value="98.325" calcext:value-type="float">
            <text:p>98.33</text:p>
          </table:table-cell>
          <table:table-cell table:style-name="ce4" table:formula="of:=AVERAGE([.D80:.E80])" office:value-type="float" office:value="97.8355" calcext:value-type="float">
            <text:p>97.84</text:p>
          </table:table-cell>
          <table:table-cell office:value-type="float" office:value="46.17" calcext:value-type="float">
            <text:p>46.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80]+OUTER_VEL*[.H80]" office:value-type="float" office:value="304.722" calcext:value-type="float">
            <text:p>304.72</text:p>
          </table:table-cell>
          <table:table-cell table:formula="of:=[.I80]*V13_DELAY+[.J80]*V16_DELAY+[.K80]*V18_DELAY" office:value-type="float" office:value="15" calcext:value-type="float">
            <text:p>15.00</text:p>
          </table:table-cell>
          <table:table-cell table:formula="of:=[.F80]+[.L80]+[.M80]" office:value-type="float" office:value="417.5575" calcext:value-type="float">
            <text:p>417.56</text:p>
          </table:table-cell>
          <table:table-cell table:formula="of:=IF([.C80]=&quot;Q&quot;;0;1)" office:value-type="float" office:value="0" calcext:value-type="float">
            <text:p>0</text:p>
          </table:table-cell>
          <table:table-cell table:style-name="ce4" table:formula="of:=IF(NOT([.C80] = &quot;Q&quot;);TARGETCA;TARGETQ)" office:value-type="float" office:value="420.6125" calcext:value-type="float">
            <text:p>420.61</text:p>
          </table:table-cell>
          <table:table-cell table:style-name="ce19" table:formula="of:=[.N80]-[.P80]" office:value-type="float" office:value="-3.05500000000001" calcext:value-type="float">
            <text:p>-3.06</text:p>
          </table:table-cell>
          <table:table-cell table:formula="of:=IF([.C80]=&quot;CA&quot;;CATOL;DQTOL)" office:value-type="float" office:value="15" calcext:value-type="float">
            <text:p>15.00</text:p>
          </table:table-cell>
          <table:table-cell table:formula="of:=IF(ABS([.Q80])&lt;[.R80];&quot;Y&quot;;&quot;N&quot;)" office:value-type="string" office:string-value="Y" calcext:value-type="string">
            <text:p>Y</text:p>
          </table:table-cell>
          <table:table-cell table:formula="of:=([.G80]+[.H80])-[.Q80]/INNER_VEL" office:value-type="float" office:value="46.6328787878788" calcext:value-type="float">
            <text:p>46.63</text:p>
          </table:table-cell>
          <table:table-cell table:formula="of:=([.G80]+[.H80])-[.Q80]/OUTER_VEL" office:value-type="float" office:value="46.6667479674797" calcext:value-type="float">
            <text:p>46.6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1</text:p>
          </table:table-cell>
          <table:table-cell office:value-type="string" calcext:value-type="string">
            <text:p>U15</text:p>
          </table:table-cell>
          <table:table-cell table:formula="of:=MID([.A81];1;1)" office:value-type="string" office:string-value="Q" calcext:value-type="string">
            <text:p>Q</text:p>
          </table:table-cell>
          <table:table-cell office:value-type="float" office:value="41.251" calcext:value-type="float">
            <text:p>41.25</text:p>
          </table:table-cell>
          <table:table-cell office:value-type="float" office:value="41.666" calcext:value-type="float">
            <text:p>41.67</text:p>
          </table:table-cell>
          <table:table-cell table:style-name="ce4" table:formula="of:=AVERAGE([.D81:.E81])" office:value-type="float" office:value="41.4585" calcext:value-type="float">
            <text:p>41.46</text:p>
          </table:table-cell>
          <table:table-cell office:value-type="float" office:value="54.08" calcext:value-type="float">
            <text:p>54.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1]+OUTER_VEL*[.H81]" office:value-type="float" office:value="356.928" calcext:value-type="float">
            <text:p>356.93</text:p>
          </table:table-cell>
          <table:table-cell table:formula="of:=[.I81]*V13_DELAY+[.J81]*V16_DELAY+[.K81]*V18_DELAY" office:value-type="float" office:value="22.2" calcext:value-type="float">
            <text:p>22.20</text:p>
          </table:table-cell>
          <table:table-cell table:formula="of:=[.F81]+[.L81]+[.M81]" office:value-type="float" office:value="420.5865" calcext:value-type="float">
            <text:p>420.59</text:p>
          </table:table-cell>
          <table:table-cell table:formula="of:=IF([.C81]=&quot;Q&quot;;0;1)" office:value-type="float" office:value="0" calcext:value-type="float">
            <text:p>0</text:p>
          </table:table-cell>
          <table:table-cell table:style-name="ce4" table:formula="of:=IF(NOT([.C81] = &quot;Q&quot;);TARGETCA;TARGETQ)" office:value-type="float" office:value="420.6125" calcext:value-type="float">
            <text:p>420.61</text:p>
          </table:table-cell>
          <table:table-cell table:style-name="ce19" table:formula="of:=[.N81]-[.P81]" office:value-type="float" office:value="-0.0260000000000105" calcext:value-type="float">
            <text:p>-0.03</text:p>
          </table:table-cell>
          <table:table-cell table:formula="of:=IF([.C81]=&quot;CA&quot;;CATOL;DQTOL)" office:value-type="float" office:value="15" calcext:value-type="float">
            <text:p>15.00</text:p>
          </table:table-cell>
          <table:table-cell table:formula="of:=IF(ABS([.Q81])&lt;[.R81];&quot;Y&quot;;&quot;N&quot;)" office:value-type="string" office:string-value="Y" calcext:value-type="string">
            <text:p>Y</text:p>
          </table:table-cell>
          <table:table-cell table:formula="of:=([.G81]+[.H81])-[.Q81]/INNER_VEL" office:value-type="float" office:value="54.0839393939394" calcext:value-type="float">
            <text:p>54.08</text:p>
          </table:table-cell>
          <table:table-cell table:formula="of:=([.G81]+[.H81])-[.Q81]/OUTER_VEL" office:value-type="float" office:value="54.0842276422764" calcext:value-type="float">
            <text:p>54.0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2</text:p>
          </table:table-cell>
          <table:table-cell office:value-type="string" calcext:value-type="string">
            <text:p>T16</text:p>
          </table:table-cell>
          <table:table-cell table:formula="of:=MID([.A82];1;1)" office:value-type="string" office:string-value="Q" calcext:value-type="string">
            <text:p>Q</text:p>
          </table:table-cell>
          <table:table-cell office:value-type="float" office:value="46.822" calcext:value-type="float">
            <text:p>46.82</text:p>
          </table:table-cell>
          <table:table-cell office:value-type="float" office:value="47.293" calcext:value-type="float">
            <text:p>47.29</text:p>
          </table:table-cell>
          <table:table-cell table:style-name="ce4" table:formula="of:=AVERAGE([.D82:.E82])" office:value-type="float" office:value="47.0575" calcext:value-type="float">
            <text:p>47.06</text:p>
          </table:table-cell>
          <table:table-cell office:value-type="float" office:value="54.33" calcext:value-type="float">
            <text:p>54.3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82]+OUTER_VEL*[.H82]" office:value-type="float" office:value="358.578" calcext:value-type="float">
            <text:p>358.58</text:p>
          </table:table-cell>
          <table:table-cell table:formula="of:=[.I82]*V13_DELAY+[.J82]*V16_DELAY+[.K82]*V18_DELAY" office:value-type="float" office:value="15" calcext:value-type="float">
            <text:p>15.00</text:p>
          </table:table-cell>
          <table:table-cell table:formula="of:=[.F82]+[.L82]+[.M82]" office:value-type="float" office:value="420.6355" calcext:value-type="float">
            <text:p>420.64</text:p>
          </table:table-cell>
          <table:table-cell table:formula="of:=IF([.C82]=&quot;Q&quot;;0;1)" office:value-type="float" office:value="0" calcext:value-type="float">
            <text:p>0</text:p>
          </table:table-cell>
          <table:table-cell table:style-name="ce4" table:formula="of:=IF(NOT([.C82] = &quot;Q&quot;);TARGETCA;TARGETQ)" office:value-type="float" office:value="420.6125" calcext:value-type="float">
            <text:p>420.61</text:p>
          </table:table-cell>
          <table:table-cell table:style-name="ce19" table:formula="of:=[.N82]-[.P82]" office:value-type="float" office:value="0.0229999999999677" calcext:value-type="float">
            <text:p>0.02</text:p>
          </table:table-cell>
          <table:table-cell table:formula="of:=IF([.C82]=&quot;CA&quot;;CATOL;DQTOL)" office:value-type="float" office:value="15" calcext:value-type="float">
            <text:p>15.00</text:p>
          </table:table-cell>
          <table:table-cell table:formula="of:=IF(ABS([.Q82])&lt;[.R82];&quot;Y&quot;;&quot;N&quot;)" office:value-type="string" office:string-value="Y" calcext:value-type="string">
            <text:p>Y</text:p>
          </table:table-cell>
          <table:table-cell table:formula="of:=([.G82]+[.H82])-[.Q82]/INNER_VEL" office:value-type="float" office:value="54.3265151515152" calcext:value-type="float">
            <text:p>54.33</text:p>
          </table:table-cell>
          <table:table-cell table:formula="of:=([.G82]+[.H82])-[.Q82]/OUTER_VEL" office:value-type="float" office:value="54.3262601626016" calcext:value-type="float">
            <text:p>54.3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3</text:p>
          </table:table-cell>
          <table:table-cell office:value-type="string" calcext:value-type="string">
            <text:p>E18</text:p>
          </table:table-cell>
          <table:table-cell table:formula="of:=MID([.A83];1;1)" office:value-type="string" office:string-value="Q" calcext:value-type="string">
            <text:p>Q</text:p>
          </table:table-cell>
          <table:table-cell table:style-name="ce3" office:value-type="float" office:value="84.625" calcext:value-type="float">
            <text:p>84.63</text:p>
          </table:table-cell>
          <table:table-cell table:style-name="ce3" office:value-type="float" office:value="85.476" calcext:value-type="float">
            <text:p>85.48</text:p>
          </table:table-cell>
          <table:table-cell table:style-name="ce4" table:formula="of:=AVERAGE([.D83:.E83])" office:value-type="float" office:value="85.0505" calcext:value-type="float">
            <text:p>85.05</text:p>
          </table:table-cell>
          <table:table-cell office:value-type="float" office:value="47.48" calcext:value-type="float">
            <text:p>47.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3]+OUTER_VEL*[.H83]" office:value-type="float" office:value="313.368" calcext:value-type="float">
            <text:p>313.37</text:p>
          </table:table-cell>
          <table:table-cell table:formula="of:=[.I83]*V13_DELAY+[.J83]*V16_DELAY+[.K83]*V18_DELAY" office:value-type="float" office:value="22.2" calcext:value-type="float">
            <text:p>22.20</text:p>
          </table:table-cell>
          <table:table-cell table:formula="of:=[.F83]+[.L83]+[.M83]" office:value-type="float" office:value="420.6185" calcext:value-type="float">
            <text:p>420.62</text:p>
          </table:table-cell>
          <table:table-cell table:formula="of:=IF([.C83]=&quot;Q&quot;;0;1)" office:value-type="float" office:value="0" calcext:value-type="float">
            <text:p>0</text:p>
          </table:table-cell>
          <table:table-cell table:style-name="ce4" table:formula="of:=IF(NOT([.C83] = &quot;Q&quot;);TARGETCA;TARGETQ)" office:value-type="float" office:value="420.6125" calcext:value-type="float">
            <text:p>420.61</text:p>
          </table:table-cell>
          <table:table-cell table:style-name="ce19" table:formula="of:=[.N83]-[.P83]" office:value-type="float" office:value="0.00599999999991496" calcext:value-type="float">
            <text:p>0.01</text:p>
          </table:table-cell>
          <table:table-cell table:formula="of:=IF([.C83]=&quot;CA&quot;;CATOL;DQTOL)" office:value-type="float" office:value="15" calcext:value-type="float">
            <text:p>15.00</text:p>
          </table:table-cell>
          <table:table-cell table:formula="of:=IF(ABS([.Q83])&lt;[.R83];&quot;Y&quot;;&quot;N&quot;)" office:value-type="string" office:string-value="Y" calcext:value-type="string">
            <text:p>Y</text:p>
          </table:table-cell>
          <table:table-cell table:formula="of:=([.G83]+[.H83])-[.Q83]/INNER_VEL" office:value-type="float" office:value="47.4790909090909" calcext:value-type="float">
            <text:p>47.48</text:p>
          </table:table-cell>
          <table:table-cell table:formula="of:=([.G83]+[.H83])-[.Q83]/OUTER_VEL" office:value-type="float" office:value="47.4790243902439" calcext:value-type="float">
            <text:p>47.4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4</text:p>
          </table:table-cell>
          <table:table-cell office:value-type="string" calcext:value-type="string">
            <text:p>A18</text:p>
          </table:table-cell>
          <table:table-cell table:formula="of:=MID([.A84];1;1)" office:value-type="string" office:string-value="Q" calcext:value-type="string">
            <text:p>Q</text:p>
          </table:table-cell>
          <table:table-cell table:style-name="ce3" office:value-type="float" office:value="116.521" calcext:value-type="float">
            <text:p>116.52</text:p>
          </table:table-cell>
          <table:table-cell table:style-name="ce3" office:value-type="float" office:value="117.693" calcext:value-type="float">
            <text:p>117.69</text:p>
          </table:table-cell>
          <table:table-cell table:style-name="ce4" table:formula="of:=AVERAGE([.D84:.E84])" office:value-type="float" office:value="117.107" calcext:value-type="float">
            <text:p>117.11</text:p>
          </table:table-cell>
          <table:table-cell office:value-type="float" office:value="35.01" calcext:value-type="float">
            <text:p>35.01</text:p>
          </table:table-cell>
          <table:table-cell office:value-type="float" office:value="7.88" calcext:value-type="float">
            <text:p>7.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84]+OUTER_VEL*[.H84]" office:value-type="float" office:value="279.528" calcext:value-type="float">
            <text:p>279.53</text:p>
          </table:table-cell>
          <table:table-cell table:formula="of:=[.I84]*V13_DELAY+[.J84]*V16_DELAY+[.K84]*V18_DELAY" office:value-type="float" office:value="15" calcext:value-type="float">
            <text:p>15.00</text:p>
          </table:table-cell>
          <table:table-cell table:formula="of:=[.F84]+[.L84]+[.M84]" office:value-type="float" office:value="411.635" calcext:value-type="float">
            <text:p>411.64</text:p>
          </table:table-cell>
          <table:table-cell table:formula="of:=IF([.C84]=&quot;Q&quot;;0;1)" office:value-type="float" office:value="0" calcext:value-type="float">
            <text:p>0</text:p>
          </table:table-cell>
          <table:table-cell table:style-name="ce4" table:formula="of:=IF(NOT([.C84] = &quot;Q&quot;);TARGETCA;TARGETQ)" office:value-type="float" office:value="420.6125" calcext:value-type="float">
            <text:p>420.61</text:p>
          </table:table-cell>
          <table:table-cell table:style-name="ce19" table:formula="of:=[.N84]-[.P84]" office:value-type="float" office:value="-8.97750000000002" calcext:value-type="float">
            <text:p>-8.98</text:p>
          </table:table-cell>
          <table:table-cell table:formula="of:=IF([.C84]=&quot;CA&quot;;CATOL;DQTOL)" office:value-type="float" office:value="15" calcext:value-type="float">
            <text:p>15.00</text:p>
          </table:table-cell>
          <table:table-cell table:formula="of:=IF(ABS([.Q84])&lt;[.R84];&quot;Y&quot;;&quot;N&quot;)" office:value-type="string" office:string-value="Y" calcext:value-type="string">
            <text:p>Y</text:p>
          </table:table-cell>
          <table:table-cell table:formula="of:=([.G84]+[.H84])-[.Q84]/INNER_VEL" office:value-type="float" office:value="44.2502272727273" calcext:value-type="float">
            <text:p>44.25</text:p>
          </table:table-cell>
          <table:table-cell table:formula="of:=([.G84]+[.H84])-[.Q84]/OUTER_VEL" office:value-type="float" office:value="44.349756097561" calcext:value-type="float">
            <text:p>44.3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5</text:p>
          </table:table-cell>
          <table:table-cell office:value-type="string" calcext:value-type="string">
            <text:p>B17</text:p>
          </table:table-cell>
          <table:table-cell table:formula="of:=MID([.A85];1;1)" office:value-type="string" office:string-value="Q" calcext:value-type="string">
            <text:p>Q</text:p>
          </table:table-cell>
          <table:table-cell table:style-name="ce3" office:value-type="float" office:value="111.042" calcext:value-type="float">
            <text:p>111.04</text:p>
          </table:table-cell>
          <table:table-cell table:style-name="ce3" office:value-type="float" office:value="112.158" calcext:value-type="float">
            <text:p>112.16</text:p>
          </table:table-cell>
          <table:table-cell table:style-name="ce4" table:formula="of:=AVERAGE([.D85:.E85])" office:value-type="float" office:value="111.6" calcext:value-type="float">
            <text:p>111.60</text:p>
          </table:table-cell>
          <table:table-cell office:value-type="float" office:value="43.99" calcext:value-type="float">
            <text:p>43.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5]+OUTER_VEL*[.H85]" office:value-type="float" office:value="290.334" calcext:value-type="float">
            <text:p>290.33</text:p>
          </table:table-cell>
          <table:table-cell table:formula="of:=[.I85]*V13_DELAY+[.J85]*V16_DELAY+[.K85]*V18_DELAY" office:value-type="float" office:value="22.2" calcext:value-type="float">
            <text:p>22.20</text:p>
          </table:table-cell>
          <table:table-cell table:formula="of:=[.F85]+[.L85]+[.M85]" office:value-type="float" office:value="424.134" calcext:value-type="float">
            <text:p>424.13</text:p>
          </table:table-cell>
          <table:table-cell table:formula="of:=IF([.C85]=&quot;Q&quot;;0;1)" office:value-type="float" office:value="0" calcext:value-type="float">
            <text:p>0</text:p>
          </table:table-cell>
          <table:table-cell table:style-name="ce4" table:formula="of:=IF(NOT([.C85] = &quot;Q&quot;);TARGETCA;TARGETQ)" office:value-type="float" office:value="420.6125" calcext:value-type="float">
            <text:p>420.61</text:p>
          </table:table-cell>
          <table:table-cell table:style-name="ce19" table:formula="of:=[.N85]-[.P85]" office:value-type="float" office:value="3.52149999999995" calcext:value-type="float">
            <text:p>3.52</text:p>
          </table:table-cell>
          <table:table-cell table:formula="of:=IF([.C85]=&quot;CA&quot;;CATOL;DQTOL)" office:value-type="float" office:value="15" calcext:value-type="float">
            <text:p>15.00</text:p>
          </table:table-cell>
          <table:table-cell table:formula="of:=IF(ABS([.Q85])&lt;[.R85];&quot;Y&quot;;&quot;N&quot;)" office:value-type="string" office:string-value="Y" calcext:value-type="string">
            <text:p>Y</text:p>
          </table:table-cell>
          <table:table-cell table:formula="of:=([.G85]+[.H85])-[.Q85]/INNER_VEL" office:value-type="float" office:value="43.4564393939394" calcext:value-type="float">
            <text:p>43.46</text:p>
          </table:table-cell>
          <table:table-cell table:formula="of:=([.G85]+[.H85])-[.Q85]/OUTER_VEL" office:value-type="float" office:value="43.4173983739838" calcext:value-type="float">
            <text:p>43.4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6</text:p>
          </table:table-cell>
          <table:table-cell office:value-type="string" calcext:value-type="string">
            <text:p>B22</text:p>
          </table:table-cell>
          <table:table-cell table:formula="of:=MID([.A86];1;1)" office:value-type="string" office:string-value="Q" calcext:value-type="string">
            <text:p>Q</text:p>
          </table:table-cell>
          <table:table-cell table:style-name="ce3" office:value-type="float" office:value="122.529" calcext:value-type="float">
            <text:p>122.53</text:p>
          </table:table-cell>
          <table:table-cell table:style-name="ce3" office:value-type="float" office:value="123.761" calcext:value-type="float">
            <text:p>123.76</text:p>
          </table:table-cell>
          <table:table-cell table:style-name="ce4" table:formula="of:=AVERAGE([.D86:.E86])" office:value-type="float" office:value="123.145" calcext:value-type="float">
            <text:p>123.15</text:p>
          </table:table-cell>
          <table:table-cell/>
          <table:table-cell office:value-type="float" office:value="44.44" calcext:value-type="float">
            <text:p>44.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86]+OUTER_VEL*[.H86]" office:value-type="float" office:value="273.306" calcext:value-type="float">
            <text:p>273.31</text:p>
          </table:table-cell>
          <table:table-cell table:formula="of:=[.I86]*V13_DELAY+[.J86]*V16_DELAY+[.K86]*V18_DELAY" office:value-type="float" office:value="23.4" calcext:value-type="float">
            <text:p>23.40</text:p>
          </table:table-cell>
          <table:table-cell table:formula="of:=[.F86]+[.L86]+[.M86]" office:value-type="float" office:value="419.851" calcext:value-type="float">
            <text:p>419.85</text:p>
          </table:table-cell>
          <table:table-cell table:formula="of:=IF([.C86]=&quot;Q&quot;;0;1)" office:value-type="float" office:value="0" calcext:value-type="float">
            <text:p>0</text:p>
          </table:table-cell>
          <table:table-cell table:style-name="ce4" table:formula="of:=IF(NOT([.C86] = &quot;Q&quot;);TARGETCA;TARGETQ)" office:value-type="float" office:value="420.6125" calcext:value-type="float">
            <text:p>420.61</text:p>
          </table:table-cell>
          <table:table-cell table:style-name="ce19" table:formula="of:=[.N86]-[.P86]" office:value-type="float" office:value="-0.761500000000069" calcext:value-type="float">
            <text:p>-0.76</text:p>
          </table:table-cell>
          <table:table-cell table:formula="of:=IF([.C86]=&quot;CA&quot;;CATOL;DQTOL)" office:value-type="float" office:value="15" calcext:value-type="float">
            <text:p>15.00</text:p>
          </table:table-cell>
          <table:table-cell table:formula="of:=IF(ABS([.Q86])&lt;[.R86];&quot;Y&quot;;&quot;N&quot;)" office:value-type="string" office:string-value="Y" calcext:value-type="string">
            <text:p>Y</text:p>
          </table:table-cell>
          <table:table-cell table:formula="of:=([.G86]+[.H86])-[.Q86]/INNER_VEL" office:value-type="float" office:value="44.5553787878788" calcext:value-type="float">
            <text:p>44.56</text:p>
          </table:table-cell>
          <table:table-cell table:formula="of:=([.G86]+[.H86])-[.Q86]/OUTER_VEL" office:value-type="float" office:value="44.5638211382114" calcext:value-type="float">
            <text:p>44.5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7</text:p>
          </table:table-cell>
          <table:table-cell office:value-type="string" calcext:value-type="string">
            <text:p>AB15</text:p>
          </table:table-cell>
          <table:table-cell table:formula="of:=MID([.A87];1;1)" office:value-type="string" office:string-value="Q" calcext:value-type="string">
            <text:p>Q</text:p>
          </table:table-cell>
          <table:table-cell office:value-type="float" office:value="107.983" calcext:value-type="float">
            <text:p>107.98</text:p>
          </table:table-cell>
          <table:table-cell office:value-type="float" office:value="109.069" calcext:value-type="float">
            <text:p>109.07</text:p>
          </table:table-cell>
          <table:table-cell table:style-name="ce4" table:formula="of:=AVERAGE([.D87:.E87])" office:value-type="float" office:value="108.526" calcext:value-type="float">
            <text:p>108.53</text:p>
          </table:table-cell>
          <table:table-cell office:value-type="float" office:value="43.92" calcext:value-type="float">
            <text:p>43.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7]+OUTER_VEL*[.H87]" office:value-type="float" office:value="289.872" calcext:value-type="float">
            <text:p>289.87</text:p>
          </table:table-cell>
          <table:table-cell table:formula="of:=[.I87]*V13_DELAY+[.J87]*V16_DELAY+[.K87]*V18_DELAY" office:value-type="float" office:value="22.2" calcext:value-type="float">
            <text:p>22.20</text:p>
          </table:table-cell>
          <table:table-cell table:formula="of:=[.F87]+[.L87]+[.M87]" office:value-type="float" office:value="420.598" calcext:value-type="float">
            <text:p>420.60</text:p>
          </table:table-cell>
          <table:table-cell table:formula="of:=IF([.C87]=&quot;Q&quot;;0;1)" office:value-type="float" office:value="0" calcext:value-type="float">
            <text:p>0</text:p>
          </table:table-cell>
          <table:table-cell table:style-name="ce4" table:formula="of:=IF(NOT([.C87] = &quot;Q&quot;);TARGETCA;TARGETQ)" office:value-type="float" office:value="420.6125" calcext:value-type="float">
            <text:p>420.61</text:p>
          </table:table-cell>
          <table:table-cell table:style-name="ce19" table:formula="of:=[.N87]-[.P87]" office:value-type="float" office:value="-0.0144999999999982" calcext:value-type="float">
            <text:p>-0.01</text:p>
          </table:table-cell>
          <table:table-cell table:formula="of:=IF([.C87]=&quot;CA&quot;;CATOL;DQTOL)" office:value-type="float" office:value="15" calcext:value-type="float">
            <text:p>15.00</text:p>
          </table:table-cell>
          <table:table-cell table:formula="of:=IF(ABS([.Q87])&lt;[.R87];&quot;Y&quot;;&quot;N&quot;)" office:value-type="string" office:string-value="Y" calcext:value-type="string">
            <text:p>Y</text:p>
          </table:table-cell>
          <table:table-cell table:formula="of:=([.G87]+[.H87])-[.Q87]/INNER_VEL" office:value-type="float" office:value="43.922196969697" calcext:value-type="float">
            <text:p>43.92</text:p>
          </table:table-cell>
          <table:table-cell table:formula="of:=([.G87]+[.H87])-[.Q87]/OUTER_VEL" office:value-type="float" office:value="43.9223577235772" calcext:value-type="float">
            <text:p>43.9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8</text:p>
          </table:table-cell>
          <table:table-cell office:value-type="string" calcext:value-type="string">
            <text:p>Y14</text:p>
          </table:table-cell>
          <table:table-cell table:formula="of:=MID([.A88];1;1)" office:value-type="string" office:string-value="Q" calcext:value-type="string">
            <text:p>Q</text:p>
          </table:table-cell>
          <table:table-cell office:value-type="float" office:value="76.538" calcext:value-type="float">
            <text:p>76.54</text:p>
          </table:table-cell>
          <table:table-cell office:value-type="float" office:value="77.307" calcext:value-type="float">
            <text:p>77.31</text:p>
          </table:table-cell>
          <table:table-cell table:style-name="ce4" table:formula="of:=AVERAGE([.D88:.E88])" office:value-type="float" office:value="76.9225" calcext:value-type="float">
            <text:p>76.92</text:p>
          </table:table-cell>
          <table:table-cell office:value-type="float" office:value="48.41" calcext:value-type="float">
            <text:p>48.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8]+OUTER_VEL*[.H88]" office:value-type="float" office:value="319.506" calcext:value-type="float">
            <text:p>319.51</text:p>
          </table:table-cell>
          <table:table-cell table:formula="of:=[.I88]*V13_DELAY+[.J88]*V16_DELAY+[.K88]*V18_DELAY" office:value-type="float" office:value="22.2" calcext:value-type="float">
            <text:p>22.20</text:p>
          </table:table-cell>
          <table:table-cell table:formula="of:=[.F88]+[.L88]+[.M88]" office:value-type="float" office:value="418.6285" calcext:value-type="float">
            <text:p>418.63</text:p>
          </table:table-cell>
          <table:table-cell table:formula="of:=IF([.C88]=&quot;Q&quot;;0;1)" office:value-type="float" office:value="0" calcext:value-type="float">
            <text:p>0</text:p>
          </table:table-cell>
          <table:table-cell table:style-name="ce4" table:formula="of:=IF(NOT([.C88] = &quot;Q&quot;);TARGETCA;TARGETQ)" office:value-type="float" office:value="420.6125" calcext:value-type="float">
            <text:p>420.61</text:p>
          </table:table-cell>
          <table:table-cell table:style-name="ce19" table:formula="of:=[.N88]-[.P88]" office:value-type="float" office:value="-1.98400000000004" calcext:value-type="float">
            <text:p>-1.98</text:p>
          </table:table-cell>
          <table:table-cell table:formula="of:=IF([.C88]=&quot;CA&quot;;CATOL;DQTOL)" office:value-type="float" office:value="15" calcext:value-type="float">
            <text:p>15.00</text:p>
          </table:table-cell>
          <table:table-cell table:formula="of:=IF(ABS([.Q88])&lt;[.R88];&quot;Y&quot;;&quot;N&quot;)" office:value-type="string" office:string-value="Y" calcext:value-type="string">
            <text:p>Y</text:p>
          </table:table-cell>
          <table:table-cell table:formula="of:=([.G88]+[.H88])-[.Q88]/INNER_VEL" office:value-type="float" office:value="48.7106060606061" calcext:value-type="float">
            <text:p>48.71</text:p>
          </table:table-cell>
          <table:table-cell table:formula="of:=([.G88]+[.H88])-[.Q88]/OUTER_VEL" office:value-type="float" office:value="48.7326016260163" calcext:value-type="float">
            <text:p>48.7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29</text:p>
          </table:table-cell>
          <table:table-cell office:value-type="string" calcext:value-type="string">
            <text:p>AA16</text:p>
          </table:table-cell>
          <table:table-cell table:formula="of:=MID([.A89];1;1)" office:value-type="string" office:string-value="Q" calcext:value-type="string">
            <text:p>Q</text:p>
          </table:table-cell>
          <table:table-cell office:value-type="float" office:value="96.826" calcext:value-type="float">
            <text:p>96.83</text:p>
          </table:table-cell>
          <table:table-cell office:value-type="float" office:value="97.799" calcext:value-type="float">
            <text:p>97.80</text:p>
          </table:table-cell>
          <table:table-cell table:style-name="ce4" table:formula="of:=AVERAGE([.D89:.E89])" office:value-type="float" office:value="97.3125" calcext:value-type="float">
            <text:p>97.31</text:p>
          </table:table-cell>
          <table:table-cell office:value-type="float" office:value="45.65" calcext:value-type="float">
            <text:p>45.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89]+OUTER_VEL*[.H89]" office:value-type="float" office:value="301.29" calcext:value-type="float">
            <text:p>301.29</text:p>
          </table:table-cell>
          <table:table-cell table:formula="of:=[.I89]*V13_DELAY+[.J89]*V16_DELAY+[.K89]*V18_DELAY" office:value-type="float" office:value="22.2" calcext:value-type="float">
            <text:p>22.20</text:p>
          </table:table-cell>
          <table:table-cell table:formula="of:=[.F89]+[.L89]+[.M89]" office:value-type="float" office:value="420.8025" calcext:value-type="float">
            <text:p>420.80</text:p>
          </table:table-cell>
          <table:table-cell table:formula="of:=IF([.C89]=&quot;Q&quot;;0;1)" office:value-type="float" office:value="0" calcext:value-type="float">
            <text:p>0</text:p>
          </table:table-cell>
          <table:table-cell table:style-name="ce4" table:formula="of:=IF(NOT([.C89] = &quot;Q&quot;);TARGETCA;TARGETQ)" office:value-type="float" office:value="420.6125" calcext:value-type="float">
            <text:p>420.61</text:p>
          </table:table-cell>
          <table:table-cell table:style-name="ce19" table:formula="of:=[.N89]-[.P89]" office:value-type="float" office:value="0.189999999999941" calcext:value-type="float">
            <text:p>0.19</text:p>
          </table:table-cell>
          <table:table-cell table:formula="of:=IF([.C89]=&quot;CA&quot;;CATOL;DQTOL)" office:value-type="float" office:value="15" calcext:value-type="float">
            <text:p>15.00</text:p>
          </table:table-cell>
          <table:table-cell table:formula="of:=IF(ABS([.Q89])&lt;[.R89];&quot;Y&quot;;&quot;N&quot;)" office:value-type="string" office:string-value="Y" calcext:value-type="string">
            <text:p>Y</text:p>
          </table:table-cell>
          <table:table-cell table:formula="of:=([.G89]+[.H89])-[.Q89]/INNER_VEL" office:value-type="float" office:value="45.6212121212121" calcext:value-type="float">
            <text:p>45.62</text:p>
          </table:table-cell>
          <table:table-cell table:formula="of:=([.G89]+[.H89])-[.Q89]/OUTER_VEL" office:value-type="float" office:value="45.6191056910569" calcext:value-type="float">
            <text:p>45.6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18</text:p>
          </table:table-cell>
          <table:table-cell table:formula="of:=MID([.A90];1;1)" office:value-type="string" office:string-value="Q" calcext:value-type="string">
            <text:p>Q</text:p>
          </table:table-cell>
          <table:table-cell table:style-name="ce3" office:value-type="float" office:value="82.253" calcext:value-type="float">
            <text:p>82.25</text:p>
          </table:table-cell>
          <table:table-cell table:style-name="ce3" office:value-type="float" office:value="83.079" calcext:value-type="float">
            <text:p>83.08</text:p>
          </table:table-cell>
          <table:table-cell table:style-name="ce4" table:formula="of:=AVERAGE([.D90:.E90])" office:value-type="float" office:value="82.666" calcext:value-type="float">
            <text:p>82.67</text:p>
          </table:table-cell>
          <table:table-cell office:value-type="float" office:value="48.6" calcext:value-type="float">
            <text:p>48.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0]+OUTER_VEL*[.H90]" office:value-type="float" office:value="320.76" calcext:value-type="float">
            <text:p>320.76</text:p>
          </table:table-cell>
          <table:table-cell table:formula="of:=[.I90]*V13_DELAY+[.J90]*V16_DELAY+[.K90]*V18_DELAY" office:value-type="float" office:value="15" calcext:value-type="float">
            <text:p>15.00</text:p>
          </table:table-cell>
          <table:table-cell table:formula="of:=[.F90]+[.L90]+[.M90]" office:value-type="float" office:value="418.426" calcext:value-type="float">
            <text:p>418.43</text:p>
          </table:table-cell>
          <table:table-cell table:formula="of:=IF([.C90]=&quot;Q&quot;;0;1)" office:value-type="float" office:value="0" calcext:value-type="float">
            <text:p>0</text:p>
          </table:table-cell>
          <table:table-cell table:style-name="ce4" table:formula="of:=IF(NOT([.C90] = &quot;Q&quot;);TARGETCA;TARGETQ)" office:value-type="float" office:value="420.6125" calcext:value-type="float">
            <text:p>420.61</text:p>
          </table:table-cell>
          <table:table-cell table:style-name="ce19" table:formula="of:=[.N90]-[.P90]" office:value-type="float" office:value="-2.18650000000002" calcext:value-type="float">
            <text:p>-2.19</text:p>
          </table:table-cell>
          <table:table-cell table:formula="of:=IF([.C90]=&quot;CA&quot;;CATOL;DQTOL)" office:value-type="float" office:value="15" calcext:value-type="float">
            <text:p>15.00</text:p>
          </table:table-cell>
          <table:table-cell table:formula="of:=IF(ABS([.Q90])&lt;[.R90];&quot;Y&quot;;&quot;N&quot;)" office:value-type="string" office:string-value="Y" calcext:value-type="string">
            <text:p>Y</text:p>
          </table:table-cell>
          <table:table-cell table:formula="of:=([.G90]+[.H90])-[.Q90]/INNER_VEL" office:value-type="float" office:value="48.9312878787879" calcext:value-type="float">
            <text:p>48.93</text:p>
          </table:table-cell>
          <table:table-cell table:formula="of:=([.G90]+[.H90])-[.Q90]/OUTER_VEL" office:value-type="float" office:value="48.9555284552846" calcext:value-type="float">
            <text:p>48.9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0</text:p>
          </table:table-cell>
          <table:table-cell office:value-type="string" calcext:value-type="string">
            <text:p>U16</text:p>
          </table:table-cell>
          <table:table-cell table:formula="of:=MID([.A91];1;1)" office:value-type="string" office:string-value="Q" calcext:value-type="string">
            <text:p>Q</text:p>
          </table:table-cell>
          <table:table-cell office:value-type="float" office:value="63.099" calcext:value-type="float">
            <text:p>63.10</text:p>
          </table:table-cell>
          <table:table-cell office:value-type="float" office:value="63.734" calcext:value-type="float">
            <text:p>63.73</text:p>
          </table:table-cell>
          <table:table-cell table:style-name="ce4" table:formula="of:=AVERAGE([.D91:.E91])" office:value-type="float" office:value="63.4165" calcext:value-type="float">
            <text:p>63.42</text:p>
          </table:table-cell>
          <table:table-cell office:value-type="float" office:value="50.82" calcext:value-type="float">
            <text:p>50.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INNER_VEL*[.G91]+OUTER_VEL*[.H91]" office:value-type="float" office:value="335.412" calcext:value-type="float">
            <text:p>335.41</text:p>
          </table:table-cell>
          <table:table-cell table:formula="of:=[.I91]*V13_DELAY+[.J91]*V16_DELAY+[.K91]*V18_DELAY" office:value-type="float" office:value="22.2" calcext:value-type="float">
            <text:p>22.20</text:p>
          </table:table-cell>
          <table:table-cell table:formula="of:=[.F91]+[.L91]+[.M91]" office:value-type="float" office:value="421.0285" calcext:value-type="float">
            <text:p>421.03</text:p>
          </table:table-cell>
          <table:table-cell table:formula="of:=IF([.C91]=&quot;Q&quot;;0;1)" office:value-type="float" office:value="0" calcext:value-type="float">
            <text:p>0</text:p>
          </table:table-cell>
          <table:table-cell table:style-name="ce4" table:formula="of:=IF(NOT([.C91] = &quot;Q&quot;);TARGETCA;TARGETQ)" office:value-type="float" office:value="420.6125" calcext:value-type="float">
            <text:p>420.61</text:p>
          </table:table-cell>
          <table:table-cell table:style-name="ce19" table:formula="of:=[.N91]-[.P91]" office:value-type="float" office:value="0.41599999999994" calcext:value-type="float">
            <text:p>0.42</text:p>
          </table:table-cell>
          <table:table-cell table:formula="of:=IF([.C91]=&quot;CA&quot;;CATOL;DQTOL)" office:value-type="float" office:value="15" calcext:value-type="float">
            <text:p>15.00</text:p>
          </table:table-cell>
          <table:table-cell table:formula="of:=IF(ABS([.Q91])&lt;[.R91];&quot;Y&quot;;&quot;N&quot;)" office:value-type="string" office:string-value="Y" calcext:value-type="string">
            <text:p>Y</text:p>
          </table:table-cell>
          <table:table-cell table:formula="of:=([.G91]+[.H91])-[.Q91]/INNER_VEL" office:value-type="float" office:value="50.7569696969697" calcext:value-type="float">
            <text:p>50.76</text:p>
          </table:table-cell>
          <table:table-cell table:formula="of:=([.G91]+[.H91])-[.Q91]/OUTER_VEL" office:value-type="float" office:value="50.7523577235773" calcext:value-type="float">
            <text:p>50.75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1</text:p>
          </table:table-cell>
          <table:table-cell office:value-type="string" calcext:value-type="string">
            <text:p>C14</text:p>
          </table:table-cell>
          <table:table-cell table:formula="of:=MID([.A92];1;1)" office:value-type="string" office:string-value="Q" calcext:value-type="string">
            <text:p>Q</text:p>
          </table:table-cell>
          <table:table-cell table:style-name="ce3" office:value-type="float" office:value="99.311" calcext:value-type="float">
            <text:p>99.31</text:p>
          </table:table-cell>
          <table:table-cell table:style-name="ce3" office:value-type="float" office:value="100.309" calcext:value-type="float">
            <text:p>100.31</text:p>
          </table:table-cell>
          <table:table-cell table:style-name="ce4" table:formula="of:=AVERAGE([.D92:.E92])" office:value-type="float" office:value="99.81" calcext:value-type="float">
            <text:p>99.81</text:p>
          </table:table-cell>
          <table:table-cell office:value-type="float" office:value="32" calcext:value-type="float">
            <text:p>32.00</text:p>
          </table:table-cell>
          <table:table-cell office:value-type="float" office:value="15.76" calcext:value-type="float">
            <text:p>15.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2]+OUTER_VEL*[.H92]" office:value-type="float" office:value="308.124" calcext:value-type="float">
            <text:p>308.12</text:p>
          </table:table-cell>
          <table:table-cell table:formula="of:=[.I92]*V13_DELAY+[.J92]*V16_DELAY+[.K92]*V18_DELAY" office:value-type="float" office:value="15" calcext:value-type="float">
            <text:p>15.00</text:p>
          </table:table-cell>
          <table:table-cell table:formula="of:=[.F92]+[.L92]+[.M92]" office:value-type="float" office:value="422.934" calcext:value-type="float">
            <text:p>422.93</text:p>
          </table:table-cell>
          <table:table-cell table:formula="of:=IF([.C92]=&quot;Q&quot;;0;1)" office:value-type="float" office:value="0" calcext:value-type="float">
            <text:p>0</text:p>
          </table:table-cell>
          <table:table-cell table:style-name="ce4" table:formula="of:=IF(NOT([.C92] = &quot;Q&quot;);TARGETCA;TARGETQ)" office:value-type="float" office:value="420.6125" calcext:value-type="float">
            <text:p>420.61</text:p>
          </table:table-cell>
          <table:table-cell table:style-name="ce19" table:formula="of:=[.N92]-[.P92]" office:value-type="float" office:value="2.32150000000001" calcext:value-type="float">
            <text:p>2.32</text:p>
          </table:table-cell>
          <table:table-cell table:formula="of:=IF([.C92]=&quot;CA&quot;;CATOL;DQTOL)" office:value-type="float" office:value="15" calcext:value-type="float">
            <text:p>15.00</text:p>
          </table:table-cell>
          <table:table-cell table:formula="of:=IF(ABS([.Q92])&lt;[.R92];&quot;Y&quot;;&quot;N&quot;)" office:value-type="string" office:string-value="Y" calcext:value-type="string">
            <text:p>Y</text:p>
          </table:table-cell>
          <table:table-cell table:formula="of:=([.G92]+[.H92])-[.Q92]/INNER_VEL" office:value-type="float" office:value="47.4082575757576" calcext:value-type="float">
            <text:p>47.41</text:p>
          </table:table-cell>
          <table:table-cell table:formula="of:=([.G92]+[.H92])-[.Q92]/OUTER_VEL" office:value-type="float" office:value="47.3825203252032" calcext:value-type="float">
            <text:p>47.38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2</text:p>
          </table:table-cell>
          <table:table-cell office:value-type="string" calcext:value-type="string">
            <text:p>A16</text:p>
          </table:table-cell>
          <table:table-cell table:formula="of:=MID([.A93];1;1)" office:value-type="string" office:string-value="Q" calcext:value-type="string">
            <text:p>Q</text:p>
          </table:table-cell>
          <table:table-cell table:style-name="ce3" office:value-type="float" office:value="120.625" calcext:value-type="float">
            <text:p>120.63</text:p>
          </table:table-cell>
          <table:table-cell table:style-name="ce3" office:value-type="float" office:value="121.837" calcext:value-type="float">
            <text:p>121.84</text:p>
          </table:table-cell>
          <table:table-cell table:style-name="ce4" table:formula="of:=AVERAGE([.D93:.E93])" office:value-type="float" office:value="121.231" calcext:value-type="float">
            <text:p>121.23</text:p>
          </table:table-cell>
          <table:table-cell office:value-type="float" office:value="34.33" calcext:value-type="float">
            <text:p>34.33</text:p>
          </table:table-cell>
          <table:table-cell office:value-type="float" office:value="10.28" calcext:value-type="float">
            <text:p>10.2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NNER_VEL*[.G93]+OUTER_VEL*[.H93]" office:value-type="float" office:value="289.8" calcext:value-type="float">
            <text:p>289.80</text:p>
          </table:table-cell>
          <table:table-cell table:formula="of:=[.I93]*V13_DELAY+[.J93]*V16_DELAY+[.K93]*V18_DELAY" office:value-type="float" office:value="22.2" calcext:value-type="float">
            <text:p>22.20</text:p>
          </table:table-cell>
          <table:table-cell table:formula="of:=[.F93]+[.L93]+[.M93]" office:value-type="float" office:value="433.231" calcext:value-type="float">
            <text:p>433.23</text:p>
          </table:table-cell>
          <table:table-cell table:formula="of:=IF([.C93]=&quot;Q&quot;;0;1)" office:value-type="float" office:value="0" calcext:value-type="float">
            <text:p>0</text:p>
          </table:table-cell>
          <table:table-cell table:style-name="ce4" table:formula="of:=IF(NOT([.C93] = &quot;Q&quot;);TARGETCA;TARGETQ)" office:value-type="float" office:value="420.6125" calcext:value-type="float">
            <text:p>420.61</text:p>
          </table:table-cell>
          <table:table-cell table:style-name="ce19" table:formula="of:=[.N93]-[.P93]" office:value-type="float" office:value="12.6184999999999" calcext:value-type="float">
            <text:p>12.62</text:p>
          </table:table-cell>
          <table:table-cell table:formula="of:=IF([.C93]=&quot;CA&quot;;CATOL;DQTOL)" office:value-type="float" office:value="15" calcext:value-type="float">
            <text:p>15.00</text:p>
          </table:table-cell>
          <table:table-cell table:formula="of:=IF(ABS([.Q93])&lt;[.R93];&quot;Y&quot;;&quot;N&quot;)" office:value-type="string" office:string-value="Y" calcext:value-type="string">
            <text:p>Y</text:p>
          </table:table-cell>
          <table:table-cell table:formula="of:=([.G93]+[.H93])-[.Q93]/INNER_VEL" office:value-type="float" office:value="42.6981060606061" calcext:value-type="float">
            <text:p>42.70</text:p>
          </table:table-cell>
          <table:table-cell table:formula="of:=([.G93]+[.H93])-[.Q93]/OUTER_VEL" office:value-type="float" office:value="42.5582113821138" calcext:value-type="float">
            <text:p>42.5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3</text:p>
          </table:table-cell>
          <table:table-cell office:value-type="string" calcext:value-type="string">
            <text:p>A13</text:p>
          </table:table-cell>
          <table:table-cell table:formula="of:=MID([.A94];1;1)" office:value-type="string" office:string-value="Q" calcext:value-type="string">
            <text:p>Q</text:p>
          </table:table-cell>
          <table:table-cell table:style-name="ce3" office:value-type="float" office:value="128.176" calcext:value-type="float">
            <text:p>128.18</text:p>
          </table:table-cell>
          <table:table-cell table:style-name="ce3" office:value-type="float" office:value="129.464" calcext:value-type="float">
            <text:p>129.46</text:p>
          </table:table-cell>
          <table:table-cell table:style-name="ce4" table:formula="of:=AVERAGE([.D94:.E94])" office:value-type="float" office:value="128.82" calcext:value-type="float">
            <text:p>128.82</text:p>
          </table:table-cell>
          <table:table-cell office:value-type="float" office:value="30.02" calcext:value-type="float">
            <text:p>30.02</text:p>
          </table:table-cell>
          <table:table-cell office:value-type="float" office:value="15.21" calcext:value-type="float">
            <text:p>15.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4]+OUTER_VEL*[.H94]" office:value-type="float" office:value="291.6735" calcext:value-type="float">
            <text:p>291.67</text:p>
          </table:table-cell>
          <table:table-cell table:formula="of:=[.I94]*V13_DELAY+[.J94]*V16_DELAY+[.K94]*V18_DELAY" office:value-type="float" office:value="15" calcext:value-type="float">
            <text:p>15.00</text:p>
          </table:table-cell>
          <table:table-cell table:formula="of:=[.F94]+[.L94]+[.M94]" office:value-type="float" office:value="435.4935" calcext:value-type="float">
            <text:p>435.49</text:p>
          </table:table-cell>
          <table:table-cell table:formula="of:=IF([.C94]=&quot;Q&quot;;0;1)" office:value-type="float" office:value="0" calcext:value-type="float">
            <text:p>0</text:p>
          </table:table-cell>
          <table:table-cell table:style-name="ce4" table:formula="of:=IF(NOT([.C94] = &quot;Q&quot;);TARGETCA;TARGETQ)" office:value-type="float" office:value="420.6125" calcext:value-type="float">
            <text:p>420.61</text:p>
          </table:table-cell>
          <table:table-cell table:style-name="ce19" table:formula="of:=[.N94]-[.P94]" office:value-type="float" office:value="14.881" calcext:value-type="float">
            <text:p>14.88</text:p>
          </table:table-cell>
          <table:table-cell table:formula="of:=IF([.C94]=&quot;CA&quot;;CATOL;DQTOL)" office:value-type="float" office:value="15" calcext:value-type="float">
            <text:p>15.00</text:p>
          </table:table-cell>
          <table:table-cell table:formula="of:=IF(ABS([.Q94])&lt;[.R94];&quot;Y&quot;;&quot;N&quot;)" office:value-type="string" office:string-value="Y" calcext:value-type="string">
            <text:p>Y</text:p>
          </table:table-cell>
          <table:table-cell table:formula="of:=([.G94]+[.H94])-[.Q94]/INNER_VEL" office:value-type="float" office:value="42.975303030303" calcext:value-type="float">
            <text:p>42.98</text:p>
          </table:table-cell>
          <table:table-cell table:formula="of:=([.G94]+[.H94])-[.Q94]/OUTER_VEL" office:value-type="float" office:value="42.810325203252" calcext:value-type="float">
            <text:p>42.8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4</text:p>
          </table:table-cell>
          <table:table-cell office:value-type="string" calcext:value-type="string">
            <text:p>A14</text:p>
          </table:table-cell>
          <table:table-cell table:formula="of:=MID([.A95];1;1)" office:value-type="string" office:string-value="Q" calcext:value-type="string">
            <text:p>Q</text:p>
          </table:table-cell>
          <table:table-cell table:style-name="ce3" office:value-type="float" office:value="128.901" calcext:value-type="float">
            <text:p>128.90</text:p>
          </table:table-cell>
          <table:table-cell table:style-name="ce3" office:value-type="float" office:value="130.197" calcext:value-type="float">
            <text:p>130.20</text:p>
          </table:table-cell>
          <table:table-cell table:style-name="ce4" table:formula="of:=AVERAGE([.D95:.E95])" office:value-type="float" office:value="129.549" calcext:value-type="float">
            <text:p>129.55</text:p>
          </table:table-cell>
          <table:table-cell office:value-type="float" office:value="31.33" calcext:value-type="float">
            <text:p>31.33</text:p>
          </table:table-cell>
          <table:table-cell office:value-type="float" office:value="10.49" calcext:value-type="float">
            <text:p>10.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5]+OUTER_VEL*[.H95]" office:value-type="float" office:value="271.2915" calcext:value-type="float">
            <text:p>271.29</text:p>
          </table:table-cell>
          <table:table-cell table:formula="of:=[.I95]*V13_DELAY+[.J95]*V16_DELAY+[.K95]*V18_DELAY" office:value-type="float" office:value="15" calcext:value-type="float">
            <text:p>15.00</text:p>
          </table:table-cell>
          <table:table-cell table:formula="of:=[.F95]+[.L95]+[.M95]" office:value-type="float" office:value="415.8405" calcext:value-type="float">
            <text:p>415.84</text:p>
          </table:table-cell>
          <table:table-cell table:formula="of:=IF([.C95]=&quot;Q&quot;;0;1)" office:value-type="float" office:value="0" calcext:value-type="float">
            <text:p>0</text:p>
          </table:table-cell>
          <table:table-cell table:style-name="ce4" table:formula="of:=IF(NOT([.C95] = &quot;Q&quot;);TARGETCA;TARGETQ)" office:value-type="float" office:value="420.6125" calcext:value-type="float">
            <text:p>420.61</text:p>
          </table:table-cell>
          <table:table-cell table:style-name="ce19" table:formula="of:=[.N95]-[.P95]" office:value-type="float" office:value="-4.77199999999999" calcext:value-type="float">
            <text:p>-4.77</text:p>
          </table:table-cell>
          <table:table-cell table:formula="of:=IF([.C95]=&quot;CA&quot;;CATOL;DQTOL)" office:value-type="float" office:value="15" calcext:value-type="float">
            <text:p>15.00</text:p>
          </table:table-cell>
          <table:table-cell table:formula="of:=IF(ABS([.Q95])&lt;[.R95];&quot;Y&quot;;&quot;N&quot;)" office:value-type="string" office:string-value="Y" calcext:value-type="string">
            <text:p>Y</text:p>
          </table:table-cell>
          <table:table-cell table:formula="of:=([.G95]+[.H95])-[.Q95]/INNER_VEL" office:value-type="float" office:value="42.5430303030303" calcext:value-type="float">
            <text:p>42.54</text:p>
          </table:table-cell>
          <table:table-cell table:formula="of:=([.G95]+[.H95])-[.Q95]/OUTER_VEL" office:value-type="float" office:value="42.5959349593496" calcext:value-type="float">
            <text:p>42.6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35</text:p>
          </table:table-cell>
          <table:table-cell office:value-type="string" calcext:value-type="string">
            <text:p>B13</text:p>
          </table:table-cell>
          <table:table-cell table:formula="of:=MID([.A96];1;1)" office:value-type="string" office:string-value="Q" calcext:value-type="string">
            <text:p>Q</text:p>
          </table:table-cell>
          <table:table-cell table:style-name="ce3" office:value-type="float" office:value="110.873" calcext:value-type="float">
            <text:p>110.87</text:p>
          </table:table-cell>
          <table:table-cell table:style-name="ce3" office:value-type="float" office:value="111.987" calcext:value-type="float">
            <text:p>111.99</text:p>
          </table:table-cell>
          <table:table-cell table:style-name="ce4" table:formula="of:=AVERAGE([.D96:.E96])" office:value-type="float" office:value="111.43" calcext:value-type="float">
            <text:p>111.43</text:p>
          </table:table-cell>
          <table:table-cell office:value-type="float" office:value="44.77" calcext:value-type="float">
            <text:p>44.7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6]+OUTER_VEL*[.H96]" office:value-type="float" office:value="295.482" calcext:value-type="float">
            <text:p>295.48</text:p>
          </table:table-cell>
          <table:table-cell table:formula="of:=[.I96]*V13_DELAY+[.J96]*V16_DELAY+[.K96]*V18_DELAY" office:value-type="float" office:value="15" calcext:value-type="float">
            <text:p>15.00</text:p>
          </table:table-cell>
          <table:table-cell table:formula="of:=[.F96]+[.L96]+[.M96]" office:value-type="float" office:value="421.912" calcext:value-type="float">
            <text:p>421.91</text:p>
          </table:table-cell>
          <table:table-cell table:formula="of:=IF([.C96]=&quot;Q&quot;;0;1)" office:value-type="float" office:value="0" calcext:value-type="float">
            <text:p>0</text:p>
          </table:table-cell>
          <table:table-cell table:style-name="ce4" table:formula="of:=IF(NOT([.C96] = &quot;Q&quot;);TARGETCA;TARGETQ)" office:value-type="float" office:value="420.6125" calcext:value-type="float">
            <text:p>420.61</text:p>
          </table:table-cell>
          <table:table-cell table:style-name="ce19" table:formula="of:=[.N96]-[.P96]" office:value-type="float" office:value="1.29950000000002" calcext:value-type="float">
            <text:p>1.30</text:p>
          </table:table-cell>
          <table:table-cell table:formula="of:=IF([.C96]=&quot;CA&quot;;CATOL;DQTOL)" office:value-type="float" office:value="15" calcext:value-type="float">
            <text:p>15.00</text:p>
          </table:table-cell>
          <table:table-cell table:formula="of:=IF(ABS([.Q96])&lt;[.R96];&quot;Y&quot;;&quot;N&quot;)" office:value-type="string" office:string-value="Y" calcext:value-type="string">
            <text:p>Y</text:p>
          </table:table-cell>
          <table:table-cell table:formula="of:=([.G96]+[.H96])-[.Q96]/INNER_VEL" office:value-type="float" office:value="44.5731060606061" calcext:value-type="float">
            <text:p>44.57</text:p>
          </table:table-cell>
          <table:table-cell table:formula="of:=([.G96]+[.H96])-[.Q96]/OUTER_VEL" office:value-type="float" office:value="44.5586991869919" calcext:value-type="float">
            <text:p>44.5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J17</text:p>
          </table:table-cell>
          <table:table-cell table:formula="of:=MID([.A97];1;1)" office:value-type="string" office:string-value="Q" calcext:value-type="string">
            <text:p>Q</text:p>
          </table:table-cell>
          <table:table-cell table:style-name="ce3" office:value-type="float" office:value="50.633" calcext:value-type="float">
            <text:p>50.63</text:p>
          </table:table-cell>
          <table:table-cell table:style-name="ce3" office:value-type="float" office:value="51.142" calcext:value-type="float">
            <text:p>51.14</text:p>
          </table:table-cell>
          <table:table-cell table:style-name="ce4" table:formula="of:=AVERAGE([.D97:.E97])" office:value-type="float" office:value="50.8875" calcext:value-type="float">
            <text:p>50.89</text:p>
          </table:table-cell>
          <table:table-cell office:value-type="float" office:value="53.61" calcext:value-type="float">
            <text:p>53.6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97]+OUTER_VEL*[.H97]" office:value-type="float" office:value="353.826" calcext:value-type="float">
            <text:p>353.83</text:p>
          </table:table-cell>
          <table:table-cell table:formula="of:=[.I97]*V13_DELAY+[.J97]*V16_DELAY+[.K97]*V18_DELAY" office:value-type="float" office:value="15" calcext:value-type="float">
            <text:p>15.00</text:p>
          </table:table-cell>
          <table:table-cell table:formula="of:=[.F97]+[.L97]+[.M97]" office:value-type="float" office:value="419.7135" calcext:value-type="float">
            <text:p>419.71</text:p>
          </table:table-cell>
          <table:table-cell table:formula="of:=IF([.C97]=&quot;Q&quot;;0;1)" office:value-type="float" office:value="0" calcext:value-type="float">
            <text:p>0</text:p>
          </table:table-cell>
          <table:table-cell table:style-name="ce4" table:formula="of:=IF(NOT([.C97] = &quot;Q&quot;);TARGETCA;TARGETQ)" office:value-type="float" office:value="420.6125" calcext:value-type="float">
            <text:p>420.61</text:p>
          </table:table-cell>
          <table:table-cell table:style-name="ce19" table:formula="of:=[.N97]-[.P97]" office:value-type="float" office:value="-0.899000000000058" calcext:value-type="float">
            <text:p>-0.90</text:p>
          </table:table-cell>
          <table:table-cell table:formula="of:=IF([.C97]=&quot;CA&quot;;CATOL;DQTOL)" office:value-type="float" office:value="15" calcext:value-type="float">
            <text:p>15.00</text:p>
          </table:table-cell>
          <table:table-cell table:formula="of:=IF(ABS([.Q97])&lt;[.R97];&quot;Y&quot;;&quot;N&quot;)" office:value-type="string" office:string-value="Y" calcext:value-type="string">
            <text:p>Y</text:p>
          </table:table-cell>
          <table:table-cell table:formula="of:=([.G97]+[.H97])-[.Q97]/INNER_VEL" office:value-type="float" office:value="53.7462121212121" calcext:value-type="float">
            <text:p>53.75</text:p>
          </table:table-cell>
          <table:table-cell table:formula="of:=([.G97]+[.H97])-[.Q97]/OUTER_VEL" office:value-type="float" office:value="53.7561788617886" calcext:value-type="float">
            <text:p>53.76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U22</text:p>
          </table:table-cell>
          <table:table-cell table:formula="of:=MID([.A98];1;1)" office:value-type="string" office:string-value="Q" calcext:value-type="string">
            <text:p>Q</text:p>
          </table:table-cell>
          <table:table-cell office:value-type="float" office:value="97.704" calcext:value-type="float">
            <text:p>97.70</text:p>
          </table:table-cell>
          <table:table-cell office:value-type="float" office:value="98.685" calcext:value-type="float">
            <text:p>98.69</text:p>
          </table:table-cell>
          <table:table-cell table:style-name="ce4" table:formula="of:=AVERAGE([.D98:.E98])" office:value-type="float" office:value="98.1945" calcext:value-type="float">
            <text:p>98.19</text:p>
          </table:table-cell>
          <table:table-cell/>
          <table:table-cell office:value-type="float" office:value="52.45" calcext:value-type="float">
            <text:p>52.45</text:p>
          </table:table-cell>
          <table:table-cell table:number-columns-repeated="3"/>
          <table:table-cell table:formula="of:=INNER_VEL*[.G98]+OUTER_VEL*[.H98]" office:value-type="float" office:value="322.5675" calcext:value-type="float">
            <text:p>322.57</text:p>
          </table:table-cell>
          <table:table-cell table:formula="of:=[.I98]*V13_DELAY+[.J98]*V16_DELAY+[.K98]*V18_DELAY" office:value-type="float" office:value="0" calcext:value-type="float">
            <text:p>0.00</text:p>
          </table:table-cell>
          <table:table-cell table:formula="of:=[.F98]+[.L98]+[.M98]" office:value-type="float" office:value="420.762" calcext:value-type="float">
            <text:p>420.76</text:p>
          </table:table-cell>
          <table:table-cell table:formula="of:=IF([.C98]=&quot;Q&quot;;0;1)" office:value-type="float" office:value="0" calcext:value-type="float">
            <text:p>0</text:p>
          </table:table-cell>
          <table:table-cell table:style-name="ce4" table:formula="of:=IF(NOT([.C98] = &quot;Q&quot;);TARGETCA;TARGETQ)" office:value-type="float" office:value="420.6125" calcext:value-type="float">
            <text:p>420.61</text:p>
          </table:table-cell>
          <table:table-cell table:style-name="ce19" table:formula="of:=[.N98]-[.P98]" office:value-type="float" office:value="0.149500000000046" calcext:value-type="float">
            <text:p>0.15</text:p>
          </table:table-cell>
          <table:table-cell table:formula="of:=IF([.C98]=&quot;CA&quot;;CATOL;DQTOL)" office:value-type="float" office:value="15" calcext:value-type="float">
            <text:p>15.00</text:p>
          </table:table-cell>
          <table:table-cell table:formula="of:=IF(ABS([.Q98])&lt;[.R98];&quot;Y&quot;;&quot;N&quot;)" office:value-type="string" office:string-value="Y" calcext:value-type="string">
            <text:p>Y</text:p>
          </table:table-cell>
          <table:table-cell table:formula="of:=([.G98]+[.H98])-[.Q98]/INNER_VEL" office:value-type="float" office:value="52.4273484848485" calcext:value-type="float">
            <text:p>52.43</text:p>
          </table:table-cell>
          <table:table-cell table:formula="of:=([.G98]+[.H98])-[.Q98]/OUTER_VEL" office:value-type="float" office:value="52.4256910569106" calcext:value-type="float">
            <text:p>52.4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V22</text:p>
          </table:table-cell>
          <table:table-cell table:formula="of:=MID([.A99];1;1)" office:value-type="string" office:string-value="Q" calcext:value-type="string">
            <text:p>Q</text:p>
          </table:table-cell>
          <table:table-cell office:value-type="float" office:value="105.736" calcext:value-type="float">
            <text:p>105.74</text:p>
          </table:table-cell>
          <table:table-cell office:value-type="float" office:value="106.798" calcext:value-type="float">
            <text:p>106.80</text:p>
          </table:table-cell>
          <table:table-cell table:style-name="ce4" table:formula="of:=AVERAGE([.D99:.E99])" office:value-type="float" office:value="106.267" calcext:value-type="float">
            <text:p>106.27</text:p>
          </table:table-cell>
          <table:table-cell/>
          <table:table-cell office:value-type="float" office:value="51.08" calcext:value-type="float">
            <text:p>51.08</text:p>
          </table:table-cell>
          <table:table-cell table:number-columns-repeated="3"/>
          <table:table-cell table:formula="of:=INNER_VEL*[.G99]+OUTER_VEL*[.H99]" office:value-type="float" office:value="314.142" calcext:value-type="float">
            <text:p>314.14</text:p>
          </table:table-cell>
          <table:table-cell table:formula="of:=[.I99]*V13_DELAY+[.J99]*V16_DELAY+[.K99]*V18_DELAY" office:value-type="float" office:value="0" calcext:value-type="float">
            <text:p>0.00</text:p>
          </table:table-cell>
          <table:table-cell table:formula="of:=[.F99]+[.L99]+[.M99]" office:value-type="float" office:value="420.409" calcext:value-type="float">
            <text:p>420.41</text:p>
          </table:table-cell>
          <table:table-cell table:formula="of:=IF([.C99]=&quot;Q&quot;;0;1)" office:value-type="float" office:value="0" calcext:value-type="float">
            <text:p>0</text:p>
          </table:table-cell>
          <table:table-cell table:style-name="ce4" table:formula="of:=IF(NOT([.C99] = &quot;Q&quot;);TARGETCA;TARGETQ)" office:value-type="float" office:value="420.6125" calcext:value-type="float">
            <text:p>420.61</text:p>
          </table:table-cell>
          <table:table-cell table:style-name="ce19" table:formula="of:=[.N99]-[.P99]" office:value-type="float" office:value="-0.20350000000002" calcext:value-type="float">
            <text:p>-0.20</text:p>
          </table:table-cell>
          <table:table-cell table:formula="of:=IF([.C99]=&quot;CA&quot;;CATOL;DQTOL)" office:value-type="float" office:value="15" calcext:value-type="float">
            <text:p>15.00</text:p>
          </table:table-cell>
          <table:table-cell table:formula="of:=IF(ABS([.Q99])&lt;[.R99];&quot;Y&quot;;&quot;N&quot;)" office:value-type="string" office:string-value="Y" calcext:value-type="string">
            <text:p>Y</text:p>
          </table:table-cell>
          <table:table-cell table:formula="of:=([.G99]+[.H99])-[.Q99]/INNER_VEL" office:value-type="float" office:value="51.1108333333333" calcext:value-type="float">
            <text:p>51.11</text:p>
          </table:table-cell>
          <table:table-cell table:formula="of:=([.G99]+[.H99])-[.Q99]/OUTER_VEL" office:value-type="float" office:value="51.1130894308943" calcext:value-type="float">
            <text:p>51.11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Y21</text:p>
          </table:table-cell>
          <table:table-cell table:formula="of:=MID([.A100];1;1)" office:value-type="string" office:string-value="Q" calcext:value-type="string">
            <text:p>Q</text:p>
          </table:table-cell>
          <table:table-cell office:value-type="float" office:value="107.52" calcext:value-type="float">
            <text:p>107.52</text:p>
          </table:table-cell>
          <table:table-cell office:value-type="float" office:value="108.6" calcext:value-type="float">
            <text:p>108.60</text:p>
          </table:table-cell>
          <table:table-cell table:style-name="ce4" table:formula="of:=AVERAGE([.D100:.E100])" office:value-type="float" office:value="108.06" calcext:value-type="float">
            <text:p>108.06</text:p>
          </table:table-cell>
          <table:table-cell/>
          <table:table-cell office:value-type="float" office:value="50.82" calcext:value-type="float">
            <text:p>50.82</text:p>
          </table:table-cell>
          <table:table-cell table:number-columns-repeated="3"/>
          <table:table-cell table:formula="of:=INNER_VEL*[.G100]+OUTER_VEL*[.H100]" office:value-type="float" office:value="312.543" calcext:value-type="float">
            <text:p>312.54</text:p>
          </table:table-cell>
          <table:table-cell table:formula="of:=[.I100]*V13_DELAY+[.J100]*V16_DELAY+[.K100]*V18_DELAY" office:value-type="float" office:value="0" calcext:value-type="float">
            <text:p>0.00</text:p>
          </table:table-cell>
          <table:table-cell table:formula="of:=[.F100]+[.L100]+[.M100]" office:value-type="float" office:value="420.603" calcext:value-type="float">
            <text:p>420.60</text:p>
          </table:table-cell>
          <table:table-cell table:formula="of:=IF([.C100]=&quot;Q&quot;;0;1)" office:value-type="float" office:value="0" calcext:value-type="float">
            <text:p>0</text:p>
          </table:table-cell>
          <table:table-cell table:style-name="ce4" table:formula="of:=IF(NOT([.C100] = &quot;Q&quot;);TARGETCA;TARGETQ)" office:value-type="float" office:value="420.6125" calcext:value-type="float">
            <text:p>420.61</text:p>
          </table:table-cell>
          <table:table-cell table:style-name="ce19" table:formula="of:=[.N100]-[.P100]" office:value-type="float" office:value="-0.00950000000000273" calcext:value-type="float">
            <text:p>-0.01</text:p>
          </table:table-cell>
          <table:table-cell table:formula="of:=IF([.C100]=&quot;CA&quot;;CATOL;DQTOL)" office:value-type="float" office:value="15" calcext:value-type="float">
            <text:p>15.00</text:p>
          </table:table-cell>
          <table:table-cell table:formula="of:=IF(ABS([.Q100])&lt;[.R100];&quot;Y&quot;;&quot;N&quot;)" office:value-type="string" office:string-value="Y" calcext:value-type="string">
            <text:p>Y</text:p>
          </table:table-cell>
          <table:table-cell table:formula="of:=([.G100]+[.H100])-[.Q100]/INNER_VEL" office:value-type="float" office:value="50.8214393939394" calcext:value-type="float">
            <text:p>50.82</text:p>
          </table:table-cell>
          <table:table-cell table:formula="of:=([.G100]+[.H100])-[.Q100]/OUTER_VEL" office:value-type="float" office:value="50.8215447154472" calcext:value-type="float">
            <text:p>50.82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AA20</text:p>
          </table:table-cell>
          <table:table-cell table:formula="of:=MID([.A101];1;1)" office:value-type="string" office:string-value="Q" calcext:value-type="string">
            <text:p>Q</text:p>
          </table:table-cell>
          <table:table-cell office:value-type="float" office:value="114.432" calcext:value-type="float">
            <text:p>114.43</text:p>
          </table:table-cell>
          <table:table-cell office:value-type="float" office:value="115.582" calcext:value-type="float">
            <text:p>115.58</text:p>
          </table:table-cell>
          <table:table-cell table:style-name="ce4" table:formula="of:=AVERAGE([.D101:.E101])" office:value-type="float" office:value="115.007" calcext:value-type="float">
            <text:p>115.01</text:p>
          </table:table-cell>
          <table:table-cell/>
          <table:table-cell office:value-type="float" office:value="49.69" calcext:value-type="float">
            <text:p>49.69</text:p>
          </table:table-cell>
          <table:table-cell table:number-columns-repeated="3"/>
          <table:table-cell table:formula="of:=INNER_VEL*[.G101]+OUTER_VEL*[.H101]" office:value-type="float" office:value="305.5935" calcext:value-type="float">
            <text:p>305.59</text:p>
          </table:table-cell>
          <table:table-cell table:formula="of:=[.I101]*V13_DELAY+[.J101]*V16_DELAY+[.K101]*V18_DELAY" office:value-type="float" office:value="0" calcext:value-type="float">
            <text:p>0.00</text:p>
          </table:table-cell>
          <table:table-cell table:formula="of:=[.F101]+[.L101]+[.M101]" office:value-type="float" office:value="420.6005" calcext:value-type="float">
            <text:p>420.60</text:p>
          </table:table-cell>
          <table:table-cell table:formula="of:=IF([.C101]=&quot;Q&quot;;0;1)" office:value-type="float" office:value="0" calcext:value-type="float">
            <text:p>0</text:p>
          </table:table-cell>
          <table:table-cell table:style-name="ce4" table:formula="of:=IF(NOT([.C101] = &quot;Q&quot;);TARGETCA;TARGETQ)" office:value-type="float" office:value="420.6125" calcext:value-type="float">
            <text:p>420.61</text:p>
          </table:table-cell>
          <table:table-cell table:style-name="ce19" table:formula="of:=[.N101]-[.P101]" office:value-type="float" office:value="-0.0120000000000005" calcext:value-type="float">
            <text:p>-0.01</text:p>
          </table:table-cell>
          <table:table-cell table:formula="of:=IF([.C101]=&quot;CA&quot;;CATOL;DQTOL)" office:value-type="float" office:value="15" calcext:value-type="float">
            <text:p>15.00</text:p>
          </table:table-cell>
          <table:table-cell table:formula="of:=IF(ABS([.Q101])&lt;[.R101];&quot;Y&quot;;&quot;N&quot;)" office:value-type="string" office:string-value="Y" calcext:value-type="string">
            <text:p>Y</text:p>
          </table:table-cell>
          <table:table-cell table:formula="of:=([.G101]+[.H101])-[.Q101]/INNER_VEL" office:value-type="float" office:value="49.6918181818182" calcext:value-type="float">
            <text:p>49.69</text:p>
          </table:table-cell>
          <table:table-cell table:formula="of:=([.G101]+[.H101])-[.Q101]/OUTER_VEL" office:value-type="float" office:value="49.6919512195122" calcext:value-type="float">
            <text:p>49.69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9</text:p>
          </table:table-cell>
          <table:table-cell office:value-type="string" calcext:value-type="string">
            <text:p>A19</text:p>
          </table:table-cell>
          <table:table-cell table:formula="of:=MID([.A102];1;1)" office:value-type="string" office:string-value="Q" calcext:value-type="string">
            <text:p>Q</text:p>
          </table:table-cell>
          <table:table-cell table:style-name="ce3" office:value-type="float" office:value="115.482" calcext:value-type="float">
            <text:p>115.48</text:p>
          </table:table-cell>
          <table:table-cell table:style-name="ce3" office:value-type="float" office:value="116.642" calcext:value-type="float">
            <text:p>116.64</text:p>
          </table:table-cell>
          <table:table-cell table:style-name="ce4" table:formula="of:=AVERAGE([.D102:.E102])" office:value-type="float" office:value="116.062" calcext:value-type="float">
            <text:p>116.06</text:p>
          </table:table-cell>
          <table:table-cell office:value-type="float" office:value="43.87" calcext:value-type="float">
            <text:p>43.8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INNER_VEL*[.G102]+OUTER_VEL*[.H102]" office:value-type="float" office:value="289.542" calcext:value-type="float">
            <text:p>289.54</text:p>
          </table:table-cell>
          <table:table-cell table:formula="of:=[.I102]*V13_DELAY+[.J102]*V16_DELAY+[.K102]*V18_DELAY" office:value-type="float" office:value="15" calcext:value-type="float">
            <text:p>15.00</text:p>
          </table:table-cell>
          <table:table-cell table:formula="of:=[.F102]+[.L102]+[.M102]" office:value-type="float" office:value="420.604" calcext:value-type="float">
            <text:p>420.60</text:p>
          </table:table-cell>
          <table:table-cell table:formula="of:=IF([.C102]=&quot;Q&quot;;0;1)" office:value-type="float" office:value="0" calcext:value-type="float">
            <text:p>0</text:p>
          </table:table-cell>
          <table:table-cell table:style-name="ce4" table:formula="of:=IF(NOT([.C102] = &quot;Q&quot;);TARGETCA;TARGETQ)" office:value-type="float" office:value="420.6125" calcext:value-type="float">
            <text:p>420.61</text:p>
          </table:table-cell>
          <table:table-cell table:style-name="ce19" table:formula="of:=[.N102]-[.P102]" office:value-type="float" office:value="-0.00850000000002638" calcext:value-type="float">
            <text:p>-0.01</text:p>
          </table:table-cell>
          <table:table-cell table:formula="of:=IF([.C102]=&quot;CA&quot;;CATOL;DQTOL)" office:value-type="float" office:value="15" calcext:value-type="float">
            <text:p>15.00</text:p>
          </table:table-cell>
          <table:table-cell table:formula="of:=IF(ABS([.Q102])&lt;[.R102];&quot;Y&quot;;&quot;N&quot;)" office:value-type="string" office:string-value="Y" calcext:value-type="string">
            <text:p>Y</text:p>
          </table:table-cell>
          <table:table-cell table:formula="of:=([.G102]+[.H102])-[.Q102]/INNER_VEL" office:value-type="float" office:value="43.8712878787879" calcext:value-type="float">
            <text:p>43.87</text:p>
          </table:table-cell>
          <table:table-cell table:formula="of:=([.G102]+[.H102])-[.Q102]/OUTER_VEL" office:value-type="float" office:value="43.8713821138211" calcext:value-type="float">
            <text:p>43.8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QVLD</text:p>
          </table:table-cell>
          <table:table-cell office:value-type="string" calcext:value-type="string">
            <text:p>H20</text:p>
          </table:table-cell>
          <table:table-cell office:value-type="string" calcext:value-type="string">
            <text:p>Q</text:p>
          </table:table-cell>
          <table:table-cell table:style-name="ce3" office:value-type="float" office:value="83.249" calcext:value-type="float">
            <text:p>83.25</text:p>
          </table:table-cell>
          <table:table-cell table:style-name="ce3" office:value-type="float" office:value="84.086" calcext:value-type="float">
            <text:p>84.09</text:p>
          </table:table-cell>
          <table:table-cell table:style-name="ce4" table:formula="of:=AVERAGE([.D103:.E103])" office:value-type="float" office:value="83.6675" calcext:value-type="float">
            <text:p>83.67</text:p>
          </table:table-cell>
          <table:table-cell/>
          <table:table-cell office:value-type="float" office:value="50.97" calcext:value-type="float">
            <text:p>50.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NNER_VEL*[.G103]+OUTER_VEL*[.H103]" office:value-type="float" office:value="313.4655" calcext:value-type="float">
            <text:p>313.47</text:p>
          </table:table-cell>
          <table:table-cell table:formula="of:=[.I103]*V13_DELAY+[.J103]*V16_DELAY+[.K103]*V18_DELAY" office:value-type="float" office:value="23.4" calcext:value-type="float">
            <text:p>23.40</text:p>
          </table:table-cell>
          <table:table-cell table:formula="of:=[.F103]+[.L103]+[.M103]" office:value-type="float" office:value="420.533" calcext:value-type="float">
            <text:p>420.53</text:p>
          </table:table-cell>
          <table:table-cell table:formula="of:=IF([.C103]=&quot;Q&quot;;0;1)" office:value-type="float" office:value="0" calcext:value-type="float">
            <text:p>0</text:p>
          </table:table-cell>
          <table:table-cell table:style-name="ce4" table:formula="of:=IF(NOT([.C103] = &quot;Q&quot;);TARGETCA;TARGETQ)" office:value-type="float" office:value="420.6125" calcext:value-type="float">
            <text:p>420.61</text:p>
          </table:table-cell>
          <table:table-cell table:style-name="ce19" table:formula="of:=[.N103]-[.P103]" office:value-type="float" office:value="-0.0794999999999959" calcext:value-type="float">
            <text:p>-0.08</text:p>
          </table:table-cell>
          <table:table-cell table:formula="of:=IF([.C103]=&quot;CA&quot;;CATOL;DQTOL)" office:value-type="float" office:value="15" calcext:value-type="float">
            <text:p>15.00</text:p>
          </table:table-cell>
          <table:table-cell table:formula="of:=IF(ABS([.Q103])&lt;[.R103];&quot;Y&quot;;&quot;N&quot;)" office:value-type="string" office:string-value="Y" calcext:value-type="string">
            <text:p>Y</text:p>
          </table:table-cell>
          <table:table-cell table:formula="of:=([.G103]+[.H103])-[.Q103]/INNER_VEL" office:value-type="float" office:value="50.9820454545455" calcext:value-type="float">
            <text:p>50.98</text:p>
          </table:table-cell>
          <table:table-cell table:formula="of:=([.G103]+[.H103])-[.Q103]/OUTER_VEL" office:value-type="float" office:value="50.9829268292683" calcext:value-type="float">
            <text:p>50.98</text:p>
          </table:table-cell>
          <table:table-cell table:number-columns-repeated="16363"/>
        </table:table-row>
        <table:table-row table:style-name="ro1">
          <table:table-cell table:number-columns-repeated="3"/>
          <table:table-cell table:style-name="Default" table:number-columns-repeated="13"/>
          <table:table-cell table:style-name="ce9"/>
          <table:table-cell table:style-name="Default"/>
          <table:table-cell table:style-name="ce12"/>
          <table:table-cell table:style-name="Default" table:number-columns-repeated="2"/>
          <table:table-cell table:number-columns-repeated="16363"/>
        </table:table-row>
        <table:table-row table:style-name="ro1" table:number-rows-repeated="104847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Traces.Q1:Traces.Q54 Traces.Q56:Traces.Q104">
            <calcext:condition calcext:apply-style-name="CASHORT" calcext:value="&lt;-CATOL" calcext:base-cell-address="Traces.Q1"/>
            <calcext:condition calcext:apply-style-name="DQSHORT" calcext:value="&lt;-DQTOL" calcext:base-cell-address="Traces.Q1"/>
            <calcext:condition calcext:apply-style-name="Good" calcext:value="between(-DQTOL,DQTOL)" calcext:base-cell-address="Traces.Q1"/>
            <calcext:condition calcext:apply-style-name="DQLONG" calcext:value="&gt;DQTOL" calcext:base-cell-address="Traces.Q1"/>
            <calcext:condition calcext:apply-style-name="CALONG" calcext:value="&gt;CATOL" calcext:base-cell-address="Traces.Q1"/>
          </calcext:conditional-format>
          <calcext:conditional-format calcext:target-range-address="Traces.S1:Traces.S54 Traces.S56:Traces.S1048576">
            <calcext:condition calcext:apply-style-name="Good" calcext:value="=&quot;Y&quot;" calcext:base-cell-address="Traces.S1"/>
            <calcext:condition calcext:apply-style-name="Bad" calcext:value="=&quot;N&quot;" calcext:base-cell-address="Traces.S1"/>
          </calcext:conditional-format>
          <calcext:conditional-format calcext:target-range-address="Traces.Y19:Traces.Y19">
            <calcext:condition calcext:apply-style-name="Good" calcext:value="=&quot;OK&quot;" calcext:base-cell-address="Traces.Y19"/>
            <calcext:condition calcext:apply-style-name="Bad" calcext:value="!=&quot;OK&quot;" calcext:base-cell-address="Traces.Y19"/>
          </calcext:conditional-format>
        </calcext:conditional-formats>
      </table:table>
      <table:table table:name="Constants" table:style-name="ta1">
        <table:table-column table:style-name="co20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Outer ps/mm</text:p>
          </table:table-cell>
          <table:table-cell table:formula="of:=123/20" office:value-type="float" office:value="6.15" calcext:value-type="float">
            <text:p>6.15</text:p>
          </table:table-cell>
        </table:table-row>
        <table:table-row table:style-name="ro1">
          <table:table-cell office:value-type="string" calcext:value-type="string">
            <text:p>Inner ps/mm</text:p>
          </table:table-cell>
          <table:table-cell table:formula="of:=132/20" office:value-type="float" office:value="6.6" calcext:value-type="float">
            <text:p>6.60</text:p>
          </table:table-cell>
        </table:table-row>
        <table:table-row table:style-name="ro1">
          <table:table-cell office:value-type="string" calcext:value-type="string">
            <text:p>V1-3 ps</text:p>
          </table:table-cell>
          <table:table-cell office:value-type="float" office:value="7.5" calcext:value-type="float">
            <text:p>7.50</text:p>
          </table:table-cell>
        </table:table-row>
        <table:table-row table:style-name="ro1">
          <table:table-cell office:value-type="string" calcext:value-type="string">
            <text:p>V1-6 ps</text:p>
          </table:table-cell>
          <table:table-cell office:value-type="float" office:value="11.1" calcext:value-type="float">
            <text:p>11.10</text:p>
          </table:table-cell>
        </table:table-row>
        <table:table-row table:style-name="ro1">
          <table:table-cell office:value-type="string" calcext:value-type="string">
            <text:p>V1-8 ps</text:p>
          </table:table-cell>
          <table:table-cell office:value-type="float" office:value="11.7" calcext:value-type="float">
            <text:p>11.70</text:p>
          </table:table-cell>
        </table:table-row>
        <table:table-row table:style-name="ro1">
          <table:table-cell office:value-type="string" calcext:value-type="string">
            <text:p>V3-6 ps</text:p>
          </table:table-cell>
          <table:table-cell/>
        </table:table-row>
        <table:table-row table:style-name="ro1">
          <table:table-cell office:value-type="string" calcext:value-type="string">
            <text:p>V3-8 ps</text:p>
          </table:table-cell>
          <table:table-cell office:value-type="float" office:value="11.1" calcext:value-type="float">
            <text:p>11.10</text:p>
          </table:table-cell>
        </table:table-row>
        <table:table-row table:style-name="ro1">
          <table:table-cell office:value-type="string" calcext:value-type="string">
            <text:p>V6-8 ps</text:p>
          </table:table-cell>
          <table:table-cell office:value-type="float" office:value="7.5" calcext:value-type="float">
            <text:p>7.50</text:p>
          </table:table-cell>
        </table:table-row>
        <table:table-row table:style-name="ro1">
          <table:table-cell office:value-type="string" calcext:value-type="string">
            <text:p>CA tolerance</text:p>
          </table:table-cell>
          <table:table-cell office:value-type="float" office:value="50" calcext:value-type="float">
            <text:p>50.00</text:p>
          </table:table-cell>
        </table:table-row>
        <table:table-row table:style-name="ro1">
          <table:table-cell office:value-type="string" calcext:value-type="string">
            <text:p>DQ tolerance</text:p>
          </table:table-cell>
          <table:table-cell office:value-type="float" office:value="15" calcext:value-type="float">
            <text:p>15.00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AVGCA" table:base-cell-address="$Traces.$T$7" table:cell-range-address="$Traces.$Y$8"/>
        <table:named-range table:name="CATOL" table:base-cell-address="$Constants.$B$9" table:cell-range-address="$Constants.$B$9"/>
        <table:named-range table:name="DQTOL" table:base-cell-address="$Constants.$B$10" table:cell-range-address="$Constants.$B$10"/>
        <table:named-range table:name="INNER_VEL" table:base-cell-address="$Constants.$B$2" table:cell-range-address="$Constants.$B$2"/>
        <table:named-range table:name="MIDCA" table:base-cell-address="$Traces.$T$7" table:cell-range-address="$Traces.$Y$8"/>
        <table:named-range table:name="MIDQ" table:base-cell-address="$Traces.$T$8" table:cell-range-address="$Traces.$Y$9"/>
        <table:named-range table:name="OUTER_VEL" table:base-cell-address="$Constants.$B$1" table:cell-range-address="$Constants.$B$1"/>
        <table:named-range table:name="TARGETCA" table:base-cell-address="$Traces.$T$10" table:cell-range-address="$Traces.$Y$11"/>
        <table:named-range table:name="TARGETQ" table:base-cell-address="$Traces.$T$12" table:cell-range-address="$Traces.$Y$12"/>
        <table:named-range table:name="V13_DELAY" table:base-cell-address="$Constants.$B$3" table:cell-range-address="$Constants.$B$3"/>
        <table:named-range table:name="V16_DELAY" table:base-cell-address="$Constants.$B$4" table:cell-range-address="$Constants.$B$4"/>
        <table:named-range table:name="V18_DELAY" table:base-cell-address="$Constants.$B$5" table:cell-range-address="$Constants.$B$5"/>
      </table:named-expressions>
      <table:database-ranges>
        <table:database-range table:name="__Anonymous_Sheet_DB__0" table:target-range-address="Traces.A1:Traces.U103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SHORT" style:family="table-cell" style:parent-style-name="Default">
      <style:table-cell-properties fo:background-color="#00ccff"/>
    </style:style>
    <style:style style:name="DQSHORT" style:family="table-cell" style:parent-style-name="Default">
      <style:table-cell-properties fo:background-color="#66ccff"/>
    </style:style>
    <style:style style:name="DQLONG" style:family="table-cell" style:parent-style-name="Default">
      <style:table-cell-properties fo:background-color="#ff9999"/>
    </style:style>
    <style:style style:name="CALONG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00:09:25.558720463</meta:creation-date>
    <meta:generator>LibreOffice/7.4.5.1$Linux_X86_64 LibreOffice_project/40$Build-1</meta:generator>
    <dc:date>2023-06-15T22:35:00.566947934</dc:date>
    <meta:editing-duration>P1DT22H30M54S</meta:editing-duration>
    <meta:editing-cycles>212</meta:editing-cycles>
    <meta:document-statistic meta:table-count="2" meta:cell-count="1888" meta:object-count="0"/>
  </office:meta>
</office:document-meta>
</file>